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74pt"/>
    </style:style>
    <style:style style:name="co3" style:family="table-column">
      <style:table-column-properties fo:break-before="auto" style:column-width="181.64pt"/>
    </style:style>
    <style:style style:name="co4" style:family="table-column">
      <style:table-column-properties fo:break-before="auto" style:column-width="122.94pt"/>
    </style:style>
    <style:style style:name="co5" style:family="table-column">
      <style:table-column-properties fo:break-before="auto" style:column-width="254.21pt"/>
    </style:style>
    <style:style style:name="co6" style:family="table-column">
      <style:table-column-properties fo:break-before="auto" style:column-width="72.79pt"/>
    </style:style>
    <style:style style:name="co7" style:family="table-column">
      <style:table-column-properties fo:break-before="auto" style:column-width="135.3pt"/>
    </style:style>
    <style:style style:name="co8" style:family="table-column">
      <style:table-column-properties fo:break-before="auto" style:column-width="74.35pt"/>
    </style:style>
    <style:style style:name="co9" style:family="table-column">
      <style:table-column-properties fo:break-before="auto" style:column-width="257.3pt"/>
    </style:style>
    <style:style style:name="co10" style:family="table-column">
      <style:table-column-properties fo:break-before="auto" style:column-width="130.71pt"/>
    </style:style>
    <style:style style:name="co11" style:family="table-column">
      <style:table-column-properties fo:break-before="auto" style:column-width="75.86pt"/>
    </style:style>
    <style:style style:name="co12" style:family="table-column">
      <style:table-column-properties fo:break-before="auto" style:column-width="55.05pt"/>
    </style:style>
    <style:style style:name="co13" style:family="table-column">
      <style:table-column-properties fo:break-before="auto" style:column-width="86.71pt"/>
    </style:style>
    <style:style style:name="co14" style:family="table-column">
      <style:table-column-properties fo:break-before="auto" style:column-width="51.96pt"/>
    </style:style>
    <style:style style:name="co15" style:family="table-column">
      <style:table-column-properties fo:break-before="auto" style:column-width="68.94pt"/>
    </style:style>
    <style:style style:name="co16" style:family="table-column">
      <style:table-column-properties fo:break-before="auto" style:column-width="183.2pt"/>
    </style:style>
    <style:style style:name="co17" style:family="table-column">
      <style:table-column-properties fo:break-before="auto" style:column-width="30.36pt"/>
    </style:style>
    <style:style style:name="co18" style:family="table-column">
      <style:table-column-properties fo:break-before="auto" style:column-width="43.46pt"/>
    </style:style>
    <style:style style:name="co19" style:family="table-column">
      <style:table-column-properties fo:break-before="auto" style:column-width="146.1pt"/>
    </style:style>
    <style:style style:name="co20" style:family="table-column">
      <style:table-column-properties fo:break-before="auto" style:column-width="89.01pt"/>
    </style:style>
    <style:style style:name="co21" style:family="table-column">
      <style:table-column-properties fo:break-before="auto" style:column-width="65.85pt"/>
    </style:style>
    <style:style style:name="co22" style:family="table-column">
      <style:table-column-properties fo:break-before="auto" style:column-width="178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66ccff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fo:background-color="#66ccff" style:text-align-source="fix" style:repeat-content="false" fo:border="0.06pt solid #000000"/>
      <style:paragraph-properties fo:text-align="center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</office:automatic-styles>
  <office:body>
    <office:spreadsheet>
      <table:calculation-settings table:automatic-find-labels="false"/>
      <table:table table:name="UMFT601A" table:style-name="ta1">
        <table:table-column table:style-name="co1" table:default-cell-style-name="Default"/>
        <table:table-column table:style-name="co2" table:number-columns-repeated="2" table:default-cell-style-name="ce3"/>
        <table:table-column table:style-name="co2" table:default-cell-style-name="ce4"/>
        <table:table-column table:style-name="co3" table:default-cell-style-name="ce3"/>
        <table:table-column table:style-name="co2" table:default-cell-style-name="ce3"/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HSMC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UMFT601A</text:p>
          </table:table-cell>
          <table:covered-table-cell table:style-name="ce2"/>
          <table:table-cell/>
        </table:table-row>
        <table:table-row table:style-name="ro1">
          <table:table-cell/>
          <table:table-cell table:style-name="ce2" office:value-type="string" calcext:value-type="string">
            <text:p>Pin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Pin#</text:p>
          </table:table-cell>
          <table:table-cell table:style-name="ce2" office:value-type="string" calcext:value-type="string">
            <text:p>Name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LKIN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D_CLK (FIFO bus clock,FT601 output)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D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ATA0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D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ATA16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D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ATA1</text:p>
          </table:table-cell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D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DATA17</text:p>
          </table:table-cell>
          <table:table-cell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D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ATA2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D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ATA18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D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DATA3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D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ATA19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D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DATA4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D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ATA20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D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ATA5</text:p>
          </table:table-cell>
          <table:table-cell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D1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DATA21</text:p>
          </table:table-cell>
          <table:table-cell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D1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ATA6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D1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DATA22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D1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DATA7</text:p>
          </table:table-cell>
          <table:table-cell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D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ATA23</text:p>
          </table:table-cell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D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ATA8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D1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DATA24</text:p>
          </table:table-cell>
          <table:table-cell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D1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ATA9</text:p>
          </table:table-cell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D1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ATA25</text:p>
          </table:table-cell>
          <table:table-cell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D2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DATA10</text:p>
          </table:table-cell>
          <table:table-cell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D2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DATA26</text:p>
          </table:table-cell>
          <table:table-cell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D2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DATA11</text:p>
          </table:table-cell>
          <table:table-cell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D2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DATA27</text:p>
          </table:table-cell>
          <table:table-cell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D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DATA12</text:p>
          </table:table-cell>
          <table:table-cell table:style-name="Default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D2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DATA28</text:p>
          </table:table-cell>
          <table:table-cell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D2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DATA13</text:p>
          </table:table-cell>
          <table:table-cell table:style-name="Default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D2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ATA29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D2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DATA14</text:p>
          </table:table-cell>
          <table:table-cell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D2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ATA30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D3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DATA15</text:p>
          </table:table-cell>
          <table:table-cell table:style-name="Default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D3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DATA31</text:p>
          </table:table-cell>
          <table:table-cell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D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_N_0</text:p>
          </table:table-cell>
          <table:table-cell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D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XE_N</text:p>
          </table:table-cell>
          <table:table-cell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D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_N_1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D4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XF_N</text:p>
          </table:table-cell>
          <table:table-cell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D4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E_N_2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D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WU_N</text:p>
          </table:table-cell>
          <table:table-cell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D4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_N_3</text:p>
          </table:table-cell>
          <table:table-cell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D4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R_N</text:p>
          </table:table-cell>
          <table:table-cell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D4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PIO_1(Optional, default: <text:s/>OPEN)</text:p>
          </table:table-cell>
          <table:table-cell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D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D_N</text:p>
          </table:table-cell>
          <table:table-cell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D5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PIO_0(Optional, default: <text:s/>OPEN)</text:p>
          </table:table-cell>
          <table:table-cell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D5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E_N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D5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SET_N</text:p>
          </table:table-cell>
          <table:table-cell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D5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ake up_N (Optional, default: <text:s/>OPEN)</text:p>
          </table:table-cell>
          <table:table-cell/>
        </table:table-row>
      </table:table>
      <table:table table:name="C5G UG" table:style-name="ta1">
        <table:table-column table:style-name="co1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row table:style-name="ro1"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Schematic Signal Name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I/O Standard</text:p>
          </table:table-cell>
          <table:table-cell table:style-name="ce7" office:value-type="string" calcext:value-type="string">
            <text:p>Cyclone V GX Pin Number</text:p>
          </table:table-cell>
        </table:table-row>
        <table:table-row table:style-name="ro1">
          <table:table-cell/>
          <table:table-cell office:value-type="string" calcext:value-type="string">
            <text:p>HSMC_CLKIN0</text:p>
          </table:table-cell>
          <table:table-cell office:value-type="string" calcext:value-type="string">
            <text:p>Dedicated clock input</text:p>
          </table:table-cell>
          <table:table-cell office:value-type="string" calcext:value-type="string">
            <text:p>2.5-V</text:p>
          </table:table-cell>
          <table:table-cell office:value-type="string" calcext:value-type="string">
            <text:p>PIN_N9</text:p>
          </table:table-cell>
        </table:table-row>
        <table:table-row table:style-name="ro1">
          <table:table-cell/>
          <table:table-cell office:value-type="string" calcext:value-type="string">
            <text:p>HSMC_CLKIN_n1</text:p>
          </table:table-cell>
          <table:table-cell office:value-type="string" calcext:value-type="string">
            <text:p>LVDS RX or CMOS I/O or differential clock input</text:p>
          </table:table-cell>
          <table:table-cell office:value-type="string" calcext:value-type="string">
            <text:p>2.5-V or LVDS</text:p>
          </table:table-cell>
          <table:table-cell office:value-type="string" calcext:value-type="string">
            <text:p>PIN_G14</text:p>
          </table:table-cell>
        </table:table-row>
        <table:table-row table:style-name="ro1">
          <table:table-cell/>
          <table:table-cell office:value-type="string" calcext:value-type="string">
            <text:p>HSMC_CLKIN_n2</text:p>
          </table:table-cell>
          <table:table-cell office:value-type="string" calcext:value-type="string">
            <text:p>LVDS RX or CMOS I/O or differential clock input</text:p>
          </table:table-cell>
          <table:table-cell office:value-type="string" calcext:value-type="string">
            <text:p>2.5-V or LVDS</text:p>
          </table:table-cell>
          <table:table-cell office:value-type="string" calcext:value-type="string">
            <text:p>PIN_K9</text:p>
          </table:table-cell>
        </table:table-row>
        <table:table-row table:style-name="ro1">
          <table:table-cell/>
          <table:table-cell office:value-type="string" calcext:value-type="string">
            <text:p>HSMC_CLKIN_p1</text:p>
          </table:table-cell>
          <table:table-cell office:value-type="string" calcext:value-type="string">
            <text:p>LVDS RX or CMOS I/O or differential clock input</text:p>
          </table:table-cell>
          <table:table-cell office:value-type="string" calcext:value-type="string">
            <text:p>2.5-V or LVDS</text:p>
          </table:table-cell>
          <table:table-cell office:value-type="string" calcext:value-type="string">
            <text:p>PIN_G15</text:p>
          </table:table-cell>
        </table:table-row>
        <table:table-row table:style-name="ro1">
          <table:table-cell/>
          <table:table-cell office:value-type="string" calcext:value-type="string">
            <text:p>HSMC_CLKIN_p2</text:p>
          </table:table-cell>
          <table:table-cell office:value-type="string" calcext:value-type="string">
            <text:p>LVDS RX or CMOS I/O or differential clock input</text:p>
          </table:table-cell>
          <table:table-cell office:value-type="string" calcext:value-type="string">
            <text:p>2.5-V or LVDS</text:p>
          </table:table-cell>
          <table:table-cell office:value-type="string" calcext:value-type="string">
            <text:p>PIN_L8</text:p>
          </table:table-cell>
        </table:table-row>
        <table:table-row table:style-name="ro1">
          <table:table-cell/>
          <table:table-cell office:value-type="string" calcext:value-type="string">
            <text:p>HSMC_CLKOUT0</text:p>
          </table:table-cell>
          <table:table-cell office:value-type="string" calcext:value-type="string">
            <text:p>Dedicated clock output</text:p>
          </table:table-cell>
          <table:table-cell office:value-type="string" calcext:value-type="string">
            <text:p>2.5-V</text:p>
          </table:table-cell>
          <table:table-cell office:value-type="string" calcext:value-type="string">
            <text:p>PIN_A7</text:p>
          </table:table-cell>
        </table:table-row>
        <table:table-row table:style-name="ro1">
          <table:table-cell/>
          <table:table-cell office:value-type="string" calcext:value-type="string">
            <text:p>HSMC_CLKOUT_n1</text:p>
          </table:table-cell>
          <table:table-cell office:value-type="string" calcext:value-type="string">
            <text:p>LVDS TX or CMOS I/O or differential clock input/output</text:p>
          </table:table-cell>
          <table:table-cell office:value-type="string" calcext:value-type="string">
            <text:p>2.5-V or LVDS</text:p>
          </table:table-cell>
          <table:table-cell office:value-type="string" calcext:value-type="string">
            <text:p>PIN_A18</text:p>
          </table:table-cell>
        </table:table-row>
        <table:table-row table:style-name="ro1">
          <table:table-cell/>
          <table:table-cell office:value-type="string" calcext:value-type="string">
            <text:p>HSMC_CLKOUT_n2</text:p>
          </table:table-cell>
          <table:table-cell office:value-type="string" calcext:value-type="string">
            <text:p>LVDS TX or CMOS I/O or differential clock input/output</text:p>
          </table:table-cell>
          <table:table-cell office:value-type="string" calcext:value-type="string">
            <text:p>2.5-V or LVDS</text:p>
          </table:table-cell>
          <table:table-cell office:value-type="string" calcext:value-type="string">
            <text:p>PIN_A16</text:p>
          </table:table-cell>
        </table:table-row>
        <table:table-row table:style-name="ro1">
          <table:table-cell/>
          <table:table-cell office:value-type="string" calcext:value-type="string">
            <text:p>HSMC_CLKOUT_p1</text:p>
          </table:table-cell>
          <table:table-cell office:value-type="string" calcext:value-type="string">
            <text:p>LVDS TX or CMOS I/O or differential clock input/output</text:p>
          </table:table-cell>
          <table:table-cell office:value-type="string" calcext:value-type="string">
            <text:p>2.5-V or LVDS</text:p>
          </table:table-cell>
          <table:table-cell office:value-type="string" calcext:value-type="string">
            <text:p>PIN_A19</text:p>
          </table:table-cell>
        </table:table-row>
        <table:table-row table:style-name="ro1">
          <table:table-cell/>
          <table:table-cell office:value-type="string" calcext:value-type="string">
            <text:p>HSMC_CLKOUT_p2</text:p>
          </table:table-cell>
          <table:table-cell office:value-type="string" calcext:value-type="string">
            <text:p>LVDS TX or CMOS I/O or differential clock input/output</text:p>
          </table:table-cell>
          <table:table-cell office:value-type="string" calcext:value-type="string">
            <text:p>2.5-V or LVDS</text:p>
          </table:table-cell>
          <table:table-cell office:value-type="string" calcext:value-type="string">
            <text:p>PIN_A17</text:p>
          </table:table-cell>
        </table:table-row>
        <table:table-row table:style-name="ro1">
          <table:table-cell/>
          <table:table-cell office:value-type="string" calcext:value-type="string">
            <text:p>HSMC_D0</text:p>
          </table:table-cell>
          <table:table-cell office:value-type="string" calcext:value-type="string">
            <text:p>LVDS TX or CMOS I/O</text:p>
          </table:table-cell>
          <table:table-cell office:value-type="string" calcext:value-type="string">
            <text:p>2.5-V</text:p>
          </table:table-cell>
          <table:table-cell office:value-type="string" calcext:value-type="string">
            <text:p>PIN_D11</text:p>
          </table:table-cell>
        </table:table-row>
        <table:table-row table:style-name="ro1">
          <table:table-cell/>
          <table:table-cell office:value-type="string" calcext:value-type="string">
            <text:p>HSMC_D1</text:p>
          </table:table-cell>
          <table:table-cell office:value-type="string" calcext:value-type="string">
            <text:p>LVDS RX or CMOS I/O</text:p>
          </table:table-cell>
          <table:table-cell office:value-type="string" calcext:value-type="string">
            <text:p>2.5-V</text:p>
          </table:table-cell>
          <table:table-cell office:value-type="string" calcext:value-type="string">
            <text:p>PIN_H14</text:p>
          </table:table-cell>
        </table:table-row>
        <table:table-row table:style-name="ro1">
          <table:table-cell/>
          <table:table-cell office:value-type="string" calcext:value-type="string">
            <text:p>HSMC_D2</text:p>
          </table:table-cell>
          <table:table-cell office:value-type="string" calcext:value-type="string">
            <text:p>LVDS TX or CMOS I/O</text:p>
          </table:table-cell>
          <table:table-cell office:value-type="string" calcext:value-type="string">
            <text:p>2.5-V</text:p>
          </table:table-cell>
          <table:table-cell office:value-type="string" calcext:value-type="string">
            <text:p>PIN_D12</text:p>
          </table:table-cell>
        </table:table-row>
        <table:table-row table:style-name="ro1">
          <table:table-cell/>
          <table:table-cell office:value-type="string" calcext:value-type="string">
            <text:p>HSMC_D3</text:p>
          </table:table-cell>
          <table:table-cell office:value-type="string" calcext:value-type="string">
            <text:p>LVDS RX or CMOS I/O</text:p>
          </table:table-cell>
          <table:table-cell office:value-type="string" calcext:value-type="string">
            <text:p>2.5-V</text:p>
          </table:table-cell>
          <table:table-cell office:value-type="string" calcext:value-type="string">
            <text:p>PIN_H13</text:p>
          </table:table-cell>
        </table:table-row>
        <table:table-row table:style-name="ro1">
          <table:table-cell/>
          <table:table-cell office:value-type="string" calcext:value-type="string">
            <text:p>I2C_SCL</text:p>
          </table:table-cell>
          <table:table-cell office:value-type="string" calcext:value-type="string">
            <text:p>I2C Bus Clock</text:p>
          </table:table-cell>
          <table:table-cell office:value-type="string" calcext:value-type="string">
            <text:p>2.5-V</text:p>
          </table:table-cell>
          <table:table-cell office:value-type="string" calcext:value-type="string">
            <text:p>PIN_B7</text:p>
          </table:table-cell>
        </table:table-row>
        <table:table-row table:style-name="ro1">
          <table:table-cell/>
          <table:table-cell office:value-type="string" calcext:value-type="string">
            <text:p>I2C_SDA</text:p>
          </table:table-cell>
          <table:table-cell office:value-type="string" calcext:value-type="string">
            <text:p>I2C Bus Data</text:p>
          </table:table-cell>
          <table:table-cell office:value-type="string" calcext:value-type="string">
            <text:p>2.5-V</text:p>
          </table:table-cell>
          <table:table-cell office:value-type="string" calcext:value-type="string">
            <text:p>PIN_G11</text:p>
          </table:table-cell>
        </table:table-row>
        <table:table-row table:style-name="ro1">
          <table:table-cell/>
          <table:table-cell office:value-type="string" calcext:value-type="string">
            <text:p>HSMC_GXB_RX_p0</text:p>
          </table:table-cell>
          <table:table-cell office:value-type="string" calcext:value-type="string">
            <text:p>Transceiver RX bit 0</text:p>
          </table:table-cell>
          <table:table-cell office:value-type="string" calcext:value-type="string">
            <text:p>1.5-V PCML</text:p>
          </table:table-cell>
          <table:table-cell office:value-type="string" calcext:value-type="string">
            <text:p>PIN_AD2</text:p>
          </table:table-cell>
        </table:table-row>
        <table:table-row table:style-name="ro1">
          <table:table-cell/>
          <table:table-cell office:value-type="string" calcext:value-type="string">
            <text:p>HSMC_GXB_RX_p1</text:p>
          </table:table-cell>
          <table:table-cell office:value-type="string" calcext:value-type="string">
            <text:p>Transceiver RX bit 1</text:p>
          </table:table-cell>
          <table:table-cell office:value-type="string" calcext:value-type="string">
            <text:p>1.5-V PCML</text:p>
          </table:table-cell>
          <table:table-cell office:value-type="string" calcext:value-type="string">
            <text:p>PIN_AB2</text:p>
          </table:table-cell>
        </table:table-row>
        <table:table-row table:style-name="ro1">
          <table:table-cell/>
          <table:table-cell office:value-type="string" calcext:value-type="string">
            <text:p>HSMC_GXB_RX_p2</text:p>
          </table:table-cell>
          <table:table-cell office:value-type="string" calcext:value-type="string">
            <text:p>Transceiver RX bit 2</text:p>
          </table:table-cell>
          <table:table-cell office:value-type="string" calcext:value-type="string">
            <text:p>1.5-V PCML</text:p>
          </table:table-cell>
          <table:table-cell office:value-type="string" calcext:value-type="string">
            <text:p>PIN_Y2</text:p>
          </table:table-cell>
        </table:table-row>
        <table:table-row table:style-name="ro1">
          <table:table-cell/>
          <table:table-cell office:value-type="string" calcext:value-type="string">
            <text:p>HSMC_GXB_RX_p3</text:p>
          </table:table-cell>
          <table:table-cell office:value-type="string" calcext:value-type="string">
            <text:p>Transceiver RX bit 3</text:p>
          </table:table-cell>
          <table:table-cell office:value-type="string" calcext:value-type="string">
            <text:p>1.5-V PCML</text:p>
          </table:table-cell>
          <table:table-cell office:value-type="string" calcext:value-type="string">
            <text:p>PIN_V2</text:p>
          </table:table-cell>
        </table:table-row>
        <table:table-row table:style-name="ro1">
          <table:table-cell/>
          <table:table-cell office:value-type="string" calcext:value-type="string">
            <text:p>HSMC_GXB_TX_p0</text:p>
          </table:table-cell>
          <table:table-cell office:value-type="string" calcext:value-type="string">
            <text:p>Transceiver TX bit 0</text:p>
          </table:table-cell>
          <table:table-cell office:value-type="string" calcext:value-type="string">
            <text:p>1.5-V PCML</text:p>
          </table:table-cell>
          <table:table-cell office:value-type="string" calcext:value-type="string">
            <text:p>PIN_AE4</text:p>
          </table:table-cell>
        </table:table-row>
        <table:table-row table:style-name="ro1">
          <table:table-cell/>
          <table:table-cell office:value-type="string" calcext:value-type="string">
            <text:p>HSMC_GXB_TX_p1</text:p>
          </table:table-cell>
          <table:table-cell office:value-type="string" calcext:value-type="string">
            <text:p>Transceiver TX bit 1</text:p>
          </table:table-cell>
          <table:table-cell office:value-type="string" calcext:value-type="string">
            <text:p>1.5-V PCML</text:p>
          </table:table-cell>
          <table:table-cell office:value-type="string" calcext:value-type="string">
            <text:p>PIN_AC4</text:p>
          </table:table-cell>
        </table:table-row>
        <table:table-row table:style-name="ro1">
          <table:table-cell/>
          <table:table-cell office:value-type="string" calcext:value-type="string">
            <text:p>HSMC_GXB_TX_p2</text:p>
          </table:table-cell>
          <table:table-cell office:value-type="string" calcext:value-type="string">
            <text:p>Transceiver TX bit 2</text:p>
          </table:table-cell>
          <table:table-cell office:value-type="string" calcext:value-type="string">
            <text:p>1.5-V PCML</text:p>
          </table:table-cell>
          <table:table-cell office:value-type="string" calcext:value-type="string">
            <text:p>PIN_AA4</text:p>
          </table:table-cell>
        </table:table-row>
        <table:table-row table:style-name="ro1">
          <table:table-cell/>
          <table:table-cell office:value-type="string" calcext:value-type="string">
            <text:p>HSMC_GXB_TX_p3</text:p>
          </table:table-cell>
          <table:table-cell office:value-type="string" calcext:value-type="string">
            <text:p>Transceiver TX bit 3</text:p>
          </table:table-cell>
          <table:table-cell office:value-type="string" calcext:value-type="string">
            <text:p>1.5-V PCML</text:p>
          </table:table-cell>
          <table:table-cell office:value-type="string" calcext:value-type="string">
            <text:p>PIN_W4</text:p>
          </table:table-cell>
        </table:table-row>
        <table:table-row table:style-name="ro1">
          <table:table-cell/>
          <table:table-cell office:value-type="string" calcext:value-type="string">
            <text:p>HSMC_GXB_RX_n0</text:p>
          </table:table-cell>
          <table:table-cell office:value-type="string" calcext:value-type="string">
            <text:p>Transceiver RX bit 0</text:p>
          </table:table-cell>
          <table:table-cell office:value-type="string" calcext:value-type="string">
            <text:p>1.5-V PCML</text:p>
          </table:table-cell>
          <table:table-cell office:value-type="string" calcext:value-type="string">
            <text:p>PIN_AD1</text:p>
          </table:table-cell>
        </table:table-row>
        <table:table-row table:style-name="ro1">
          <table:table-cell/>
          <table:table-cell office:value-type="string" calcext:value-type="string">
            <text:p>HSMC_GXB_RX_n1</text:p>
          </table:table-cell>
          <table:table-cell office:value-type="string" calcext:value-type="string">
            <text:p>Transceiver RX bit 1</text:p>
          </table:table-cell>
          <table:table-cell office:value-type="string" calcext:value-type="string">
            <text:p>1.5-V PCML</text:p>
          </table:table-cell>
          <table:table-cell office:value-type="string" calcext:value-type="string">
            <text:p>PIN_AB1</text:p>
          </table:table-cell>
        </table:table-row>
        <table:table-row table:style-name="ro1">
          <table:table-cell/>
          <table:table-cell office:value-type="string" calcext:value-type="string">
            <text:p>HSMC_GXB_RX_n2</text:p>
          </table:table-cell>
          <table:table-cell office:value-type="string" calcext:value-type="string">
            <text:p>Transceiver RX bit 2</text:p>
          </table:table-cell>
          <table:table-cell office:value-type="string" calcext:value-type="string">
            <text:p>1.5-V PCML</text:p>
          </table:table-cell>
          <table:table-cell office:value-type="string" calcext:value-type="string">
            <text:p>PIN_Y1</text:p>
          </table:table-cell>
        </table:table-row>
        <table:table-row table:style-name="ro1">
          <table:table-cell/>
          <table:table-cell office:value-type="string" calcext:value-type="string">
            <text:p>HSMC_GXB_RX_n3</text:p>
          </table:table-cell>
          <table:table-cell office:value-type="string" calcext:value-type="string">
            <text:p>Transceiver RX bit 3</text:p>
          </table:table-cell>
          <table:table-cell office:value-type="string" calcext:value-type="string">
            <text:p>1.5-V PCML</text:p>
          </table:table-cell>
          <table:table-cell office:value-type="string" calcext:value-type="string">
            <text:p>PIN_V1</text:p>
          </table:table-cell>
        </table:table-row>
        <table:table-row table:style-name="ro1">
          <table:table-cell/>
          <table:table-cell office:value-type="string" calcext:value-type="string">
            <text:p>HSMC_GXB_TX_n0</text:p>
          </table:table-cell>
          <table:table-cell office:value-type="string" calcext:value-type="string">
            <text:p>Transceiver TX bit 0</text:p>
          </table:table-cell>
          <table:table-cell office:value-type="string" calcext:value-type="string">
            <text:p>1.5-V PCML</text:p>
          </table:table-cell>
          <table:table-cell office:value-type="string" calcext:value-type="string">
            <text:p>PIN_AE3</text:p>
          </table:table-cell>
        </table:table-row>
        <table:table-row table:style-name="ro1">
          <table:table-cell/>
          <table:table-cell office:value-type="string" calcext:value-type="string">
            <text:p>HSMC_GXB_TX_n1</text:p>
          </table:table-cell>
          <table:table-cell office:value-type="string" calcext:value-type="string">
            <text:p>Transceiver TX bit 1</text:p>
          </table:table-cell>
          <table:table-cell office:value-type="string" calcext:value-type="string">
            <text:p>1.5-V PCML</text:p>
          </table:table-cell>
          <table:table-cell office:value-type="string" calcext:value-type="string">
            <text:p>PIN_AC3</text:p>
          </table:table-cell>
        </table:table-row>
        <table:table-row table:style-name="ro1">
          <table:table-cell/>
          <table:table-cell office:value-type="string" calcext:value-type="string">
            <text:p>HSMC_GXB_TX_n2</text:p>
          </table:table-cell>
          <table:table-cell office:value-type="string" calcext:value-type="string">
            <text:p>Transceiver TX bit 2</text:p>
          </table:table-cell>
          <table:table-cell office:value-type="string" calcext:value-type="string">
            <text:p>1.5-V PCML</text:p>
          </table:table-cell>
          <table:table-cell office:value-type="string" calcext:value-type="string">
            <text:p>PIN_AA3</text:p>
          </table:table-cell>
        </table:table-row>
        <table:table-row table:style-name="ro1">
          <table:table-cell/>
          <table:table-cell office:value-type="string" calcext:value-type="string">
            <text:p>HSMC_GXB_TX_n3</text:p>
          </table:table-cell>
          <table:table-cell office:value-type="string" calcext:value-type="string">
            <text:p>Transceiver TX bit 3</text:p>
          </table:table-cell>
          <table:table-cell office:value-type="string" calcext:value-type="string">
            <text:p>1.5-V PCML</text:p>
          </table:table-cell>
          <table:table-cell office:value-type="string" calcext:value-type="string">
            <text:p>PIN_W3</text:p>
          </table:table-cell>
        </table:table-row>
        <table:table-row table:style-name="ro1">
          <table:table-cell/>
          <table:table-cell office:value-type="string" calcext:value-type="string">
            <text:p>HSMC_RX_n0</text:p>
          </table:table-cell>
          <table:table-cell office:value-type="string" calcext:value-type="string">
            <text:p>LVDS RX bit 0n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M12</text:p>
          </table:table-cell>
        </table:table-row>
        <table:table-row table:style-name="ro1">
          <table:table-cell/>
          <table:table-cell office:value-type="string" calcext:value-type="string">
            <text:p>HSMC_RX_n1</text:p>
          </table:table-cell>
          <table:table-cell office:value-type="string" calcext:value-type="string">
            <text:p>LVDS RX bit 1n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L11</text:p>
          </table:table-cell>
        </table:table-row>
        <table:table-row table:style-name="ro1">
          <table:table-cell/>
          <table:table-cell office:value-type="string" calcext:value-type="string">
            <text:p>HSMC_RX_n2</text:p>
          </table:table-cell>
          <table:table-cell office:value-type="string" calcext:value-type="string">
            <text:p>LVDS RX bit 2n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H17</text:p>
          </table:table-cell>
        </table:table-row>
        <table:table-row table:style-name="ro1">
          <table:table-cell/>
          <table:table-cell office:value-type="string" calcext:value-type="string">
            <text:p>HSMC_RX_n3</text:p>
          </table:table-cell>
          <table:table-cell office:value-type="string" calcext:value-type="string">
            <text:p>LVDS RX bit 3n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K11</text:p>
          </table:table-cell>
        </table:table-row>
        <table:table-row table:style-name="ro1">
          <table:table-cell/>
          <table:table-cell office:value-type="string" calcext:value-type="string">
            <text:p>HSMC_RX_n4</text:p>
          </table:table-cell>
          <table:table-cell office:value-type="string" calcext:value-type="string">
            <text:p>LVDS RX bit 4n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J16</text:p>
          </table:table-cell>
        </table:table-row>
        <table:table-row table:style-name="ro1">
          <table:table-cell/>
          <table:table-cell office:value-type="string" calcext:value-type="string">
            <text:p>HSMC_RX_n5</text:p>
          </table:table-cell>
          <table:table-cell office:value-type="string" calcext:value-type="string">
            <text:p>LVDS RX bit 5n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J11</text:p>
          </table:table-cell>
        </table:table-row>
        <table:table-row table:style-name="ro1">
          <table:table-cell/>
          <table:table-cell office:value-type="string" calcext:value-type="string">
            <text:p>HSMC_RX_n6</text:p>
          </table:table-cell>
          <table:table-cell office:value-type="string" calcext:value-type="string">
            <text:p>LVDS RX bit 6n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G17</text:p>
          </table:table-cell>
        </table:table-row>
        <table:table-row table:style-name="ro1">
          <table:table-cell/>
          <table:table-cell office:value-type="string" calcext:value-type="string">
            <text:p>HSMC_RX_n7</text:p>
          </table:table-cell>
          <table:table-cell office:value-type="string" calcext:value-type="string">
            <text:p>LVDS RX bit 7n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F12</text:p>
          </table:table-cell>
        </table:table-row>
        <table:table-row table:style-name="ro1">
          <table:table-cell/>
          <table:table-cell office:value-type="string" calcext:value-type="string">
            <text:p>HSMC_RX_n8</text:p>
          </table:table-cell>
          <table:table-cell office:value-type="string" calcext:value-type="string">
            <text:p>LVDS RX bit 8n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F18</text:p>
          </table:table-cell>
        </table:table-row>
        <table:table-row table:style-name="ro1">
          <table:table-cell/>
          <table:table-cell office:value-type="string" calcext:value-type="string">
            <text:p>HSMC_RX_n9</text:p>
          </table:table-cell>
          <table:table-cell office:value-type="string" calcext:value-type="string">
            <text:p>LVDS RX bit 9n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E15</text:p>
          </table:table-cell>
        </table:table-row>
        <table:table-row table:style-name="ro1">
          <table:table-cell/>
          <table:table-cell office:value-type="string" calcext:value-type="string">
            <text:p>HSMC_RX_n10</text:p>
          </table:table-cell>
          <table:table-cell office:value-type="string" calcext:value-type="string">
            <text:p>LVDS RX bit 10n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D13</text:p>
          </table:table-cell>
        </table:table-row>
        <table:table-row table:style-name="ro1">
          <table:table-cell/>
          <table:table-cell office:value-type="string" calcext:value-type="string">
            <text:p>HSMC_RX_n11</text:p>
          </table:table-cell>
          <table:table-cell office:value-type="string" calcext:value-type="string">
            <text:p>LVDS RX bit 11n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D15</text:p>
          </table:table-cell>
        </table:table-row>
        <table:table-row table:style-name="ro1">
          <table:table-cell/>
          <table:table-cell office:value-type="string" calcext:value-type="string">
            <text:p>HSMC_RX_n12</text:p>
          </table:table-cell>
          <table:table-cell office:value-type="string" calcext:value-type="string">
            <text:p>LVDS RX bit 12n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D16</text:p>
          </table:table-cell>
        </table:table-row>
        <table:table-row table:style-name="ro1">
          <table:table-cell/>
          <table:table-cell office:value-type="string" calcext:value-type="string">
            <text:p>HSMC_RX_n13</text:p>
          </table:table-cell>
          <table:table-cell office:value-type="string" calcext:value-type="string">
            <text:p>LVDS RX bit 13n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D17</text:p>
          </table:table-cell>
        </table:table-row>
        <table:table-row table:style-name="ro1">
          <table:table-cell/>
          <table:table-cell office:value-type="string" calcext:value-type="string">
            <text:p>HSMC_RX_n14</text:p>
          </table:table-cell>
          <table:table-cell office:value-type="string" calcext:value-type="string">
            <text:p>LVDS RX bit 14n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E19</text:p>
          </table:table-cell>
        </table:table-row>
        <table:table-row table:style-name="ro1">
          <table:table-cell/>
          <table:table-cell office:value-type="string" calcext:value-type="string">
            <text:p>HSMC_RX_n15</text:p>
          </table:table-cell>
          <table:table-cell office:value-type="string" calcext:value-type="string">
            <text:p>LVDS RX bit 15n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D20</text:p>
          </table:table-cell>
        </table:table-row>
        <table:table-row table:style-name="ro1">
          <table:table-cell/>
          <table:table-cell office:value-type="string" calcext:value-type="string">
            <text:p>HSMC_RX_n16</text:p>
          </table:table-cell>
          <table:table-cell office:value-type="string" calcext:value-type="string">
            <text:p>LVDS RX bit 16n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A24</text:p>
          </table:table-cell>
        </table:table-row>
        <table:table-row table:style-name="ro1">
          <table:table-cell/>
          <table:table-cell office:value-type="string" calcext:value-type="string">
            <text:p>HSMC_RX_p0</text:p>
          </table:table-cell>
          <table:table-cell office:value-type="string" calcext:value-type="string">
            <text:p>LVDS RX bit 0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N12</text:p>
          </table:table-cell>
        </table:table-row>
        <table:table-row table:style-name="ro1">
          <table:table-cell/>
          <table:table-cell office:value-type="string" calcext:value-type="string">
            <text:p>HSMC_RX_p1</text:p>
          </table:table-cell>
          <table:table-cell office:value-type="string" calcext:value-type="string">
            <text:p>LVDS RX bit 1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M11</text:p>
          </table:table-cell>
        </table:table-row>
        <table:table-row table:style-name="ro1">
          <table:table-cell/>
          <table:table-cell office:value-type="string" calcext:value-type="string">
            <text:p>HSMC_RX_p2</text:p>
          </table:table-cell>
          <table:table-cell office:value-type="string" calcext:value-type="string">
            <text:p>LVDS RX bit 2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H18</text:p>
          </table:table-cell>
        </table:table-row>
        <table:table-row table:style-name="ro1">
          <table:table-cell/>
          <table:table-cell office:value-type="string" calcext:value-type="string">
            <text:p>HSMC_RX_p3</text:p>
          </table:table-cell>
          <table:table-cell office:value-type="string" calcext:value-type="string">
            <text:p>LVDS RX bit 3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L12</text:p>
          </table:table-cell>
        </table:table-row>
        <table:table-row table:style-name="ro1">
          <table:table-cell/>
          <table:table-cell office:value-type="string" calcext:value-type="string">
            <text:p>HSMC_RX_p4</text:p>
          </table:table-cell>
          <table:table-cell office:value-type="string" calcext:value-type="string">
            <text:p>LVDS RX bit 4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H15</text:p>
          </table:table-cell>
        </table:table-row>
        <table:table-row table:style-name="ro1">
          <table:table-cell/>
          <table:table-cell office:value-type="string" calcext:value-type="string">
            <text:p>HSMC_RX_p5</text:p>
          </table:table-cell>
          <table:table-cell office:value-type="string" calcext:value-type="string">
            <text:p>LVDS RX bit 5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J12</text:p>
          </table:table-cell>
        </table:table-row>
        <table:table-row table:style-name="ro1">
          <table:table-cell/>
          <table:table-cell office:value-type="string" calcext:value-type="string">
            <text:p>HSMC_RX_p6</text:p>
          </table:table-cell>
          <table:table-cell office:value-type="string" calcext:value-type="string">
            <text:p>LVDS RX bit 6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G16</text:p>
          </table:table-cell>
        </table:table-row>
        <table:table-row table:style-name="ro1">
          <table:table-cell/>
          <table:table-cell office:value-type="string" calcext:value-type="string">
            <text:p>HSMC_RX_p7</text:p>
          </table:table-cell>
          <table:table-cell office:value-type="string" calcext:value-type="string">
            <text:p>LVDS RX bit 7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G12</text:p>
          </table:table-cell>
        </table:table-row>
        <table:table-row table:style-name="ro1">
          <table:table-cell/>
          <table:table-cell office:value-type="string" calcext:value-type="string">
            <text:p>HSMC_RX_p8</text:p>
          </table:table-cell>
          <table:table-cell office:value-type="string" calcext:value-type="string">
            <text:p>LVDS RX bit 8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E18</text:p>
          </table:table-cell>
        </table:table-row>
        <table:table-row table:style-name="ro1">
          <table:table-cell/>
          <table:table-cell office:value-type="string" calcext:value-type="string">
            <text:p>HSMC_RX_p9</text:p>
          </table:table-cell>
          <table:table-cell office:value-type="string" calcext:value-type="string">
            <text:p>LVDS RX bit 9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F16</text:p>
          </table:table-cell>
        </table:table-row>
        <table:table-row table:style-name="ro1">
          <table:table-cell/>
          <table:table-cell office:value-type="string" calcext:value-type="string">
            <text:p>HSMC_RX_p10</text:p>
          </table:table-cell>
          <table:table-cell office:value-type="string" calcext:value-type="string">
            <text:p>LVDS RX bit 10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E13</text:p>
          </table:table-cell>
        </table:table-row>
        <table:table-row table:style-name="ro1">
          <table:table-cell/>
          <table:table-cell office:value-type="string" calcext:value-type="string">
            <text:p>HSMC_RX_p11</text:p>
          </table:table-cell>
          <table:table-cell office:value-type="string" calcext:value-type="string">
            <text:p>LVDS RX bit 11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C14</text:p>
          </table:table-cell>
        </table:table-row>
        <table:table-row table:style-name="ro1">
          <table:table-cell/>
          <table:table-cell office:value-type="string" calcext:value-type="string">
            <text:p>HSMC_RX_p12</text:p>
          </table:table-cell>
          <table:table-cell office:value-type="string" calcext:value-type="string">
            <text:p>LVDS RX bit 12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E16</text:p>
          </table:table-cell>
        </table:table-row>
        <table:table-row table:style-name="ro1">
          <table:table-cell/>
          <table:table-cell office:value-type="string" calcext:value-type="string">
            <text:p>HSMC_RX_p13</text:p>
          </table:table-cell>
          <table:table-cell office:value-type="string" calcext:value-type="string">
            <text:p>LVDS RX bit 13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D18</text:p>
          </table:table-cell>
        </table:table-row>
        <table:table-row table:style-name="ro1">
          <table:table-cell/>
          <table:table-cell office:value-type="string" calcext:value-type="string">
            <text:p>HSMC_RX_p14</text:p>
          </table:table-cell>
          <table:table-cell office:value-type="string" calcext:value-type="string">
            <text:p>LVDS RX bit 14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E20</text:p>
          </table:table-cell>
        </table:table-row>
        <table:table-row table:style-name="ro1">
          <table:table-cell/>
          <table:table-cell office:value-type="string" calcext:value-type="string">
            <text:p>HSMC_RX_p15</text:p>
          </table:table-cell>
          <table:table-cell office:value-type="string" calcext:value-type="string">
            <text:p>LVDS RX bit 15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D21</text:p>
          </table:table-cell>
        </table:table-row>
        <table:table-row table:style-name="ro1">
          <table:table-cell/>
          <table:table-cell office:value-type="string" calcext:value-type="string">
            <text:p>HSMC_RX_p16</text:p>
          </table:table-cell>
          <table:table-cell office:value-type="string" calcext:value-type="string">
            <text:p>LVDS RX bit 16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B24</text:p>
          </table:table-cell>
        </table:table-row>
        <table:table-row table:style-name="ro1">
          <table:table-cell/>
          <table:table-cell office:value-type="string" calcext:value-type="string">
            <text:p>HSMC_TX_n0</text:p>
          </table:table-cell>
          <table:table-cell office:value-type="string" calcext:value-type="string">
            <text:p>LVDS TX bit 0n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E11</text:p>
          </table:table-cell>
        </table:table-row>
        <table:table-row table:style-name="ro1">
          <table:table-cell/>
          <table:table-cell office:value-type="string" calcext:value-type="string">
            <text:p>HSMC_TX_n1</text:p>
          </table:table-cell>
          <table:table-cell office:value-type="string" calcext:value-type="string">
            <text:p>LVDS TX bit 1n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B9</text:p>
          </table:table-cell>
        </table:table-row>
        <table:table-row table:style-name="ro1">
          <table:table-cell/>
          <table:table-cell office:value-type="string" calcext:value-type="string">
            <text:p>HSMC_TX_n2</text:p>
          </table:table-cell>
          <table:table-cell office:value-type="string" calcext:value-type="string">
            <text:p>LVDS TX bit 2n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C10</text:p>
          </table:table-cell>
        </table:table-row>
        <table:table-row table:style-name="ro1">
          <table:table-cell/>
          <table:table-cell office:value-type="string" calcext:value-type="string">
            <text:p>HSMC_TX_n3</text:p>
          </table:table-cell>
          <table:table-cell office:value-type="string" calcext:value-type="string">
            <text:p>LVDS TX bit 3n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B11</text:p>
          </table:table-cell>
        </table:table-row>
        <table:table-row table:style-name="ro1">
          <table:table-cell/>
          <table:table-cell office:value-type="string" calcext:value-type="string">
            <text:p>HSMC_TX_n4</text:p>
          </table:table-cell>
          <table:table-cell office:value-type="string" calcext:value-type="string">
            <text:p>LVDS TX bit 4n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A11</text:p>
          </table:table-cell>
        </table:table-row>
        <table:table-row table:style-name="ro1">
          <table:table-cell/>
          <table:table-cell office:value-type="string" calcext:value-type="string">
            <text:p>HSMC_TX_n5</text:p>
          </table:table-cell>
          <table:table-cell office:value-type="string" calcext:value-type="string">
            <text:p>LVDS TX bit 5n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B19</text:p>
          </table:table-cell>
        </table:table-row>
        <table:table-row table:style-name="ro1">
          <table:table-cell/>
          <table:table-cell office:value-type="string" calcext:value-type="string">
            <text:p>HSMC_TX_n6</text:p>
          </table:table-cell>
          <table:table-cell office:value-type="string" calcext:value-type="string">
            <text:p>LVDS TX bit 6n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C15</text:p>
          </table:table-cell>
        </table:table-row>
        <table:table-row table:style-name="ro1">
          <table:table-cell/>
          <table:table-cell office:value-type="string" calcext:value-type="string">
            <text:p>HSMC_TX_n7</text:p>
          </table:table-cell>
          <table:table-cell office:value-type="string" calcext:value-type="string">
            <text:p>LVDS TX bit 7n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A21</text:p>
          </table:table-cell>
        </table:table-row>
        <table:table-row table:style-name="ro1">
          <table:table-cell/>
          <table:table-cell office:value-type="string" calcext:value-type="string">
            <text:p>HSMC_TX_n8</text:p>
          </table:table-cell>
          <table:table-cell office:value-type="string" calcext:value-type="string">
            <text:p>LVDS TX bit 8n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C12</text:p>
          </table:table-cell>
        </table:table-row>
        <table:table-row table:style-name="ro1">
          <table:table-cell/>
          <table:table-cell office:value-type="string" calcext:value-type="string">
            <text:p>HSMC_TX_n9</text:p>
          </table:table-cell>
          <table:table-cell office:value-type="string" calcext:value-type="string">
            <text:p>LVDS TX bit 9n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A9</text:p>
          </table:table-cell>
        </table:table-row>
        <table:table-row table:style-name="ro1">
          <table:table-cell/>
          <table:table-cell office:value-type="string" calcext:value-type="string">
            <text:p>HSMC_TX_n10</text:p>
          </table:table-cell>
          <table:table-cell office:value-type="string" calcext:value-type="string">
            <text:p>LVDS TX bit 10n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A13</text:p>
          </table:table-cell>
        </table:table-row>
        <table:table-row table:style-name="ro1">
          <table:table-cell/>
          <table:table-cell office:value-type="string" calcext:value-type="string">
            <text:p>HSMC_TX_n11</text:p>
          </table:table-cell>
          <table:table-cell office:value-type="string" calcext:value-type="string">
            <text:p>LVDS TX bit 11n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C22</text:p>
          </table:table-cell>
        </table:table-row>
        <table:table-row table:style-name="ro1">
          <table:table-cell/>
          <table:table-cell office:value-type="string" calcext:value-type="string">
            <text:p>HSMC_TX_n12</text:p>
          </table:table-cell>
          <table:table-cell office:value-type="string" calcext:value-type="string">
            <text:p>LVDS TX bit 12n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B14</text:p>
          </table:table-cell>
        </table:table-row>
        <table:table-row table:style-name="ro1">
          <table:table-cell/>
          <table:table-cell office:value-type="string" calcext:value-type="string">
            <text:p>HSMC_TX_n13</text:p>
          </table:table-cell>
          <table:table-cell office:value-type="string" calcext:value-type="string">
            <text:p>LVDS TX bit 13n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A22</text:p>
          </table:table-cell>
        </table:table-row>
        <table:table-row table:style-name="ro1">
          <table:table-cell/>
          <table:table-cell office:value-type="string" calcext:value-type="string">
            <text:p>HSMC_TX_n14</text:p>
          </table:table-cell>
          <table:table-cell office:value-type="string" calcext:value-type="string">
            <text:p>LVDS TX bit 14n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B17</text:p>
          </table:table-cell>
        </table:table-row>
        <table:table-row table:style-name="ro1">
          <table:table-cell/>
          <table:table-cell office:value-type="string" calcext:value-type="string">
            <text:p>HSMC_TX_n15</text:p>
          </table:table-cell>
          <table:table-cell office:value-type="string" calcext:value-type="string">
            <text:p>LVDS TX bit 15n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C18</text:p>
          </table:table-cell>
        </table:table-row>
        <table:table-row table:style-name="ro1">
          <table:table-cell/>
          <table:table-cell office:value-type="string" calcext:value-type="string">
            <text:p>HSMC_TX_n16</text:p>
          </table:table-cell>
          <table:table-cell office:value-type="string" calcext:value-type="string">
            <text:p>LVDS TX bit 16n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B20</text:p>
          </table:table-cell>
        </table:table-row>
        <table:table-row table:style-name="ro1">
          <table:table-cell/>
          <table:table-cell office:value-type="string" calcext:value-type="string">
            <text:p>HSMC_TX_p0</text:p>
          </table:table-cell>
          <table:table-cell office:value-type="string" calcext:value-type="string">
            <text:p>LVDS TX bit 0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E10</text:p>
          </table:table-cell>
        </table:table-row>
        <table:table-row table:style-name="ro1">
          <table:table-cell/>
          <table:table-cell office:value-type="string" calcext:value-type="string">
            <text:p>HSMC_TX_p1</text:p>
          </table:table-cell>
          <table:table-cell office:value-type="string" calcext:value-type="string">
            <text:p>LVDS TX bit 1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C9</text:p>
          </table:table-cell>
        </table:table-row>
        <table:table-row table:style-name="ro1">
          <table:table-cell/>
          <table:table-cell office:value-type="string" calcext:value-type="string">
            <text:p>HSMC_TX_p2</text:p>
          </table:table-cell>
          <table:table-cell office:value-type="string" calcext:value-type="string">
            <text:p>LVDS TX bit 2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D10</text:p>
          </table:table-cell>
        </table:table-row>
        <table:table-row table:style-name="ro1">
          <table:table-cell/>
          <table:table-cell office:value-type="string" calcext:value-type="string">
            <text:p>HSMC_TX_p3</text:p>
          </table:table-cell>
          <table:table-cell office:value-type="string" calcext:value-type="string">
            <text:p>LVDS TX bit 3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A12</text:p>
          </table:table-cell>
        </table:table-row>
        <table:table-row table:style-name="ro1">
          <table:table-cell/>
          <table:table-cell office:value-type="string" calcext:value-type="string">
            <text:p>HSMC_TX_p4</text:p>
          </table:table-cell>
          <table:table-cell office:value-type="string" calcext:value-type="string">
            <text:p>LVDS TX bit 4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B10</text:p>
          </table:table-cell>
        </table:table-row>
        <table:table-row table:style-name="ro1">
          <table:table-cell/>
          <table:table-cell office:value-type="string" calcext:value-type="string">
            <text:p>HSMC_TX_p5</text:p>
          </table:table-cell>
          <table:table-cell office:value-type="string" calcext:value-type="string">
            <text:p>LVDS TX bit 5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C20</text:p>
          </table:table-cell>
        </table:table-row>
        <table:table-row table:style-name="ro1">
          <table:table-cell/>
          <table:table-cell office:value-type="string" calcext:value-type="string">
            <text:p>HSMC_TX_p6</text:p>
          </table:table-cell>
          <table:table-cell office:value-type="string" calcext:value-type="string">
            <text:p>LVDS TX bit 6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B15</text:p>
          </table:table-cell>
        </table:table-row>
        <table:table-row table:style-name="ro1">
          <table:table-cell/>
          <table:table-cell office:value-type="string" calcext:value-type="string">
            <text:p>HSMC_TX_p7</text:p>
          </table:table-cell>
          <table:table-cell office:value-type="string" calcext:value-type="string">
            <text:p>LVDS TX bit 7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B22</text:p>
          </table:table-cell>
        </table:table-row>
        <table:table-row table:style-name="ro1">
          <table:table-cell/>
          <table:table-cell office:value-type="string" calcext:value-type="string">
            <text:p>HSMC_TX_p8</text:p>
          </table:table-cell>
          <table:table-cell office:value-type="string" calcext:value-type="string">
            <text:p>LVDS TX bit 8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C13</text:p>
          </table:table-cell>
        </table:table-row>
        <table:table-row table:style-name="ro1">
          <table:table-cell/>
          <table:table-cell office:value-type="string" calcext:value-type="string">
            <text:p>HSMC_TX_p9</text:p>
          </table:table-cell>
          <table:table-cell office:value-type="string" calcext:value-type="string">
            <text:p>LVDS TX bit 9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A8</text:p>
          </table:table-cell>
        </table:table-row>
        <table:table-row table:style-name="ro1">
          <table:table-cell/>
          <table:table-cell office:value-type="string" calcext:value-type="string">
            <text:p>HSMC_TX_p10</text:p>
          </table:table-cell>
          <table:table-cell office:value-type="string" calcext:value-type="string">
            <text:p>LVDS TX bit 10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B12</text:p>
          </table:table-cell>
        </table:table-row>
        <table:table-row table:style-name="ro1">
          <table:table-cell/>
          <table:table-cell office:value-type="string" calcext:value-type="string">
            <text:p>HSMC_TX_p11</text:p>
          </table:table-cell>
          <table:table-cell office:value-type="string" calcext:value-type="string">
            <text:p>LVDS TX bit 11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C23</text:p>
          </table:table-cell>
        </table:table-row>
        <table:table-row table:style-name="ro1">
          <table:table-cell/>
          <table:table-cell office:value-type="string" calcext:value-type="string">
            <text:p>HSMC_TX_p12</text:p>
          </table:table-cell>
          <table:table-cell office:value-type="string" calcext:value-type="string">
            <text:p>LVDS TX bit 12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A14</text:p>
          </table:table-cell>
        </table:table-row>
        <table:table-row table:style-name="ro1">
          <table:table-cell/>
          <table:table-cell office:value-type="string" calcext:value-type="string">
            <text:p>HSMC_TX_p13</text:p>
          </table:table-cell>
          <table:table-cell office:value-type="string" calcext:value-type="string">
            <text:p>LVDS TX bit 13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A23</text:p>
          </table:table-cell>
        </table:table-row>
        <table:table-row table:style-name="ro1">
          <table:table-cell/>
          <table:table-cell office:value-type="string" calcext:value-type="string">
            <text:p>HSMC_TX_p14</text:p>
          </table:table-cell>
          <table:table-cell office:value-type="string" calcext:value-type="string">
            <text:p>LVDS TX bit 14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C17</text:p>
          </table:table-cell>
        </table:table-row>
        <table:table-row table:style-name="ro1">
          <table:table-cell/>
          <table:table-cell office:value-type="string" calcext:value-type="string">
            <text:p>HSMC_TX_p15</text:p>
          </table:table-cell>
          <table:table-cell office:value-type="string" calcext:value-type="string">
            <text:p>LVDS TX bit 15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C19</text:p>
          </table:table-cell>
        </table:table-row>
        <table:table-row table:style-name="ro1">
          <table:table-cell/>
          <table:table-cell office:value-type="string" calcext:value-type="string">
            <text:p>HSMC_TX_p16</text:p>
          </table:table-cell>
          <table:table-cell office:value-type="string" calcext:value-type="string">
            <text:p>LVDS TX bit 16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B21</text:p>
          </table:table-cell>
        </table:table-row>
        <table:table-row table:style-name="ro1" table:number-rows-repeated="104847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DE4 UG" table:style-name="ta1">
        <table:table-column table:style-name="co1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0" table:default-cell-style-name="ce3"/>
        <table:table-row table:style-name="ro1">
          <table:table-cell table:number-columns-repeated="12"/>
        </table:table-row>
        <table:table-row table:style-name="ro1">
          <table:table-cell/>
          <table:table-cell table:style-name="ce5" office:value-type="string" calcext:value-type="string">
            <text:p>HSMC A Pin #</text:p>
          </table:table-cell>
          <table:table-cell table:style-name="ce6" office:value-type="string" calcext:value-type="string">
            <text:p>Schematic Signal Name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I/O Standard</text:p>
          </table:table-cell>
          <table:table-cell table:style-name="ce7" office:value-type="string" calcext:value-type="string">
            <text:p>Stratix IV GX Pin Number</text:p>
          </table:table-cell>
          <table:table-cell table:style-name="ce8"/>
          <table:table-cell table:style-name="ce5" office:value-type="string" calcext:value-type="string">
            <text:p>HSMC B Pin #</text:p>
          </table:table-cell>
          <table:table-cell table:style-name="ce6" office:value-type="string" calcext:value-type="string">
            <text:p>Schematic Signal Name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I/O Standard</text:p>
          </table:table-cell>
          <table:table-cell table:style-name="ce7" office:value-type="string" calcext:value-type="string">
            <text:p>Stratix IV GX Pin Number</text:p>
          </table:table-cell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string" calcext:value-type="string">
            <text:p>-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SMB_GXB_TX_p7</text:p>
          </table:table-cell>
          <table:table-cell office:value-type="string" calcext:value-type="string">
            <text:p>Transceiver TX bit 7</text:p>
          </table:table-cell>
          <table:table-cell office:value-type="string" calcext:value-type="string">
            <text:p>1.4-V PCML</text:p>
          </table:table-cell>
          <table:table-cell office:value-type="string" calcext:value-type="string">
            <text:p>PIN_B4</text:p>
          </table:table-cell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string" calcext:value-type="string">
            <text:p>-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SMB_GXB_RX_p7</text:p>
          </table:table-cell>
          <table:table-cell office:value-type="string" calcext:value-type="string">
            <text:p>Transceiver RX bit 7</text:p>
          </table:table-cell>
          <table:table-cell office:value-type="string" calcext:value-type="string">
            <text:p>1.4-V PCML</text:p>
          </table:table-cell>
          <table:table-cell office:value-type="string" calcext:value-type="string">
            <text:p>PIN_C2</text:p>
          </table:table-cell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string" calcext:value-type="string">
            <text:p>-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SMB_GXB_TX_n7</text:p>
          </table:table-cell>
          <table:table-cell office:value-type="string" calcext:value-type="string">
            <text:p>Transceiver TX bit 7n</text:p>
          </table:table-cell>
          <table:table-cell office:value-type="string" calcext:value-type="string">
            <text:p>1.4-V PCML</text:p>
          </table:table-cell>
          <table:table-cell office:value-type="string" calcext:value-type="string">
            <text:p>PIN_B3</text:p>
          </table:table-cell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string" calcext:value-type="string">
            <text:p>-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HSMB_GXB_RX_n7</text:p>
          </table:table-cell>
          <table:table-cell office:value-type="string" calcext:value-type="string">
            <text:p>Transceiver RX bit 7n</text:p>
          </table:table-cell>
          <table:table-cell office:value-type="string" calcext:value-type="string">
            <text:p>1.4-V PCML</text:p>
          </table:table-cell>
          <table:table-cell office:value-type="string" calcext:value-type="string">
            <text:p>PIN_C1</text:p>
          </table:table-cell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string" calcext:value-type="string">
            <text:p>-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HSMB_GXB_TX_p6</text:p>
          </table:table-cell>
          <table:table-cell office:value-type="string" calcext:value-type="string">
            <text:p>Transceiver TX bit 6</text:p>
          </table:table-cell>
          <table:table-cell office:value-type="string" calcext:value-type="string">
            <text:p>1.4-V PCML</text:p>
          </table:table-cell>
          <table:table-cell office:value-type="string" calcext:value-type="string">
            <text:p>PIN_D4</text:p>
          </table:table-cell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number-columns-repeated="4" table:style-name="ce3" office:value-type="string" calcext:value-type="string">
            <text:p>-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SMB_GXB_RX_p6</text:p>
          </table:table-cell>
          <table:table-cell office:value-type="string" calcext:value-type="string">
            <text:p>Transceiver RX bit 6</text:p>
          </table:table-cell>
          <table:table-cell office:value-type="string" calcext:value-type="string">
            <text:p>1.4-V PCML</text:p>
          </table:table-cell>
          <table:table-cell office:value-type="string" calcext:value-type="string">
            <text:p>PIN_E2</text:p>
          </table:table-cell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number-columns-repeated="4" table:style-name="ce3" office:value-type="string" calcext:value-type="string">
            <text:p>-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HSMB_GXB_TX_n6</text:p>
          </table:table-cell>
          <table:table-cell office:value-type="string" calcext:value-type="string">
            <text:p>Transceiver TX bit 6n</text:p>
          </table:table-cell>
          <table:table-cell office:value-type="string" calcext:value-type="string">
            <text:p>1.4-V PCML</text:p>
          </table:table-cell>
          <table:table-cell office:value-type="string" calcext:value-type="string">
            <text:p>PIN_D3</text:p>
          </table:table-cell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number-columns-repeated="4" table:style-name="ce3" office:value-type="string" calcext:value-type="string">
            <text:p>-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HSMB_GXB_RX_n6</text:p>
          </table:table-cell>
          <table:table-cell office:value-type="string" calcext:value-type="string">
            <text:p>Transceiver RX bit 6n</text:p>
          </table:table-cell>
          <table:table-cell office:value-type="string" calcext:value-type="string">
            <text:p>1.4-V PCML</text:p>
          </table:table-cell>
          <table:table-cell office:value-type="string" calcext:value-type="string">
            <text:p>PIN_E1</text:p>
          </table:table-cell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number-columns-repeated="4" table:style-name="ce3" office:value-type="string" calcext:value-type="string">
            <text:p>-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HSMB_GXB_TX_p5</text:p>
          </table:table-cell>
          <table:table-cell office:value-type="string" calcext:value-type="string">
            <text:p>Transceiver TX bit 5</text:p>
          </table:table-cell>
          <table:table-cell office:value-type="string" calcext:value-type="string">
            <text:p>1.4-V PCML</text:p>
          </table:table-cell>
          <table:table-cell office:value-type="string" calcext:value-type="string">
            <text:p>PIN_K4</text:p>
          </table:table-cell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number-columns-repeated="4" table:style-name="ce3" office:value-type="string" calcext:value-type="string">
            <text:p>-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SMB_GXB_RX_p5</text:p>
          </table:table-cell>
          <table:table-cell office:value-type="string" calcext:value-type="string">
            <text:p>Transceiver RX bit 5</text:p>
          </table:table-cell>
          <table:table-cell office:value-type="string" calcext:value-type="string">
            <text:p>1.4-V PCML</text:p>
          </table:table-cell>
          <table:table-cell office:value-type="string" calcext:value-type="string">
            <text:p>PIN_L2</text:p>
          </table:table-cell>
        </table:table-row>
        <table:table-row table:style-name="ro1">
          <table:table-cell/>
          <table:table-cell table:style-name="ce3" office:value-type="float" office:value="11" calcext:value-type="float">
            <text:p>11</text:p>
          </table:table-cell>
          <table:table-cell table:number-columns-repeated="4" table:style-name="ce3" office:value-type="string" calcext:value-type="string">
            <text:p>-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HSMB_GXB_TX_n5</text:p>
          </table:table-cell>
          <table:table-cell office:value-type="string" calcext:value-type="string">
            <text:p>Transceiver RX bit 5n</text:p>
          </table:table-cell>
          <table:table-cell office:value-type="string" calcext:value-type="string">
            <text:p>1.4-V PCML</text:p>
          </table:table-cell>
          <table:table-cell office:value-type="string" calcext:value-type="string">
            <text:p>PIN_K3</text:p>
          </table:table-cell>
        </table:table-row>
        <table:table-row table:style-name="ro1">
          <table:table-cell/>
          <table:table-cell table:style-name="ce3" office:value-type="float" office:value="12" calcext:value-type="float">
            <text:p>12</text:p>
          </table:table-cell>
          <table:table-cell table:number-columns-repeated="4" table:style-name="ce3" office:value-type="string" calcext:value-type="string">
            <text:p>-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HSMB_GXB_RX_n5</text:p>
          </table:table-cell>
          <table:table-cell office:value-type="string" calcext:value-type="string">
            <text:p>Transceiver RX bit 5n</text:p>
          </table:table-cell>
          <table:table-cell office:value-type="string" calcext:value-type="string">
            <text:p>1.4-V PCML</text:p>
          </table:table-cell>
          <table:table-cell office:value-type="string" calcext:value-type="string">
            <text:p>PIN_L1</text:p>
          </table:table-cell>
        </table:table-row>
        <table:table-row table:style-name="ro1">
          <table:table-cell/>
          <table:table-cell table:style-name="ce3" office:value-type="float" office:value="13" calcext:value-type="float">
            <text:p>13</text:p>
          </table:table-cell>
          <table:table-cell table:number-columns-repeated="4" table:style-name="ce3" office:value-type="string" calcext:value-type="string">
            <text:p>-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HSMB_GXB_TX_p4</text:p>
          </table:table-cell>
          <table:table-cell office:value-type="string" calcext:value-type="string">
            <text:p>Transceiver TX bit 4</text:p>
          </table:table-cell>
          <table:table-cell office:value-type="string" calcext:value-type="string">
            <text:p>1.4-V PCML</text:p>
          </table:table-cell>
          <table:table-cell office:value-type="string" calcext:value-type="string">
            <text:p>PIN_M4</text:p>
          </table:table-cell>
        </table:table-row>
        <table:table-row table:style-name="ro1">
          <table:table-cell/>
          <table:table-cell table:style-name="ce3" office:value-type="float" office:value="14" calcext:value-type="float">
            <text:p>14</text:p>
          </table:table-cell>
          <table:table-cell table:number-columns-repeated="4" table:style-name="ce3" office:value-type="string" calcext:value-type="string">
            <text:p>-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HSMB_GXB_RX_p4</text:p>
          </table:table-cell>
          <table:table-cell office:value-type="string" calcext:value-type="string">
            <text:p>Transceiver RX bit 4</text:p>
          </table:table-cell>
          <table:table-cell office:value-type="string" calcext:value-type="string">
            <text:p>1.4-V PCML</text:p>
          </table:table-cell>
          <table:table-cell office:value-type="string" calcext:value-type="string">
            <text:p>PIN_N2</text:p>
          </table:table-cell>
        </table:table-row>
        <table:table-row table:style-name="ro1">
          <table:table-cell/>
          <table:table-cell table:style-name="ce3" office:value-type="float" office:value="15" calcext:value-type="float">
            <text:p>15</text:p>
          </table:table-cell>
          <table:table-cell table:number-columns-repeated="4" table:style-name="ce3" office:value-type="string" calcext:value-type="string">
            <text:p>-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HSMB_GXB_TX_n4</text:p>
          </table:table-cell>
          <table:table-cell office:value-type="string" calcext:value-type="string">
            <text:p>Transceiver TX bit 4n</text:p>
          </table:table-cell>
          <table:table-cell office:value-type="string" calcext:value-type="string">
            <text:p>1.4-V PCML</text:p>
          </table:table-cell>
          <table:table-cell office:value-type="string" calcext:value-type="string">
            <text:p>PIN_M3</text:p>
          </table:table-cell>
        </table:table-row>
        <table:table-row table:style-name="ro1">
          <table:table-cell/>
          <table:table-cell table:style-name="ce3" office:value-type="float" office:value="16" calcext:value-type="float">
            <text:p>16</text:p>
          </table:table-cell>
          <table:table-cell table:number-columns-repeated="4" table:style-name="ce3" office:value-type="string" calcext:value-type="string">
            <text:p>-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HSMB_GXB_RX_n4</text:p>
          </table:table-cell>
          <table:table-cell office:value-type="string" calcext:value-type="string">
            <text:p>Transceiver RX bit 4n</text:p>
          </table:table-cell>
          <table:table-cell office:value-type="string" calcext:value-type="string">
            <text:p>1.4-V PCML</text:p>
          </table:table-cell>
          <table:table-cell office:value-type="string" calcext:value-type="string">
            <text:p>PIN_N1</text:p>
          </table:table-cell>
        </table:table-row>
        <table:table-row table:style-name="ro1">
          <table:table-cell/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HSMA_GXB_TX_p3</text:p>
          </table:table-cell>
          <table:table-cell table:style-name="ce3" office:value-type="string" calcext:value-type="string">
            <text:p>Transceiver TX bit 3</text:p>
          </table:table-cell>
          <table:table-cell table:style-name="ce3" office:value-type="string" calcext:value-type="string">
            <text:p>1.4-V PCML</text:p>
          </table:table-cell>
          <table:table-cell table:style-name="ce3" office:value-type="string" calcext:value-type="string">
            <text:p>PIN_B3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HSMB_GXB_TX_p3</text:p>
          </table:table-cell>
          <table:table-cell office:value-type="string" calcext:value-type="string">
            <text:p>Transceiver TX bit 3</text:p>
          </table:table-cell>
          <table:table-cell office:value-type="string" calcext:value-type="string">
            <text:p>1.4-V PCML</text:p>
          </table:table-cell>
          <table:table-cell office:value-type="string" calcext:value-type="string">
            <text:p>PIN_P4</text:p>
          </table:table-cell>
        </table:table-row>
        <table:table-row table:style-name="ro1">
          <table:table-cell/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HSMA_GXB_RX_p3</text:p>
          </table:table-cell>
          <table:table-cell table:style-name="ce3" office:value-type="string" calcext:value-type="string">
            <text:p>Transceiver RX bit 3</text:p>
          </table:table-cell>
          <table:table-cell table:style-name="ce3" office:value-type="string" calcext:value-type="string">
            <text:p>1.4-V PCML</text:p>
          </table:table-cell>
          <table:table-cell table:style-name="ce3" office:value-type="string" calcext:value-type="string">
            <text:p>PIN_C3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HSMB_GXB_RX_p3</text:p>
          </table:table-cell>
          <table:table-cell office:value-type="string" calcext:value-type="string">
            <text:p>Transceiver RX bit 3</text:p>
          </table:table-cell>
          <table:table-cell office:value-type="string" calcext:value-type="string">
            <text:p>1.4-V PCML</text:p>
          </table:table-cell>
          <table:table-cell office:value-type="string" calcext:value-type="string">
            <text:p>PIN_R2</text:p>
          </table:table-cell>
        </table:table-row>
        <table:table-row table:style-name="ro1">
          <table:table-cell/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HSMA_GXB_TX_n3</text:p>
          </table:table-cell>
          <table:table-cell table:style-name="ce3" office:value-type="string" calcext:value-type="string">
            <text:p>Transceiver TX bit 3n</text:p>
          </table:table-cell>
          <table:table-cell table:style-name="ce3" office:value-type="string" calcext:value-type="string">
            <text:p>1.4-V PCML</text:p>
          </table:table-cell>
          <table:table-cell table:style-name="ce3" office:value-type="string" calcext:value-type="string">
            <text:p>PIN_B3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HSMB_GXB_TX_n3</text:p>
          </table:table-cell>
          <table:table-cell office:value-type="string" calcext:value-type="string">
            <text:p>Transceiver TX bit 3n</text:p>
          </table:table-cell>
          <table:table-cell office:value-type="string" calcext:value-type="string">
            <text:p>1.4-V PCML</text:p>
          </table:table-cell>
          <table:table-cell office:value-type="string" calcext:value-type="string">
            <text:p>PIN_P3</text:p>
          </table:table-cell>
        </table:table-row>
        <table:table-row table:style-name="ro1">
          <table:table-cell/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HSMA_GXB_RX_n3</text:p>
          </table:table-cell>
          <table:table-cell table:style-name="ce3" office:value-type="string" calcext:value-type="string">
            <text:p>Transceiver RX bit 3n</text:p>
          </table:table-cell>
          <table:table-cell table:style-name="ce3" office:value-type="string" calcext:value-type="string">
            <text:p>1.4-V PCML</text:p>
          </table:table-cell>
          <table:table-cell table:style-name="ce3" office:value-type="string" calcext:value-type="string">
            <text:p>PIN_C3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HSMB_GXB_RX_n3</text:p>
          </table:table-cell>
          <table:table-cell office:value-type="string" calcext:value-type="string">
            <text:p>Transceiver RX bit 3n</text:p>
          </table:table-cell>
          <table:table-cell office:value-type="string" calcext:value-type="string">
            <text:p>1.4-V PCML</text:p>
          </table:table-cell>
          <table:table-cell office:value-type="string" calcext:value-type="string">
            <text:p>PIN_R1</text:p>
          </table:table-cell>
        </table:table-row>
        <table:table-row table:style-name="ro1">
          <table:table-cell/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HSMA_GXB_TX_p2</text:p>
          </table:table-cell>
          <table:table-cell table:style-name="ce3" office:value-type="string" calcext:value-type="string">
            <text:p>Transceiver TX bit 2</text:p>
          </table:table-cell>
          <table:table-cell table:style-name="ce3" office:value-type="string" calcext:value-type="string">
            <text:p>1.4-V PCML</text:p>
          </table:table-cell>
          <table:table-cell table:style-name="ce3" office:value-type="string" calcext:value-type="string">
            <text:p>PIN_D3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HSMB_GXB_TX_p2</text:p>
          </table:table-cell>
          <table:table-cell office:value-type="string" calcext:value-type="string">
            <text:p>Transceiver TX bit 2</text:p>
          </table:table-cell>
          <table:table-cell office:value-type="string" calcext:value-type="string">
            <text:p>1.4-V PCML</text:p>
          </table:table-cell>
          <table:table-cell office:value-type="string" calcext:value-type="string">
            <text:p>PIN_T4</text:p>
          </table:table-cell>
        </table:table-row>
        <table:table-row table:style-name="ro1">
          <table:table-cell/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HSMA_GXB_RX_p2</text:p>
          </table:table-cell>
          <table:table-cell table:style-name="ce3" office:value-type="string" calcext:value-type="string">
            <text:p>Transceiver RX bit 2</text:p>
          </table:table-cell>
          <table:table-cell table:style-name="ce3" office:value-type="string" calcext:value-type="string">
            <text:p>1.4-V PCML</text:p>
          </table:table-cell>
          <table:table-cell table:style-name="ce3" office:value-type="string" calcext:value-type="string">
            <text:p>PIN_E3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HSMB_GXB_RX_p2</text:p>
          </table:table-cell>
          <table:table-cell office:value-type="string" calcext:value-type="string">
            <text:p>Transceiver RX bit 2</text:p>
          </table:table-cell>
          <table:table-cell office:value-type="string" calcext:value-type="string">
            <text:p>1.4-V PCML</text:p>
          </table:table-cell>
          <table:table-cell office:value-type="string" calcext:value-type="string">
            <text:p>PIN_U2</text:p>
          </table:table-cell>
        </table:table-row>
        <table:table-row table:style-name="ro1">
          <table:table-cell/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HSMA_GXB_TX_n2</text:p>
          </table:table-cell>
          <table:table-cell table:style-name="ce3" office:value-type="string" calcext:value-type="string">
            <text:p>Transceiver TX bit 2n</text:p>
          </table:table-cell>
          <table:table-cell table:style-name="ce3" office:value-type="string" calcext:value-type="string">
            <text:p>1.4-V PCML</text:p>
          </table:table-cell>
          <table:table-cell table:style-name="ce3" office:value-type="string" calcext:value-type="string">
            <text:p>PIN_D3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HSMB_GXB_TX_n2</text:p>
          </table:table-cell>
          <table:table-cell office:value-type="string" calcext:value-type="string">
            <text:p>Transceiver TX bit 2n</text:p>
          </table:table-cell>
          <table:table-cell office:value-type="string" calcext:value-type="string">
            <text:p>1.4-V PCML</text:p>
          </table:table-cell>
          <table:table-cell office:value-type="string" calcext:value-type="string">
            <text:p>PIN_T3</text:p>
          </table:table-cell>
        </table:table-row>
        <table:table-row table:style-name="ro1">
          <table:table-cell/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HSMA_GXB_RX_n2</text:p>
          </table:table-cell>
          <table:table-cell table:style-name="ce3" office:value-type="string" calcext:value-type="string">
            <text:p>Transceiver RX bit 2n</text:p>
          </table:table-cell>
          <table:table-cell table:style-name="ce3" office:value-type="string" calcext:value-type="string">
            <text:p>1.4-V PCML</text:p>
          </table:table-cell>
          <table:table-cell table:style-name="ce3" office:value-type="string" calcext:value-type="string">
            <text:p>PIN_E3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SMB_GXB_RX_n2</text:p>
          </table:table-cell>
          <table:table-cell office:value-type="string" calcext:value-type="string">
            <text:p>Transceiver RX bit 2n</text:p>
          </table:table-cell>
          <table:table-cell office:value-type="string" calcext:value-type="string">
            <text:p>1.4-V PCML</text:p>
          </table:table-cell>
          <table:table-cell office:value-type="string" calcext:value-type="string">
            <text:p>PIN_U1</text:p>
          </table:table-cell>
        </table:table-row>
        <table:table-row table:style-name="ro1">
          <table:table-cell/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HSMA_GXB_TX_p1</text:p>
          </table:table-cell>
          <table:table-cell table:style-name="ce3" office:value-type="string" calcext:value-type="string">
            <text:p>Transceiver TX bit 1</text:p>
          </table:table-cell>
          <table:table-cell table:style-name="ce3" office:value-type="string" calcext:value-type="string">
            <text:p>1.4-V PCML</text:p>
          </table:table-cell>
          <table:table-cell table:style-name="ce3" office:value-type="string" calcext:value-type="string">
            <text:p>PIN_K3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HSMB_GXB_TX_p1</text:p>
          </table:table-cell>
          <table:table-cell office:value-type="string" calcext:value-type="string">
            <text:p>Transceiver TX bit 1</text:p>
          </table:table-cell>
          <table:table-cell office:value-type="string" calcext:value-type="string">
            <text:p>1.4-V PCML</text:p>
          </table:table-cell>
          <table:table-cell office:value-type="string" calcext:value-type="string">
            <text:p>PIN_AB4</text:p>
          </table:table-cell>
        </table:table-row>
        <table:table-row table:style-name="ro1">
          <table:table-cell/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HSMA_GXB_RX_p1</text:p>
          </table:table-cell>
          <table:table-cell table:style-name="ce3" office:value-type="string" calcext:value-type="string">
            <text:p>Transceiver RX bit 1</text:p>
          </table:table-cell>
          <table:table-cell table:style-name="ce3" office:value-type="string" calcext:value-type="string">
            <text:p>1.4-V PCML</text:p>
          </table:table-cell>
          <table:table-cell table:style-name="ce3" office:value-type="string" calcext:value-type="string">
            <text:p>PIN_L3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HSMB_GXB_RX_p1</text:p>
          </table:table-cell>
          <table:table-cell office:value-type="string" calcext:value-type="string">
            <text:p>Transceiver RX bit 1</text:p>
          </table:table-cell>
          <table:table-cell office:value-type="string" calcext:value-type="string">
            <text:p>1.4-V PCML</text:p>
          </table:table-cell>
          <table:table-cell office:value-type="string" calcext:value-type="string">
            <text:p>PIN_AC2</text:p>
          </table:table-cell>
        </table:table-row>
        <table:table-row table:style-name="ro1">
          <table:table-cell/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HSMA_GXB_TX_n1</text:p>
          </table:table-cell>
          <table:table-cell table:style-name="ce3" office:value-type="string" calcext:value-type="string">
            <text:p>Transceiver TX bit 1n</text:p>
          </table:table-cell>
          <table:table-cell table:style-name="ce3" office:value-type="string" calcext:value-type="string">
            <text:p>1.4-V PCML</text:p>
          </table:table-cell>
          <table:table-cell table:style-name="ce3" office:value-type="string" calcext:value-type="string">
            <text:p>PIN_K3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HSMB_GXB_TX_n1</text:p>
          </table:table-cell>
          <table:table-cell office:value-type="string" calcext:value-type="string">
            <text:p>Transceiver TX bit 1n</text:p>
          </table:table-cell>
          <table:table-cell office:value-type="string" calcext:value-type="string">
            <text:p>1.4-V PCML</text:p>
          </table:table-cell>
          <table:table-cell office:value-type="string" calcext:value-type="string">
            <text:p>PIN_AB3</text:p>
          </table:table-cell>
        </table:table-row>
        <table:table-row table:style-name="ro1">
          <table:table-cell/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HSMA_GXB_RX_n1</text:p>
          </table:table-cell>
          <table:table-cell table:style-name="ce3" office:value-type="string" calcext:value-type="string">
            <text:p>Transceiver RX bit 1n</text:p>
          </table:table-cell>
          <table:table-cell table:style-name="ce3" office:value-type="string" calcext:value-type="string">
            <text:p>1.4-V PCML</text:p>
          </table:table-cell>
          <table:table-cell table:style-name="ce3" office:value-type="string" calcext:value-type="string">
            <text:p>PIN_L3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HSMB_GXB_RX_n1</text:p>
          </table:table-cell>
          <table:table-cell office:value-type="string" calcext:value-type="string">
            <text:p>Transceiver RX bit 1n</text:p>
          </table:table-cell>
          <table:table-cell office:value-type="string" calcext:value-type="string">
            <text:p>1.4-V PCML</text:p>
          </table:table-cell>
          <table:table-cell office:value-type="string" calcext:value-type="string">
            <text:p>PIN_AC1</text:p>
          </table:table-cell>
        </table:table-row>
        <table:table-row table:style-name="ro1">
          <table:table-cell/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HSMA_GXB_TX_p0</text:p>
          </table:table-cell>
          <table:table-cell table:style-name="ce3" office:value-type="string" calcext:value-type="string">
            <text:p>Transceiver TX bit 0</text:p>
          </table:table-cell>
          <table:table-cell table:style-name="ce3" office:value-type="string" calcext:value-type="string">
            <text:p>1.4-V PCML</text:p>
          </table:table-cell>
          <table:table-cell table:style-name="ce3" office:value-type="string" calcext:value-type="string">
            <text:p>PIN_M3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HSMB_GXB_TX_p0</text:p>
          </table:table-cell>
          <table:table-cell office:value-type="string" calcext:value-type="string">
            <text:p>Transceiver TX bit 0</text:p>
          </table:table-cell>
          <table:table-cell office:value-type="string" calcext:value-type="string">
            <text:p>1.4-V PCML</text:p>
          </table:table-cell>
          <table:table-cell office:value-type="string" calcext:value-type="string">
            <text:p>PIN_AD4</text:p>
          </table:table-cell>
        </table:table-row>
        <table:table-row table:style-name="ro1">
          <table:table-cell/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HSMA_GXB_RX_p0</text:p>
          </table:table-cell>
          <table:table-cell table:style-name="ce3" office:value-type="string" calcext:value-type="string">
            <text:p>Transceiver RX bit 0</text:p>
          </table:table-cell>
          <table:table-cell table:style-name="ce3" office:value-type="string" calcext:value-type="string">
            <text:p>1.4-V PCML</text:p>
          </table:table-cell>
          <table:table-cell table:style-name="ce3" office:value-type="string" calcext:value-type="string">
            <text:p>PIN_N3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HSMB_GXB_RX_p0</text:p>
          </table:table-cell>
          <table:table-cell office:value-type="string" calcext:value-type="string">
            <text:p>Transceiver RX bit 0</text:p>
          </table:table-cell>
          <table:table-cell office:value-type="string" calcext:value-type="string">
            <text:p>1.4-V PCML</text:p>
          </table:table-cell>
          <table:table-cell office:value-type="string" calcext:value-type="string">
            <text:p>PIN_AE2</text:p>
          </table:table-cell>
        </table:table-row>
        <table:table-row table:style-name="ro1">
          <table:table-cell/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HSMA_GXB_TX_n0</text:p>
          </table:table-cell>
          <table:table-cell table:style-name="ce3" office:value-type="string" calcext:value-type="string">
            <text:p>Transceiver TX bit 0n</text:p>
          </table:table-cell>
          <table:table-cell table:style-name="ce3" office:value-type="string" calcext:value-type="string">
            <text:p>1.4-V PCML</text:p>
          </table:table-cell>
          <table:table-cell table:style-name="ce3" office:value-type="string" calcext:value-type="string">
            <text:p>PIN_M3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HSMB_GXB_TX_n0</text:p>
          </table:table-cell>
          <table:table-cell office:value-type="string" calcext:value-type="string">
            <text:p>Transceiver TX bit 0n</text:p>
          </table:table-cell>
          <table:table-cell office:value-type="string" calcext:value-type="string">
            <text:p>1.4-V PCML</text:p>
          </table:table-cell>
          <table:table-cell office:value-type="string" calcext:value-type="string">
            <text:p>PIN_AD3</text:p>
          </table:table-cell>
        </table:table-row>
        <table:table-row table:style-name="ro1">
          <table:table-cell/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HSMA_GXB_RX_n0</text:p>
          </table:table-cell>
          <table:table-cell table:style-name="ce3" office:value-type="string" calcext:value-type="string">
            <text:p>Transceiver RX bit 0n</text:p>
          </table:table-cell>
          <table:table-cell table:style-name="ce3" office:value-type="string" calcext:value-type="string">
            <text:p>1.4-V PCML</text:p>
          </table:table-cell>
          <table:table-cell table:style-name="ce3" office:value-type="string" calcext:value-type="string">
            <text:p>PIN_N3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HSMB_GXB_RX_n0</text:p>
          </table:table-cell>
          <table:table-cell office:value-type="string" calcext:value-type="string">
            <text:p>Transceiver RX bit 0n</text:p>
          </table:table-cell>
          <table:table-cell office:value-type="string" calcext:value-type="string">
            <text:p>1.4-V PCML</text:p>
          </table:table-cell>
          <table:table-cell office:value-type="string" calcext:value-type="string">
            <text:p>PIN_AE1</text:p>
          </table:table-cell>
        </table:table-row>
        <table:table-row table:style-name="ro1">
          <table:table-cell/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E_HSMC_SDA</text:p>
          </table:table-cell>
          <table:table-cell table:style-name="ce3" office:value-type="string" calcext:value-type="string">
            <text:p>Management serial data</text:p>
          </table:table-cell>
          <table:table-cell table:style-name="ce3" office:value-type="string" calcext:value-type="string">
            <text:p>1.8-V(*)</text:p>
          </table:table-cell>
          <table:table-cell table:style-name="ce3" office:value-type="string" calcext:value-type="string">
            <text:p>PIN_M1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E_HSMC_SDA</text:p>
          </table:table-cell>
          <table:table-cell office:value-type="string" calcext:value-type="string">
            <text:p>Management serial data</text:p>
          </table:table-cell>
          <table:table-cell office:value-type="string" calcext:value-type="string">
            <text:p>1.8-V(*)</text:p>
          </table:table-cell>
          <table:table-cell office:value-type="string" calcext:value-type="string">
            <text:p>PIN_M19</text:p>
          </table:table-cell>
        </table:table-row>
        <table:table-row table:style-name="ro1">
          <table:table-cell/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E_HSMC_SCL</text:p>
          </table:table-cell>
          <table:table-cell table:style-name="ce3" office:value-type="string" calcext:value-type="string">
            <text:p>Management serial clock</text:p>
          </table:table-cell>
          <table:table-cell table:style-name="ce3" office:value-type="string" calcext:value-type="string">
            <text:p>1.8-V(*)</text:p>
          </table:table-cell>
          <table:table-cell table:style-name="ce3" office:value-type="string" calcext:value-type="string">
            <text:p>PIN_L1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E_HSMC_SCL</text:p>
          </table:table-cell>
          <table:table-cell office:value-type="string" calcext:value-type="string">
            <text:p>Management serial clock</text:p>
          </table:table-cell>
          <table:table-cell office:value-type="string" calcext:value-type="string">
            <text:p>1.8-V(*)</text:p>
          </table:table-cell>
          <table:table-cell office:value-type="string" calcext:value-type="string">
            <text:p>PIN_L19</text:p>
          </table:table-cell>
        </table:table-row>
        <table:table-row table:style-name="ro1">
          <table:table-cell/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HSMC_TCK</text:p>
          </table:table-cell>
          <table:table-cell table:style-name="ce3" office:value-type="string" calcext:value-type="string">
            <text:p>JTAG clock signal</text:p>
          </table:table-cell>
          <table:table-cell table:style-name="ce3" office:value-type="string" calcext:value-type="string">
            <text:p>2.5-V</text:p>
          </table:table-cell>
          <table:table-cell table:style-name="ce3" office:value-type="string" calcext:value-type="string">
            <text:p>-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HSMC_TCK</text:p>
          </table:table-cell>
          <table:table-cell office:value-type="string" calcext:value-type="string">
            <text:p>JTAG clock signal</text:p>
          </table:table-cell>
          <table:table-cell office:value-type="string" calcext:value-type="string">
            <text:p>2.5-V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HSMC_TMS</text:p>
          </table:table-cell>
          <table:table-cell table:style-name="ce3" office:value-type="string" calcext:value-type="string">
            <text:p>JTAG mode select signal</text:p>
          </table:table-cell>
          <table:table-cell table:style-name="ce3" office:value-type="string" calcext:value-type="string">
            <text:p>2.5-V</text:p>
          </table:table-cell>
          <table:table-cell table:style-name="ce3" office:value-type="string" calcext:value-type="string">
            <text:p>-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HSMC_TMS</text:p>
          </table:table-cell>
          <table:table-cell office:value-type="string" calcext:value-type="string">
            <text:p>JTAG mode select signal</text:p>
          </table:table-cell>
          <table:table-cell office:value-type="string" calcext:value-type="string">
            <text:p>2.5-V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HSMA_TDO</text:p>
          </table:table-cell>
          <table:table-cell table:style-name="ce3" office:value-type="string" calcext:value-type="string">
            <text:p>JTAG data output</text:p>
          </table:table-cell>
          <table:table-cell table:style-name="ce3" office:value-type="string" calcext:value-type="string">
            <text:p>2.5-V</text:p>
          </table:table-cell>
          <table:table-cell table:style-name="ce3" office:value-type="string" calcext:value-type="string">
            <text:p>-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HSMB_TDO</text:p>
          </table:table-cell>
          <table:table-cell office:value-type="string" calcext:value-type="string">
            <text:p>JTAG data output</text:p>
          </table:table-cell>
          <table:table-cell office:value-type="string" calcext:value-type="string">
            <text:p>2.5-V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HSMA_TDI</text:p>
          </table:table-cell>
          <table:table-cell table:style-name="ce3" office:value-type="string" calcext:value-type="string">
            <text:p>JTAG data input</text:p>
          </table:table-cell>
          <table:table-cell table:style-name="ce3" office:value-type="string" calcext:value-type="string">
            <text:p>2.5-V</text:p>
          </table:table-cell>
          <table:table-cell table:style-name="ce3" office:value-type="string" calcext:value-type="string">
            <text:p>-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HSMC_TDI</text:p>
          </table:table-cell>
          <table:table-cell office:value-type="string" calcext:value-type="string">
            <text:p>JTAG data input</text:p>
          </table:table-cell>
          <table:table-cell office:value-type="string" calcext:value-type="string">
            <text:p>2.5-V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style-name="ce3" office:value-type="float" office:value="39" calcext:value-type="float">
            <text:p>39</text:p>
          </table:table-cell>
          <table:table-cell table:style-name="ce3" office:value-type="string" calcext:value-type="string">
            <text:p>HSMA_OUT0</text:p>
          </table:table-cell>
          <table:table-cell table:style-name="ce3" office:value-type="string" calcext:value-type="string">
            <text:p>CMOS I/O</text:p>
          </table:table-cell>
          <table:table-cell table:style-name="ce3" office:value-type="string" calcext:value-type="string">
            <text:p>LVDS or 2.5-V</text:p>
          </table:table-cell>
          <table:table-cell table:style-name="ce3" office:value-type="string" calcext:value-type="string">
            <text:p>PIN_AF2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HSMB_OUT0</text:p>
          </table:table-cell>
          <table:table-cell office:value-type="string" calcext:value-type="string">
            <text:p>CMOS I/O LVDS or</text:p>
          </table:table-cell>
          <table:table-cell office:value-type="string" calcext:value-type="string">
            <text:p>2.5-V</text:p>
          </table:table-cell>
          <table:table-cell office:value-type="string" calcext:value-type="string">
            <text:p>PIN_L8</text:p>
          </table:table-cell>
        </table:table-row>
        <table:table-row table:style-name="ro1">
          <table:table-cell/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HSMA_CLKIN0</text:p>
          </table:table-cell>
          <table:table-cell table:style-name="ce3" office:value-type="string" calcext:value-type="string">
            <text:p>Dedicated clock input</text:p>
          </table:table-cell>
          <table:table-cell table:style-name="ce3" office:value-type="string" calcext:value-type="string">
            <text:p>LVDS or 2.5-V</text:p>
          </table:table-cell>
          <table:table-cell table:style-name="ce3" office:value-type="string" calcext:value-type="string">
            <text:p>PIN_AC3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HSMB_CLKIN0</text:p>
          </table:table-cell>
          <table:table-cell office:value-type="string" calcext:value-type="string">
            <text:p>Dedicated clock input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AA5</text:p>
          </table:table-cell>
        </table:table-row>
        <table:table-row table:style-name="ro1">
          <table:table-cell/>
          <table:table-cell table:style-name="ce3" office:value-type="float" office:value="41" calcext:value-type="float">
            <text:p>41</text:p>
          </table:table-cell>
          <table:table-cell table:style-name="ce3" office:value-type="string" calcext:value-type="string">
            <text:p>HSMA_D0</text:p>
          </table:table-cell>
          <table:table-cell table:style-name="ce3" office:value-type="string" calcext:value-type="string">
            <text:p>LVDS TX or CMOS I/O</text:p>
          </table:table-cell>
          <table:table-cell table:style-name="ce3" office:value-type="string" calcext:value-type="string">
            <text:p>LVDS or 2.5-V</text:p>
          </table:table-cell>
          <table:table-cell table:style-name="ce3" office:value-type="string" calcext:value-type="string">
            <text:p>PIN_AC26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HSMB_D0</text:p>
          </table:table-cell>
          <table:table-cell office:value-type="string" calcext:value-type="string">
            <text:p>LVDS TX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H10</text:p>
          </table:table-cell>
        </table:table-row>
        <table:table-row table:style-name="ro1">
          <table:table-cell/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HSMA_D1</text:p>
          </table:table-cell>
          <table:table-cell table:style-name="ce3" office:value-type="string" calcext:value-type="string">
            <text:p>LVDS RX or CMOS I/O</text:p>
          </table:table-cell>
          <table:table-cell table:style-name="ce3" office:value-type="string" calcext:value-type="string">
            <text:p>LVDS or 2.5-V</text:p>
          </table:table-cell>
          <table:table-cell table:style-name="ce3" office:value-type="string" calcext:value-type="string">
            <text:p>PIN_AC3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HSMB_D1</text:p>
          </table:table-cell>
          <table:table-cell office:value-type="string" calcext:value-type="string">
            <text:p>LVDS RX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D6</text:p>
          </table:table-cell>
        </table:table-row>
        <table:table-row table:style-name="ro1">
          <table:table-cell/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HSMA_D2</text:p>
          </table:table-cell>
          <table:table-cell table:style-name="ce3" office:value-type="string" calcext:value-type="string">
            <text:p>LVDS TX or CMOS I/O</text:p>
          </table:table-cell>
          <table:table-cell table:style-name="ce3" office:value-type="string" calcext:value-type="string">
            <text:p>LVDS or 2.5-V</text:p>
          </table:table-cell>
          <table:table-cell table:style-name="ce3" office:value-type="string" calcext:value-type="string">
            <text:p>PIN_AD26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HSMB_D2</text:p>
          </table:table-cell>
          <table:table-cell office:value-type="string" calcext:value-type="string">
            <text:p>LVDS TX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G10</text:p>
          </table:table-cell>
        </table:table-row>
        <table:table-row table:style-name="ro1">
          <table:table-cell/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HSMA_D3</text:p>
          </table:table-cell>
          <table:table-cell table:style-name="ce3" office:value-type="string" calcext:value-type="string">
            <text:p>LVDS RX or CMOS I/O</text:p>
          </table:table-cell>
          <table:table-cell table:style-name="ce3" office:value-type="string" calcext:value-type="string">
            <text:p>LVDS or 2.5-V</text:p>
          </table:table-cell>
          <table:table-cell table:style-name="ce3" office:value-type="string" calcext:value-type="string">
            <text:p>PIN_AC3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HSMB_D3</text:p>
          </table:table-cell>
          <table:table-cell office:value-type="string" calcext:value-type="string">
            <text:p>LVDS RX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C6</text:p>
          </table:table-cell>
        </table:table-row>
        <table:table-row table:style-name="ro1">
          <table:table-cell/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HSMA_TX_p0</text:p>
          </table:table-cell>
          <table:table-cell table:style-name="ce3" office:value-type="string" calcext:value-type="string">
            <text:p>LVDS TX bit 0 or CMOS I/O</text:p>
          </table:table-cell>
          <table:table-cell table:style-name="ce3" office:value-type="string" calcext:value-type="string">
            <text:p>LVDS or 2.5-V</text:p>
          </table:table-cell>
          <table:table-cell table:style-name="ce3" office:value-type="string" calcext:value-type="string">
            <text:p>PIN_AB2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HSMB_TX_p0</text:p>
          </table:table-cell>
          <table:table-cell office:value-type="string" calcext:value-type="string">
            <text:p>LVDS TX bit 0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K9</text:p>
          </table:table-cell>
        </table:table-row>
        <table:table-row table:style-name="ro1">
          <table:table-cell/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HSMA_RX_p0</text:p>
          </table:table-cell>
          <table:table-cell table:style-name="ce3" office:value-type="string" calcext:value-type="string">
            <text:p>LVDS RX bit 0 or CMOS I/O</text:p>
          </table:table-cell>
          <table:table-cell table:style-name="ce3" office:value-type="string" calcext:value-type="string">
            <text:p>LVDS or 2.5-V</text:p>
          </table:table-cell>
          <table:table-cell table:style-name="ce3" office:value-type="string" calcext:value-type="string">
            <text:p>PIN_AJ3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HSMB_RX_p0</text:p>
          </table:table-cell>
          <table:table-cell office:value-type="string" calcext:value-type="string">
            <text:p>LVDS RX bit 0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D5</text:p>
          </table:table-cell>
        </table:table-row>
        <table:table-row table:style-name="ro1">
          <table:table-cell/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HSMA_TX_n0</text:p>
          </table:table-cell>
          <table:table-cell table:style-name="ce3" office:value-type="string" calcext:value-type="string">
            <text:p>LVDS TX bit 0n or CMOS I/O</text:p>
          </table:table-cell>
          <table:table-cell table:style-name="ce3" office:value-type="string" calcext:value-type="string">
            <text:p>LVDS or 2.5-V</text:p>
          </table:table-cell>
          <table:table-cell table:style-name="ce3" office:value-type="string" calcext:value-type="string">
            <text:p>PIN_AB2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HSMB_TX_n0</text:p>
          </table:table-cell>
          <table:table-cell office:value-type="string" calcext:value-type="string">
            <text:p>LVDS TX bit 0n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J9</text:p>
          </table:table-cell>
        </table:table-row>
        <table:table-row table:style-name="ro1">
          <table:table-cell/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HSMA_RX_n0</text:p>
          </table:table-cell>
          <table:table-cell table:style-name="ce3" office:value-type="string" calcext:value-type="string">
            <text:p>LVDS RX bit 0n or CMOS I/O</text:p>
          </table:table-cell>
          <table:table-cell table:style-name="ce3" office:value-type="string" calcext:value-type="string">
            <text:p>LVDS or 2.5-V</text:p>
          </table:table-cell>
          <table:table-cell table:style-name="ce3" office:value-type="string" calcext:value-type="string">
            <text:p>PIN_AK3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HSMB_RX_n0</text:p>
          </table:table-cell>
          <table:table-cell office:value-type="string" calcext:value-type="string">
            <text:p>LVDS RX bit 0n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C5</text:p>
          </table:table-cell>
        </table:table-row>
        <table:table-row table:style-name="ro1">
          <table:table-cell/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HSMA_TX_p1</text:p>
          </table:table-cell>
          <table:table-cell table:style-name="ce3" office:value-type="string" calcext:value-type="string">
            <text:p>LVDS TX bit 1 or CMOS I/O</text:p>
          </table:table-cell>
          <table:table-cell table:style-name="ce3" office:value-type="string" calcext:value-type="string">
            <text:p>LVDS or 2.5-V</text:p>
          </table:table-cell>
          <table:table-cell table:style-name="ce3" office:value-type="string" calcext:value-type="string">
            <text:p>PIN_AB3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HSMB_TX_p1</text:p>
          </table:table-cell>
          <table:table-cell office:value-type="string" calcext:value-type="string">
            <text:p>LVDS TX bit 1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K10</text:p>
          </table:table-cell>
        </table:table-row>
        <table:table-row table:style-name="ro1">
          <table:table-cell/>
          <table:table-cell table:style-name="ce3" office:value-type="float" office:value="54" calcext:value-type="float">
            <text:p>54</text:p>
          </table:table-cell>
          <table:table-cell table:style-name="ce3" office:value-type="string" calcext:value-type="string">
            <text:p>HSMA_RX_p1</text:p>
          </table:table-cell>
          <table:table-cell table:style-name="ce3" office:value-type="string" calcext:value-type="string">
            <text:p>LVDS RX bit 1 or CMOS I/O</text:p>
          </table:table-cell>
          <table:table-cell table:style-name="ce3" office:value-type="string" calcext:value-type="string">
            <text:p>LVDS or 2.5-V</text:p>
          </table:table-cell>
          <table:table-cell table:style-name="ce3" office:value-type="string" calcext:value-type="string">
            <text:p>PIN_AH3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HSMB_RX_p1</text:p>
          </table:table-cell>
          <table:table-cell office:value-type="string" calcext:value-type="string">
            <text:p>LVDS RX bit 1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D10</text:p>
          </table:table-cell>
        </table:table-row>
        <table:table-row table:style-name="ro1">
          <table:table-cell/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HSMA_TX_n1</text:p>
          </table:table-cell>
          <table:table-cell table:style-name="ce3" office:value-type="string" calcext:value-type="string">
            <text:p>LVDS TX bit 1n or CMOS I/O</text:p>
          </table:table-cell>
          <table:table-cell table:style-name="ce3" office:value-type="string" calcext:value-type="string">
            <text:p>LVDS or 2.5-V</text:p>
          </table:table-cell>
          <table:table-cell table:style-name="ce3" office:value-type="string" calcext:value-type="string">
            <text:p>PIN_AB3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HSMB_TX_n1</text:p>
          </table:table-cell>
          <table:table-cell office:value-type="string" calcext:value-type="string">
            <text:p>LVDS TX bit 1n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J10</text:p>
          </table:table-cell>
        </table:table-row>
        <table:table-row table:style-name="ro1">
          <table:table-cell/>
          <table:table-cell table:style-name="ce3" office:value-type="float" office:value="56" calcext:value-type="float">
            <text:p>56</text:p>
          </table:table-cell>
          <table:table-cell table:style-name="ce3" office:value-type="string" calcext:value-type="string">
            <text:p>HSMA_RX_n1</text:p>
          </table:table-cell>
          <table:table-cell table:style-name="ce3" office:value-type="string" calcext:value-type="string">
            <text:p>LVDS RX bit 1n or CMOS I/O</text:p>
          </table:table-cell>
          <table:table-cell table:style-name="ce3" office:value-type="string" calcext:value-type="string">
            <text:p>LVDS or 2.5-V</text:p>
          </table:table-cell>
          <table:table-cell table:style-name="ce3" office:value-type="string" calcext:value-type="string">
            <text:p>PIN_AH35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HSMB_RX_n1</text:p>
          </table:table-cell>
          <table:table-cell office:value-type="string" calcext:value-type="string">
            <text:p>LVDS RX bit 1n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C10</text:p>
          </table:table-cell>
        </table:table-row>
        <table:table-row table:style-name="ro1">
          <table:table-cell/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HSMA_TX_p2</text:p>
          </table:table-cell>
          <table:table-cell table:style-name="ce3" office:value-type="string" calcext:value-type="string">
            <text:p>LVDS TX bit 2 or CMOS I/O</text:p>
          </table:table-cell>
          <table:table-cell table:style-name="ce3" office:value-type="string" calcext:value-type="string">
            <text:p>LVDS or 2.5-V</text:p>
          </table:table-cell>
          <table:table-cell table:style-name="ce3" office:value-type="string" calcext:value-type="string">
            <text:p>PIN_AD27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HSMB_TX_p2</text:p>
          </table:table-cell>
          <table:table-cell office:value-type="string" calcext:value-type="string">
            <text:p>LVDS TX bit 2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N11</text:p>
          </table:table-cell>
        </table:table-row>
        <table:table-row table:style-name="ro1">
          <table:table-cell/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HSMA_RX_p2</text:p>
          </table:table-cell>
          <table:table-cell table:style-name="ce3" office:value-type="string" calcext:value-type="string">
            <text:p>LVDS RX bit 2 or CMOS I/O</text:p>
          </table:table-cell>
          <table:table-cell table:style-name="ce3" office:value-type="string" calcext:value-type="string">
            <text:p>LVDS or 2.5-V</text:p>
          </table:table-cell>
          <table:table-cell table:style-name="ce3" office:value-type="string" calcext:value-type="string">
            <text:p>PIN_AJ3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HSMB_RX_p2</text:p>
          </table:table-cell>
          <table:table-cell office:value-type="string" calcext:value-type="string">
            <text:p>LVDS RX bit 2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D9</text:p>
          </table:table-cell>
        </table:table-row>
        <table:table-row table:style-name="ro1">
          <table:table-cell/>
          <table:table-cell table:style-name="ce3" office:value-type="float" office:value="61" calcext:value-type="float">
            <text:p>61</text:p>
          </table:table-cell>
          <table:table-cell table:style-name="ce3" office:value-type="string" calcext:value-type="string">
            <text:p>HSMA_TX_n2</text:p>
          </table:table-cell>
          <table:table-cell table:style-name="ce3" office:value-type="string" calcext:value-type="string">
            <text:p>LVDS TX bit 2n or CMOS I/O</text:p>
          </table:table-cell>
          <table:table-cell table:style-name="ce3" office:value-type="string" calcext:value-type="string">
            <text:p>LVDS or 2.5-V</text:p>
          </table:table-cell>
          <table:table-cell table:style-name="ce3" office:value-type="string" calcext:value-type="string">
            <text:p>PIN_AE27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HSMB_TX_n2</text:p>
          </table:table-cell>
          <table:table-cell office:value-type="string" calcext:value-type="string">
            <text:p>LVDS TX bit 2n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N10</text:p>
          </table:table-cell>
        </table:table-row>
        <table:table-row table:style-name="ro1">
          <table:table-cell/>
          <table:table-cell table:style-name="ce3" office:value-type="float" office:value="62" calcext:value-type="float">
            <text:p>62</text:p>
          </table:table-cell>
          <table:table-cell table:style-name="ce3" office:value-type="string" calcext:value-type="string">
            <text:p>HSMA_RX_n2</text:p>
          </table:table-cell>
          <table:table-cell table:style-name="ce3" office:value-type="string" calcext:value-type="string">
            <text:p>LVDS RX bit 2n or CMOS I/O</text:p>
          </table:table-cell>
          <table:table-cell table:style-name="ce3" office:value-type="string" calcext:value-type="string">
            <text:p>LVDS or 2.5-V</text:p>
          </table:table-cell>
          <table:table-cell table:style-name="ce3" office:value-type="string" calcext:value-type="string">
            <text:p>PIN_AJ35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HSMB_RX_n2</text:p>
          </table:table-cell>
          <table:table-cell office:value-type="string" calcext:value-type="string">
            <text:p>LVDS RX bit 2n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C9</text:p>
          </table:table-cell>
        </table:table-row>
        <table:table-row table:style-name="ro1">
          <table:table-cell/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HSMA_TX_p3</text:p>
          </table:table-cell>
          <table:table-cell table:style-name="ce3" office:value-type="string" calcext:value-type="string">
            <text:p>LVDS TX bit 3 or CMOS I/O</text:p>
          </table:table-cell>
          <table:table-cell table:style-name="ce3" office:value-type="string" calcext:value-type="string">
            <text:p>LVDS or 2.5-V</text:p>
          </table:table-cell>
          <table:table-cell table:style-name="ce3" office:value-type="string" calcext:value-type="string">
            <text:p>PIN_AD2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HSMB_TX_p3</text:p>
          </table:table-cell>
          <table:table-cell office:value-type="string" calcext:value-type="string">
            <text:p>LVDS TX bit 3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N12</text:p>
          </table:table-cell>
        </table:table-row>
        <table:table-row table:style-name="ro1">
          <table:table-cell/>
          <table:table-cell table:style-name="ce3" office:value-type="float" office:value="66" calcext:value-type="float">
            <text:p>66</text:p>
          </table:table-cell>
          <table:table-cell table:style-name="ce3" office:value-type="string" calcext:value-type="string">
            <text:p>HSMA_RX_p3</text:p>
          </table:table-cell>
          <table:table-cell table:style-name="ce3" office:value-type="string" calcext:value-type="string">
            <text:p>LVDS RX bit 3 or CMOS I/O</text:p>
          </table:table-cell>
          <table:table-cell table:style-name="ce3" office:value-type="string" calcext:value-type="string">
            <text:p>LVDS or 2.5-V</text:p>
          </table:table-cell>
          <table:table-cell table:style-name="ce3" office:value-type="string" calcext:value-type="string">
            <text:p>PIN_AK34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HSMB_RX_p3</text:p>
          </table:table-cell>
          <table:table-cell office:value-type="string" calcext:value-type="string">
            <text:p>LVDS RX bit 3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D8</text:p>
          </table:table-cell>
        </table:table-row>
        <table:table-row table:style-name="ro1">
          <table:table-cell/>
          <table:table-cell table:style-name="ce3" office:value-type="float" office:value="67" calcext:value-type="float">
            <text:p>67</text:p>
          </table:table-cell>
          <table:table-cell table:style-name="ce3" office:value-type="string" calcext:value-type="string">
            <text:p>HSMA_TX_n3</text:p>
          </table:table-cell>
          <table:table-cell table:style-name="ce3" office:value-type="string" calcext:value-type="string">
            <text:p>LVDS TX bit 3n or CMOS I/O</text:p>
          </table:table-cell>
          <table:table-cell table:style-name="ce3" office:value-type="string" calcext:value-type="string">
            <text:p>LVDS or 2.5-V</text:p>
          </table:table-cell>
          <table:table-cell table:style-name="ce3" office:value-type="string" calcext:value-type="string">
            <text:p>PIN_AD29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HSMB_TX_n3</text:p>
          </table:table-cell>
          <table:table-cell office:value-type="string" calcext:value-type="string">
            <text:p>LVDS TX bit 3n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M12</text:p>
          </table:table-cell>
        </table:table-row>
        <table:table-row table:style-name="ro1">
          <table:table-cell/>
          <table:table-cell table:style-name="ce3" office:value-type="float" office:value="68" calcext:value-type="float">
            <text:p>68</text:p>
          </table:table-cell>
          <table:table-cell table:style-name="ce3" office:value-type="string" calcext:value-type="string">
            <text:p>HSMA_RX_n3</text:p>
          </table:table-cell>
          <table:table-cell table:style-name="ce3" office:value-type="string" calcext:value-type="string">
            <text:p>LVDS RX bit 3n or CMOS I/O</text:p>
          </table:table-cell>
          <table:table-cell table:style-name="ce3" office:value-type="string" calcext:value-type="string">
            <text:p>LVDS or 2.5-V</text:p>
          </table:table-cell>
          <table:table-cell table:style-name="ce3" office:value-type="string" calcext:value-type="string">
            <text:p>PIN_AK35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HSMB_RX_n3</text:p>
          </table:table-cell>
          <table:table-cell office:value-type="string" calcext:value-type="string">
            <text:p>LVDS RX bit 3n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C8</text:p>
          </table:table-cell>
        </table:table-row>
        <table:table-row table:style-name="ro1">
          <table:table-cell/>
          <table:table-cell table:style-name="ce3" office:value-type="float" office:value="71" calcext:value-type="float">
            <text:p>71</text:p>
          </table:table-cell>
          <table:table-cell table:style-name="ce3" office:value-type="string" calcext:value-type="string">
            <text:p>HSMA_TX_p4</text:p>
          </table:table-cell>
          <table:table-cell table:style-name="ce3" office:value-type="string" calcext:value-type="string">
            <text:p>LVDS TX bit 4 or CMOS I/O</text:p>
          </table:table-cell>
          <table:table-cell table:style-name="ce3" office:value-type="string" calcext:value-type="string">
            <text:p>LVDS or 2.5-V</text:p>
          </table:table-cell>
          <table:table-cell table:style-name="ce3" office:value-type="string" calcext:value-type="string">
            <text:p>PIN_AE28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HSMB_TX_p4</text:p>
          </table:table-cell>
          <table:table-cell office:value-type="string" calcext:value-type="string">
            <text:p>LVDS TX bit 4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R12</text:p>
          </table:table-cell>
        </table:table-row>
        <table:table-row table:style-name="ro1">
          <table:table-cell/>
          <table:table-cell table:style-name="ce3" office:value-type="float" office:value="72" calcext:value-type="float">
            <text:p>72</text:p>
          </table:table-cell>
          <table:table-cell table:style-name="ce3" office:value-type="string" calcext:value-type="string">
            <text:p>HSMA_RX_p4</text:p>
          </table:table-cell>
          <table:table-cell table:style-name="ce3" office:value-type="string" calcext:value-type="string">
            <text:p>LVDS RX bit 4 or CMOS I/O</text:p>
          </table:table-cell>
          <table:table-cell table:style-name="ce3" office:value-type="string" calcext:value-type="string">
            <text:p>LVDS or 2.5-V</text:p>
          </table:table-cell>
          <table:table-cell table:style-name="ce3" office:value-type="string" calcext:value-type="string">
            <text:p>PIN_AN3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HSMB_RX_p4</text:p>
          </table:table-cell>
          <table:table-cell office:value-type="string" calcext:value-type="string">
            <text:p>LVDS RX bit 4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D7</text:p>
          </table:table-cell>
        </table:table-row>
        <table:table-row table:style-name="ro1">
          <table:table-cell/>
          <table:table-cell table:style-name="ce3" office:value-type="float" office:value="73" calcext:value-type="float">
            <text:p>73</text:p>
          </table:table-cell>
          <table:table-cell table:style-name="ce3" office:value-type="string" calcext:value-type="string">
            <text:p>HSMA_TX_n4</text:p>
          </table:table-cell>
          <table:table-cell table:style-name="ce3" office:value-type="string" calcext:value-type="string">
            <text:p>LVDS TX bit 4n or CMOS I/O</text:p>
          </table:table-cell>
          <table:table-cell table:style-name="ce3" office:value-type="string" calcext:value-type="string">
            <text:p>LVDS or 2.5-V</text:p>
          </table:table-cell>
          <table:table-cell table:style-name="ce3" office:value-type="string" calcext:value-type="string">
            <text:p>PIN_AE29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HSMB_TX_n4</text:p>
          </table:table-cell>
          <table:table-cell office:value-type="string" calcext:value-type="string">
            <text:p>LVDS TX bit 4n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R11</text:p>
          </table:table-cell>
        </table:table-row>
        <table:table-row table:style-name="ro1">
          <table:table-cell/>
          <table:table-cell table:style-name="ce3" office:value-type="float" office:value="74" calcext:value-type="float">
            <text:p>74</text:p>
          </table:table-cell>
          <table:table-cell table:style-name="ce3" office:value-type="string" calcext:value-type="string">
            <text:p>HSMA_RX_n4</text:p>
          </table:table-cell>
          <table:table-cell table:style-name="ce3" office:value-type="string" calcext:value-type="string">
            <text:p>LVDS RX bit 4n or CMOS I/O</text:p>
          </table:table-cell>
          <table:table-cell table:style-name="ce3" office:value-type="string" calcext:value-type="string">
            <text:p>LVDS or 2.5-V</text:p>
          </table:table-cell>
          <table:table-cell table:style-name="ce3" office:value-type="string" calcext:value-type="string">
            <text:p>PIN_AP3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HSMB_RX_n4</text:p>
          </table:table-cell>
          <table:table-cell office:value-type="string" calcext:value-type="string">
            <text:p>LVDS RX bit 4n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C7</text:p>
          </table:table-cell>
        </table:table-row>
        <table:table-row table:style-name="ro1">
          <table:table-cell/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HSMA_TX_p5</text:p>
          </table:table-cell>
          <table:table-cell table:style-name="ce3" office:value-type="string" calcext:value-type="string">
            <text:p>LVDS TX bit 5 or CMOS I/O</text:p>
          </table:table-cell>
          <table:table-cell table:style-name="ce3" office:value-type="string" calcext:value-type="string">
            <text:p>LVDS or 2.5-V</text:p>
          </table:table-cell>
          <table:table-cell table:style-name="ce3" office:value-type="string" calcext:value-type="string">
            <text:p>PIN_AE26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HSMB_TX_p5</text:p>
          </table:table-cell>
          <table:table-cell office:value-type="string" calcext:value-type="string">
            <text:p>LVDS TX bit 5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T13</text:p>
          </table:table-cell>
        </table:table-row>
        <table:table-row table:style-name="ro1">
          <table:table-cell/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HSMA_RX_p5</text:p>
          </table:table-cell>
          <table:table-cell table:style-name="ce3" office:value-type="string" calcext:value-type="string">
            <text:p>LVDS RX bit 5 or CMOS I/O</text:p>
          </table:table-cell>
          <table:table-cell table:style-name="ce3" office:value-type="string" calcext:value-type="string">
            <text:p>LVDS or 2.5-V</text:p>
          </table:table-cell>
          <table:table-cell table:style-name="ce3" office:value-type="string" calcext:value-type="string">
            <text:p>PIN_AM34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HSMB_RX_p5</text:p>
          </table:table-cell>
          <table:table-cell office:value-type="string" calcext:value-type="string">
            <text:p>LVDS RX bit 5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F10</text:p>
          </table:table-cell>
        </table:table-row>
        <table:table-row table:style-name="ro1">
          <table:table-cell/>
          <table:table-cell table:style-name="ce3" office:value-type="float" office:value="79" calcext:value-type="float">
            <text:p>79</text:p>
          </table:table-cell>
          <table:table-cell table:style-name="ce3" office:value-type="string" calcext:value-type="string">
            <text:p>HSMA_TX_n5</text:p>
          </table:table-cell>
          <table:table-cell table:style-name="ce3" office:value-type="string" calcext:value-type="string">
            <text:p>LVDS TX bit 5n or CMOS I/O</text:p>
          </table:table-cell>
          <table:table-cell table:style-name="ce3" office:value-type="string" calcext:value-type="string">
            <text:p>LVDS or 2.5-V</text:p>
          </table:table-cell>
          <table:table-cell table:style-name="ce3" office:value-type="string" calcext:value-type="string">
            <text:p>PIN_AF26</text:p>
          </table:table-cell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HSMB_TX_n5</text:p>
          </table:table-cell>
          <table:table-cell office:value-type="string" calcext:value-type="string">
            <text:p>LVDS TX bit 5n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T12</text:p>
          </table:table-cell>
        </table:table-row>
        <table:table-row table:style-name="ro1">
          <table:table-cell/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HSMA_RX_n5</text:p>
          </table:table-cell>
          <table:table-cell table:style-name="ce3" office:value-type="string" calcext:value-type="string">
            <text:p>LVDS RX bit 5n or CMOS I/O</text:p>
          </table:table-cell>
          <table:table-cell table:style-name="ce3" office:value-type="string" calcext:value-type="string">
            <text:p>LVDS or 2.5-V</text:p>
          </table:table-cell>
          <table:table-cell table:style-name="ce3" office:value-type="string" calcext:value-type="string">
            <text:p>PIN_AM3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HSMB_RX_n5</text:p>
          </table:table-cell>
          <table:table-cell office:value-type="string" calcext:value-type="string">
            <text:p>LVDS RX bit 5n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E10</text:p>
          </table:table-cell>
        </table:table-row>
        <table:table-row table:style-name="ro1">
          <table:table-cell/>
          <table:table-cell table:style-name="ce3" office:value-type="float" office:value="83" calcext:value-type="float">
            <text:p>83</text:p>
          </table:table-cell>
          <table:table-cell table:style-name="ce3" office:value-type="string" calcext:value-type="string">
            <text:p>HSMA_TX_p6</text:p>
          </table:table-cell>
          <table:table-cell table:style-name="ce3" office:value-type="string" calcext:value-type="string">
            <text:p>LVDS TX bit 6 or CMOS I/O</text:p>
          </table:table-cell>
          <table:table-cell table:style-name="ce3" office:value-type="string" calcext:value-type="string">
            <text:p>LVDS or 2.5-V</text:p>
          </table:table-cell>
          <table:table-cell table:style-name="ce3" office:value-type="string" calcext:value-type="string">
            <text:p>PIN_AG31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HSMB_TX_p6</text:p>
          </table:table-cell>
          <table:table-cell office:value-type="string" calcext:value-type="string">
            <text:p>LVDS TX bit 6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R13</text:p>
          </table:table-cell>
        </table:table-row>
        <table:table-row table:style-name="ro1">
          <table:table-cell/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HSMA_RX_p6</text:p>
          </table:table-cell>
          <table:table-cell table:style-name="ce3" office:value-type="string" calcext:value-type="string">
            <text:p>LVDS RX bit 6 or CMOS I/O</text:p>
          </table:table-cell>
          <table:table-cell table:style-name="ce3" office:value-type="string" calcext:value-type="string">
            <text:p>LVDS or 2.5-V</text:p>
          </table:table-cell>
          <table:table-cell table:style-name="ce3" office:value-type="string" calcext:value-type="string">
            <text:p>PIN_AM31</text:p>
          </table:table-cell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HSMB_RX_p6</text:p>
          </table:table-cell>
          <table:table-cell office:value-type="string" calcext:value-type="string">
            <text:p>LVDS RX bit 6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G5</text:p>
          </table:table-cell>
        </table:table-row>
        <table:table-row table:style-name="ro1">
          <table:table-cell/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HSMA_TX_n6</text:p>
          </table:table-cell>
          <table:table-cell table:style-name="ce3" office:value-type="string" calcext:value-type="string">
            <text:p>LVDS TX bit 6n or CMOS I/O</text:p>
          </table:table-cell>
          <table:table-cell table:style-name="ce3" office:value-type="string" calcext:value-type="string">
            <text:p>LVDS or 2.5-V</text:p>
          </table:table-cell>
          <table:table-cell table:style-name="ce3" office:value-type="string" calcext:value-type="string">
            <text:p>PIN_AG32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HSMB_TX_n6</text:p>
          </table:table-cell>
          <table:table-cell office:value-type="string" calcext:value-type="string">
            <text:p>LVDS TX bit 6n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P13</text:p>
          </table:table-cell>
        </table:table-row>
        <table:table-row table:style-name="ro1">
          <table:table-cell/>
          <table:table-cell table:style-name="ce3" office:value-type="float" office:value="86" calcext:value-type="float">
            <text:p>86</text:p>
          </table:table-cell>
          <table:table-cell table:style-name="ce3" office:value-type="string" calcext:value-type="string">
            <text:p>HSMA_RX_n6</text:p>
          </table:table-cell>
          <table:table-cell table:style-name="ce3" office:value-type="string" calcext:value-type="string">
            <text:p>LVDS RX bit 6n or CMOS I/O</text:p>
          </table:table-cell>
          <table:table-cell table:style-name="ce3" office:value-type="string" calcext:value-type="string">
            <text:p>LVDS or 2.5-V</text:p>
          </table:table-cell>
          <table:table-cell table:style-name="ce3" office:value-type="string" calcext:value-type="string">
            <text:p>PIN_AN31</text:p>
          </table:table-cell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HSMB_RX_n6</text:p>
          </table:table-cell>
          <table:table-cell office:value-type="string" calcext:value-type="string">
            <text:p>LVDS RX bit 6n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F5</text:p>
          </table:table-cell>
        </table:table-row>
        <table:table-row table:style-name="ro1">
          <table:table-cell/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HSMA_TX_p7</text:p>
          </table:table-cell>
          <table:table-cell table:style-name="ce3" office:value-type="string" calcext:value-type="string">
            <text:p>LVDS TX bit 7 or CMOS I/O</text:p>
          </table:table-cell>
          <table:table-cell table:style-name="ce3" office:value-type="string" calcext:value-type="string">
            <text:p>LVDS or 2.5-V</text:p>
          </table:table-cell>
          <table:table-cell table:style-name="ce3" office:value-type="string" calcext:value-type="string">
            <text:p>PIN_AG29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HSMB_TX_p7</text:p>
          </table:table-cell>
          <table:table-cell office:value-type="string" calcext:value-type="string">
            <text:p>LVDS TX bit 7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H7</text:p>
          </table:table-cell>
        </table:table-row>
        <table:table-row table:style-name="ro1">
          <table:table-cell/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HSMA_RX_p7</text:p>
          </table:table-cell>
          <table:table-cell table:style-name="ce3" office:value-type="string" calcext:value-type="string">
            <text:p>LVDS RX bit 7 or CMOS I/O</text:p>
          </table:table-cell>
          <table:table-cell table:style-name="ce3" office:value-type="string" calcext:value-type="string">
            <text:p>LVDS or 2.5-V</text:p>
          </table:table-cell>
          <table:table-cell table:style-name="ce3" office:value-type="string" calcext:value-type="string">
            <text:p>PIN_AN3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HSMB_RX_p7</text:p>
          </table:table-cell>
          <table:table-cell office:value-type="string" calcext:value-type="string">
            <text:p>LVDS RX bit 7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G6</text:p>
          </table:table-cell>
        </table:table-row>
        <table:table-row table:style-name="ro1">
          <table:table-cell/>
          <table:table-cell table:style-name="ce3" office:value-type="float" office:value="91" calcext:value-type="float">
            <text:p>91</text:p>
          </table:table-cell>
          <table:table-cell table:style-name="ce3" office:value-type="string" calcext:value-type="string">
            <text:p>HSMA_TX_n7</text:p>
          </table:table-cell>
          <table:table-cell table:style-name="ce3" office:value-type="string" calcext:value-type="string">
            <text:p>LVDS TX bit 7n or CMOS I/O</text:p>
          </table:table-cell>
          <table:table-cell table:style-name="ce3" office:value-type="string" calcext:value-type="string">
            <text:p>LVDS or 2.5-V</text:p>
          </table:table-cell>
          <table:table-cell table:style-name="ce3" office:value-type="string" calcext:value-type="string">
            <text:p>PIN_AH29</text:p>
          </table:table-cell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HSMB_TX_n7</text:p>
          </table:table-cell>
          <table:table-cell office:value-type="string" calcext:value-type="string">
            <text:p>LVDS TX bit 7n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G7</text:p>
          </table:table-cell>
        </table:table-row>
        <table:table-row table:style-name="ro1">
          <table:table-cell/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HSMA_RX_n7</text:p>
          </table:table-cell>
          <table:table-cell table:style-name="ce3" office:value-type="string" calcext:value-type="string">
            <text:p>LVDS RX bit 7n or CMOS I/O</text:p>
          </table:table-cell>
          <table:table-cell table:style-name="ce3" office:value-type="string" calcext:value-type="string">
            <text:p>LVDS or 2.5-V</text:p>
          </table:table-cell>
          <table:table-cell table:style-name="ce3" office:value-type="string" calcext:value-type="string">
            <text:p>PIN_AP34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HSMB_RX_n7</text:p>
          </table:table-cell>
          <table:table-cell office:value-type="string" calcext:value-type="string">
            <text:p>LVDS RX bit 7n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F6</text:p>
          </table:table-cell>
        </table:table-row>
        <table:table-row table:style-name="ro1">
          <table:table-cell/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HSMA_OUT_p1</text:p>
          </table:table-cell>
          <table:table-cell table:style-name="ce3" office:value-type="string" calcext:value-type="string">
            <text:p>LVDS TX or CMOS I/O</text:p>
          </table:table-cell>
          <table:table-cell table:style-name="ce3" office:value-type="string" calcext:value-type="string">
            <text:p>LVDS or 2.5-V</text:p>
          </table:table-cell>
          <table:table-cell table:style-name="ce3" office:value-type="string" calcext:value-type="string">
            <text:p>PIN_AG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HSMB_OUT_p1</text:p>
          </table:table-cell>
          <table:table-cell office:value-type="string" calcext:value-type="string">
            <text:p>LVDS TX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K8</text:p>
          </table:table-cell>
        </table:table-row>
        <table:table-row table:style-name="ro1">
          <table:table-cell/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HSMA_CLKIN_p1</text:p>
          </table:table-cell>
          <table:table-cell table:style-name="ce3" office:value-type="string" calcext:value-type="string">
            <text:p>LVDS RX or CMOS I/O or differential clock input</text:p>
          </table:table-cell>
          <table:table-cell table:style-name="ce3" office:value-type="string" calcext:value-type="string">
            <text:p>LVDS or 2.5-V</text:p>
          </table:table-cell>
          <table:table-cell table:style-name="ce3" office:value-type="string" calcext:value-type="string">
            <text:p>PIN_AB34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HSMB_CLKIN_p1</text:p>
          </table:table-cell>
          <table:table-cell office:value-type="string" calcext:value-type="string">
            <text:p>LVDS RX or CMOS I/O or differential clock input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W34</text:p>
          </table:table-cell>
        </table:table-row>
        <table:table-row table:style-name="ro1">
          <table:table-cell/>
          <table:table-cell table:style-name="ce3" office:value-type="float" office:value="97" calcext:value-type="float">
            <text:p>97</text:p>
          </table:table-cell>
          <table:table-cell table:style-name="ce3" office:value-type="string" calcext:value-type="string">
            <text:p>HSMA_OUT_n1</text:p>
          </table:table-cell>
          <table:table-cell table:style-name="ce3" office:value-type="string" calcext:value-type="string">
            <text:p>LVDS RX or CMOS I/O</text:p>
          </table:table-cell>
          <table:table-cell table:style-name="ce3" office:value-type="string" calcext:value-type="string">
            <text:p>LVDS or 2.5-V</text:p>
          </table:table-cell>
          <table:table-cell table:style-name="ce3" office:value-type="string" calcext:value-type="string">
            <text:p>PIN_AH28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HSMB_OUT_n1</text:p>
          </table:table-cell>
          <table:table-cell office:value-type="string" calcext:value-type="string">
            <text:p>LVDS RX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J8</text:p>
          </table:table-cell>
        </table:table-row>
        <table:table-row table:style-name="ro1">
          <table:table-cell/>
          <table:table-cell table:style-name="ce3" office:value-type="float" office:value="98" calcext:value-type="float">
            <text:p>98</text:p>
          </table:table-cell>
          <table:table-cell table:style-name="ce3" office:value-type="string" calcext:value-type="string">
            <text:p>HSMA_CLKIN_n1</text:p>
          </table:table-cell>
          <table:table-cell table:style-name="ce3" office:value-type="string" calcext:value-type="string">
            <text:p>LVDS RX or CMOS I/O or differential clock input</text:p>
          </table:table-cell>
          <table:table-cell table:style-name="ce3" office:value-type="string" calcext:value-type="string">
            <text:p>LVDS or 2.5-V</text:p>
          </table:table-cell>
          <table:table-cell table:style-name="ce3" office:value-type="string" calcext:value-type="string">
            <text:p>PIN_AA35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HSMB_CLKIN_n1</text:p>
          </table:table-cell>
          <table:table-cell office:value-type="string" calcext:value-type="string">
            <text:p>LVDS RX or CMOS I/O or differential clock input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W35</text:p>
          </table:table-cell>
        </table:table-row>
        <table:table-row table:style-name="ro1">
          <table:table-cell/>
          <table:table-cell table:style-name="ce3" office:value-type="float" office:value="101" calcext:value-type="float">
            <text:p>101</text:p>
          </table:table-cell>
          <table:table-cell table:style-name="ce3" office:value-type="string" calcext:value-type="string">
            <text:p>HSMA_TX_p8</text:p>
          </table:table-cell>
          <table:table-cell table:style-name="ce3" office:value-type="string" calcext:value-type="string">
            <text:p>LVDS TX bit 8 or CMOS I/O</text:p>
          </table:table-cell>
          <table:table-cell table:style-name="ce3" office:value-type="string" calcext:value-type="string">
            <text:p>LVDS or 2.5-V</text:p>
          </table:table-cell>
          <table:table-cell table:style-name="ce3" office:value-type="string" calcext:value-type="string">
            <text:p>PIN_AC28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HSMB_TX_p8</text:p>
          </table:table-cell>
          <table:table-cell office:value-type="string" calcext:value-type="string">
            <text:p>LVDS TX bit 8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M10</text:p>
          </table:table-cell>
        </table:table-row>
        <table:table-row table:style-name="ro1">
          <table:table-cell/>
          <table:table-cell table:style-name="ce3" office:value-type="float" office:value="102" calcext:value-type="float">
            <text:p>102</text:p>
          </table:table-cell>
          <table:table-cell table:style-name="ce3" office:value-type="string" calcext:value-type="string">
            <text:p>HSMA_RX_p8</text:p>
          </table:table-cell>
          <table:table-cell table:style-name="ce3" office:value-type="string" calcext:value-type="string">
            <text:p>LVDS RX bit 8 or CMOS I/O</text:p>
          </table:table-cell>
          <table:table-cell table:style-name="ce3" office:value-type="string" calcext:value-type="string">
            <text:p>LVDS or 2.5-V</text:p>
          </table:table-cell>
          <table:table-cell table:style-name="ce3" office:value-type="string" calcext:value-type="string">
            <text:p>PIN_AP3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HSMB_RX_p8</text:p>
          </table:table-cell>
          <table:table-cell office:value-type="string" calcext:value-type="string">
            <text:p>LVDS RX bit 8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F7</text:p>
          </table:table-cell>
        </table:table-row>
        <table:table-row table:style-name="ro1">
          <table:table-cell/>
          <table:table-cell table:style-name="ce3" office:value-type="float" office:value="103" calcext:value-type="float">
            <text:p>103</text:p>
          </table:table-cell>
          <table:table-cell table:style-name="ce3" office:value-type="string" calcext:value-type="string">
            <text:p>HSMA_TX_n8</text:p>
          </table:table-cell>
          <table:table-cell table:style-name="ce3" office:value-type="string" calcext:value-type="string">
            <text:p>LVDS TX bit 8n or CMOS I/O</text:p>
          </table:table-cell>
          <table:table-cell table:style-name="ce3" office:value-type="string" calcext:value-type="string">
            <text:p>LVDS or 2.5-V</text:p>
          </table:table-cell>
          <table:table-cell table:style-name="ce3" office:value-type="string" calcext:value-type="string">
            <text:p>PIN_AC29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HSMB_TX_n8</text:p>
          </table:table-cell>
          <table:table-cell office:value-type="string" calcext:value-type="string">
            <text:p>LVDS TX bit 8n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L10</text:p>
          </table:table-cell>
        </table:table-row>
        <table:table-row table:style-name="ro1">
          <table:table-cell/>
          <table:table-cell table:style-name="ce3" office:value-type="float" office:value="104" calcext:value-type="float">
            <text:p>104</text:p>
          </table:table-cell>
          <table:table-cell table:style-name="ce3" office:value-type="string" calcext:value-type="string">
            <text:p>HSMA_RX_n8</text:p>
          </table:table-cell>
          <table:table-cell table:style-name="ce3" office:value-type="string" calcext:value-type="string">
            <text:p>LVDS RX bit 8n or CMOS I/O</text:p>
          </table:table-cell>
          <table:table-cell table:style-name="ce3" office:value-type="string" calcext:value-type="string">
            <text:p>LVDS or 2.5-V</text:p>
          </table:table-cell>
          <table:table-cell table:style-name="ce3" office:value-type="string" calcext:value-type="string">
            <text:p>PIN_AR32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HSMB_RX_n8</text:p>
          </table:table-cell>
          <table:table-cell office:value-type="string" calcext:value-type="string">
            <text:p>LVDS RX bit 8n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E7</text:p>
          </table:table-cell>
        </table:table-row>
        <table:table-row table:style-name="ro1">
          <table:table-cell/>
          <table:table-cell table:style-name="ce3" office:value-type="float" office:value="107" calcext:value-type="float">
            <text:p>107</text:p>
          </table:table-cell>
          <table:table-cell table:style-name="ce3" office:value-type="string" calcext:value-type="string">
            <text:p>HSMA_TX_p9</text:p>
          </table:table-cell>
          <table:table-cell table:style-name="ce3" office:value-type="string" calcext:value-type="string">
            <text:p>LVDS TX bit 9 or CMOS I/O</text:p>
          </table:table-cell>
          <table:table-cell table:style-name="ce3" office:value-type="string" calcext:value-type="string">
            <text:p>LVDS or 2.5-V</text:p>
          </table:table-cell>
          <table:table-cell table:style-name="ce3" office:value-type="string" calcext:value-type="string">
            <text:p>PIN_AJ29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HSMB_TX_p9</text:p>
          </table:table-cell>
          <table:table-cell office:value-type="string" calcext:value-type="string">
            <text:p>LVDS TX bit 9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M8</text:p>
          </table:table-cell>
        </table:table-row>
        <table:table-row table:style-name="ro1">
          <table:table-cell/>
          <table:table-cell table:style-name="ce3" office:value-type="float" office:value="108" calcext:value-type="float">
            <text:p>108</text:p>
          </table:table-cell>
          <table:table-cell table:style-name="ce3" office:value-type="string" calcext:value-type="string">
            <text:p>HSMA_RX_p9</text:p>
          </table:table-cell>
          <table:table-cell table:style-name="ce3" office:value-type="string" calcext:value-type="string">
            <text:p>LVDS RX bit 9 or CMOS I/O</text:p>
          </table:table-cell>
          <table:table-cell table:style-name="ce3" office:value-type="string" calcext:value-type="string">
            <text:p>LVDS or 2.5-V</text:p>
          </table:table-cell>
          <table:table-cell table:style-name="ce3" office:value-type="string" calcext:value-type="string">
            <text:p>PIN_AR31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HSMB_RX_p9</text:p>
          </table:table-cell>
          <table:table-cell office:value-type="string" calcext:value-type="string">
            <text:p>LVDS RX bit 9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G8</text:p>
          </table:table-cell>
        </table:table-row>
        <table:table-row table:style-name="ro1">
          <table:table-cell/>
          <table:table-cell table:style-name="ce3" office:value-type="float" office:value="109" calcext:value-type="float">
            <text:p>109</text:p>
          </table:table-cell>
          <table:table-cell table:style-name="ce3" office:value-type="string" calcext:value-type="string">
            <text:p>HSMA_TX_n9</text:p>
          </table:table-cell>
          <table:table-cell table:style-name="ce3" office:value-type="string" calcext:value-type="string">
            <text:p>LVDS TX bit 9n or CMOS I/O</text:p>
          </table:table-cell>
          <table:table-cell table:style-name="ce3" office:value-type="string" calcext:value-type="string">
            <text:p>LVDS or 2.5-V</text:p>
          </table:table-cell>
          <table:table-cell table:style-name="ce3" office:value-type="string" calcext:value-type="string">
            <text:p>PIN_AK29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HSMB_TX_n9</text:p>
          </table:table-cell>
          <table:table-cell office:value-type="string" calcext:value-type="string">
            <text:p>LVDS TX bit 9n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M7</text:p>
          </table:table-cell>
        </table:table-row>
        <table:table-row table:style-name="ro1">
          <table:table-cell/>
          <table:table-cell table:style-name="ce3" office:value-type="float" office:value="110" calcext:value-type="float">
            <text:p>110</text:p>
          </table:table-cell>
          <table:table-cell table:style-name="ce3" office:value-type="string" calcext:value-type="string">
            <text:p>HSMA_RX_n9</text:p>
          </table:table-cell>
          <table:table-cell table:style-name="ce3" office:value-type="string" calcext:value-type="string">
            <text:p>LVDS RX bit 9n or CMOS I/O</text:p>
          </table:table-cell>
          <table:table-cell table:style-name="ce3" office:value-type="string" calcext:value-type="string">
            <text:p>LVDS or 2.5-V</text:p>
          </table:table-cell>
          <table:table-cell table:style-name="ce3" office:value-type="string" calcext:value-type="string">
            <text:p>PIN_AT3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HSMB_RX_n9</text:p>
          </table:table-cell>
          <table:table-cell office:value-type="string" calcext:value-type="string">
            <text:p>LVDS RX bit 9n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F8</text:p>
          </table:table-cell>
        </table:table-row>
        <table:table-row table:style-name="ro1">
          <table:table-cell/>
          <table:table-cell table:style-name="ce3" office:value-type="float" office:value="113" calcext:value-type="float">
            <text:p>113</text:p>
          </table:table-cell>
          <table:table-cell table:style-name="ce3" office:value-type="string" calcext:value-type="string">
            <text:p>HSMA_TX_p10</text:p>
          </table:table-cell>
          <table:table-cell table:style-name="ce3" office:value-type="string" calcext:value-type="string">
            <text:p>LVDS TX bit 10 or CMOS I/O</text:p>
          </table:table-cell>
          <table:table-cell table:style-name="ce3" office:value-type="string" calcext:value-type="string">
            <text:p>LVDS or 2.5-V</text:p>
          </table:table-cell>
          <table:table-cell table:style-name="ce3" office:value-type="string" calcext:value-type="string">
            <text:p>PIN_AD30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HSMB_TX_p10</text:p>
          </table:table-cell>
          <table:table-cell office:value-type="string" calcext:value-type="string">
            <text:p>LVDS TX bit 10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M11</text:p>
          </table:table-cell>
        </table:table-row>
        <table:table-row table:style-name="ro1">
          <table:table-cell/>
          <table:table-cell table:style-name="ce3" office:value-type="float" office:value="114" calcext:value-type="float">
            <text:p>114</text:p>
          </table:table-cell>
          <table:table-cell table:style-name="ce3" office:value-type="string" calcext:value-type="string">
            <text:p>HSMA_RX_p10</text:p>
          </table:table-cell>
          <table:table-cell table:style-name="ce3" office:value-type="string" calcext:value-type="string">
            <text:p>LVDS RX bit 10 or CMOS I/O</text:p>
          </table:table-cell>
          <table:table-cell table:style-name="ce3" office:value-type="string" calcext:value-type="string">
            <text:p>LVDS or 2.5-V</text:p>
          </table:table-cell>
          <table:table-cell table:style-name="ce3" office:value-type="string" calcext:value-type="string">
            <text:p>PIN_AT33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HSMB_RX_p10</text:p>
          </table:table-cell>
          <table:table-cell office:value-type="string" calcext:value-type="string">
            <text:p>LVDS RX bit 10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G9</text:p>
          </table:table-cell>
        </table:table-row>
        <table:table-row table:style-name="ro1">
          <table:table-cell/>
          <table:table-cell table:style-name="ce3" office:value-type="float" office:value="115" calcext:value-type="float">
            <text:p>115</text:p>
          </table:table-cell>
          <table:table-cell table:style-name="ce3" office:value-type="string" calcext:value-type="string">
            <text:p>HSMA_TX_n10</text:p>
          </table:table-cell>
          <table:table-cell table:style-name="ce3" office:value-type="string" calcext:value-type="string">
            <text:p>LVDS TX bit 10n or CMOS I/O</text:p>
          </table:table-cell>
          <table:table-cell table:style-name="ce3" office:value-type="string" calcext:value-type="string">
            <text:p>LVDS or 2.5-V</text:p>
          </table:table-cell>
          <table:table-cell table:style-name="ce3" office:value-type="string" calcext:value-type="string">
            <text:p>PIN_AD3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HSMB_TX_n10</text:p>
          </table:table-cell>
          <table:table-cell office:value-type="string" calcext:value-type="string">
            <text:p>LVDS TX bit 10n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L11</text:p>
          </table:table-cell>
        </table:table-row>
        <table:table-row table:style-name="ro1">
          <table:table-cell/>
          <table:table-cell table:style-name="ce3" office:value-type="float" office:value="116" calcext:value-type="float">
            <text:p>116</text:p>
          </table:table-cell>
          <table:table-cell table:style-name="ce3" office:value-type="string" calcext:value-type="string">
            <text:p>HSMA_RX_n10</text:p>
          </table:table-cell>
          <table:table-cell table:style-name="ce3" office:value-type="string" calcext:value-type="string">
            <text:p>LVDS RX bit 10n or CMOS I/O</text:p>
          </table:table-cell>
          <table:table-cell table:style-name="ce3" office:value-type="string" calcext:value-type="string">
            <text:p>LVDS or 2.5-V</text:p>
          </table:table-cell>
          <table:table-cell table:style-name="ce3" office:value-type="string" calcext:value-type="string">
            <text:p>PIN_AU33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HSMB_RX_n10</text:p>
          </table:table-cell>
          <table:table-cell office:value-type="string" calcext:value-type="string">
            <text:p>LVDS RX bit 10n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F9</text:p>
          </table:table-cell>
        </table:table-row>
        <table:table-row table:style-name="ro1">
          <table:table-cell/>
          <table:table-cell table:style-name="ce3" office:value-type="float" office:value="119" calcext:value-type="float">
            <text:p>119</text:p>
          </table:table-cell>
          <table:table-cell table:style-name="ce3" office:value-type="string" calcext:value-type="string">
            <text:p>HSMA_TX_p11</text:p>
          </table:table-cell>
          <table:table-cell table:style-name="ce3" office:value-type="string" calcext:value-type="string">
            <text:p>LVDS TX bit 11 or CMOS I/O</text:p>
          </table:table-cell>
          <table:table-cell table:style-name="ce3" office:value-type="string" calcext:value-type="string">
            <text:p>LVDS or 2.5-V</text:p>
          </table:table-cell>
          <table:table-cell table:style-name="ce3" office:value-type="string" calcext:value-type="string">
            <text:p>PIN_AK32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HSMB_TX_p11</text:p>
          </table:table-cell>
          <table:table-cell office:value-type="string" calcext:value-type="string">
            <text:p>LVDS TX bit 11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N9</text:p>
          </table:table-cell>
        </table:table-row>
        <table:table-row table:style-name="ro1">
          <table:table-cell/>
          <table:table-cell table:style-name="ce3" office:value-type="float" office:value="120" calcext:value-type="float">
            <text:p>120</text:p>
          </table:table-cell>
          <table:table-cell table:style-name="ce3" office:value-type="string" calcext:value-type="string">
            <text:p>HSMA_RX_p11</text:p>
          </table:table-cell>
          <table:table-cell table:style-name="ce3" office:value-type="string" calcext:value-type="string">
            <text:p>LVDS RX bit 11 or CMOS I/O</text:p>
          </table:table-cell>
          <table:table-cell table:style-name="ce3" office:value-type="string" calcext:value-type="string">
            <text:p>LVDS or 2.5-V</text:p>
          </table:table-cell>
          <table:table-cell table:style-name="ce3" office:value-type="string" calcext:value-type="string">
            <text:p>PIN_AU3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HSMB_RX_p11</text:p>
          </table:table-cell>
          <table:table-cell office:value-type="string" calcext:value-type="string">
            <text:p>LVDS RX bit 11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N6</text:p>
          </table:table-cell>
        </table:table-row>
        <table:table-row table:style-name="ro1">
          <table:table-cell/>
          <table:table-cell table:style-name="ce3" office:value-type="float" office:value="121" calcext:value-type="float">
            <text:p>121</text:p>
          </table:table-cell>
          <table:table-cell table:style-name="ce3" office:value-type="string" calcext:value-type="string">
            <text:p>HSMA_TX_n11</text:p>
          </table:table-cell>
          <table:table-cell table:style-name="ce3" office:value-type="string" calcext:value-type="string">
            <text:p>LVDS TX bit 11n or CMOS I/O</text:p>
          </table:table-cell>
          <table:table-cell table:style-name="ce3" office:value-type="string" calcext:value-type="string">
            <text:p>LVDS or 2.5-V</text:p>
          </table:table-cell>
          <table:table-cell table:style-name="ce3" office:value-type="string" calcext:value-type="string">
            <text:p>PIN_AL32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HSMB_TX_n11</text:p>
          </table:table-cell>
          <table:table-cell office:value-type="string" calcext:value-type="string">
            <text:p>LVDS TX bit 11n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P8</text:p>
          </table:table-cell>
        </table:table-row>
        <table:table-row table:style-name="ro1">
          <table:table-cell/>
          <table:table-cell table:style-name="ce3" office:value-type="float" office:value="122" calcext:value-type="float">
            <text:p>122</text:p>
          </table:table-cell>
          <table:table-cell table:style-name="ce3" office:value-type="string" calcext:value-type="string">
            <text:p>HSMA_RX_n11</text:p>
          </table:table-cell>
          <table:table-cell table:style-name="ce3" office:value-type="string" calcext:value-type="string">
            <text:p>LVDS RX bit 11n or CMOS I/O</text:p>
          </table:table-cell>
          <table:table-cell table:style-name="ce3" office:value-type="string" calcext:value-type="string">
            <text:p>LVDS or 2.5-V</text:p>
          </table:table-cell>
          <table:table-cell table:style-name="ce3" office:value-type="string" calcext:value-type="string">
            <text:p>PIN_AV34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HSMB_RX_n11</text:p>
          </table:table-cell>
          <table:table-cell office:value-type="string" calcext:value-type="string">
            <text:p>LVDS RX bit 11n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N5</text:p>
          </table:table-cell>
        </table:table-row>
        <table:table-row table:style-name="ro1">
          <table:table-cell/>
          <table:table-cell table:style-name="ce3" office:value-type="float" office:value="125" calcext:value-type="float">
            <text:p>125</text:p>
          </table:table-cell>
          <table:table-cell table:style-name="ce3" office:value-type="string" calcext:value-type="string">
            <text:p>HSMA_TX_p12</text:p>
          </table:table-cell>
          <table:table-cell table:style-name="ce3" office:value-type="string" calcext:value-type="string">
            <text:p>LVDS TX bit 12 or CMOS I/O</text:p>
          </table:table-cell>
          <table:table-cell table:style-name="ce3" office:value-type="string" calcext:value-type="string">
            <text:p>LVDS or 2.5-V</text:p>
          </table:table-cell>
          <table:table-cell table:style-name="ce3" office:value-type="string" calcext:value-type="string">
            <text:p>PIN_AG27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HSMB_TX_p12</text:p>
          </table:table-cell>
          <table:table-cell office:value-type="string" calcext:value-type="string">
            <text:p>LVDS TX bit 12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R9</text:p>
          </table:table-cell>
        </table:table-row>
        <table:table-row table:style-name="ro1">
          <table:table-cell/>
          <table:table-cell table:style-name="ce3" office:value-type="float" office:value="126" calcext:value-type="float">
            <text:p>126</text:p>
          </table:table-cell>
          <table:table-cell table:style-name="ce3" office:value-type="string" calcext:value-type="string">
            <text:p>HSMA_RX_p12</text:p>
          </table:table-cell>
          <table:table-cell table:style-name="ce3" office:value-type="string" calcext:value-type="string">
            <text:p>LVDS RX bit 12 or CMOS I/O</text:p>
          </table:table-cell>
          <table:table-cell table:style-name="ce3" office:value-type="string" calcext:value-type="string">
            <text:p>LVDS or 2.5-V</text:p>
          </table:table-cell>
          <table:table-cell table:style-name="ce3" office:value-type="string" calcext:value-type="string">
            <text:p>PIN_AT32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HSMB_RX_p12</text:p>
          </table:table-cell>
          <table:table-cell office:value-type="string" calcext:value-type="string">
            <text:p>LVDS RX bit 12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M6</text:p>
          </table:table-cell>
        </table:table-row>
        <table:table-row table:style-name="ro1">
          <table:table-cell/>
          <table:table-cell table:style-name="ce3" office:value-type="float" office:value="127" calcext:value-type="float">
            <text:p>127</text:p>
          </table:table-cell>
          <table:table-cell table:style-name="ce3" office:value-type="string" calcext:value-type="string">
            <text:p>HSMA_TX_n12</text:p>
          </table:table-cell>
          <table:table-cell table:style-name="ce3" office:value-type="string" calcext:value-type="string">
            <text:p>LVDS TX bit 12n or CMOS I/O</text:p>
          </table:table-cell>
          <table:table-cell table:style-name="ce3" office:value-type="string" calcext:value-type="string">
            <text:p>LVDS or 2.5-V</text:p>
          </table:table-cell>
          <table:table-cell table:style-name="ce3" office:value-type="string" calcext:value-type="string">
            <text:p>PIN_AH27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HSMB_TX_n12</text:p>
          </table:table-cell>
          <table:table-cell office:value-type="string" calcext:value-type="string">
            <text:p>LVDS TX bit 12n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R8</text:p>
          </table:table-cell>
        </table:table-row>
        <table:table-row table:style-name="ro1">
          <table:table-cell/>
          <table:table-cell table:style-name="ce3" office:value-type="float" office:value="128" calcext:value-type="float">
            <text:p>128</text:p>
          </table:table-cell>
          <table:table-cell table:style-name="ce3" office:value-type="string" calcext:value-type="string">
            <text:p>HSMA_RX_n12</text:p>
          </table:table-cell>
          <table:table-cell table:style-name="ce3" office:value-type="string" calcext:value-type="string">
            <text:p>LVDS RX bit 12n or CMOS I/O</text:p>
          </table:table-cell>
          <table:table-cell table:style-name="ce3" office:value-type="string" calcext:value-type="string">
            <text:p>LVDS or 2.5-V</text:p>
          </table:table-cell>
          <table:table-cell table:style-name="ce3" office:value-type="string" calcext:value-type="string">
            <text:p>PIN_AU32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HSMB_RX_n12</text:p>
          </table:table-cell>
          <table:table-cell office:value-type="string" calcext:value-type="string">
            <text:p>LVDS RX bit 12n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L5</text:p>
          </table:table-cell>
        </table:table-row>
        <table:table-row table:style-name="ro1">
          <table:table-cell/>
          <table:table-cell table:style-name="ce3" office:value-type="float" office:value="131" calcext:value-type="float">
            <text:p>131</text:p>
          </table:table-cell>
          <table:table-cell table:style-name="ce3" office:value-type="string" calcext:value-type="string">
            <text:p>HSMA_TX_p13</text:p>
          </table:table-cell>
          <table:table-cell table:style-name="ce3" office:value-type="string" calcext:value-type="string">
            <text:p>LVDS TX bit 13 or CMOS I/O</text:p>
          </table:table-cell>
          <table:table-cell table:style-name="ce3" office:value-type="string" calcext:value-type="string">
            <text:p>LVDS or 2.5-V</text:p>
          </table:table-cell>
          <table:table-cell table:style-name="ce3" office:value-type="string" calcext:value-type="string">
            <text:p>PIN_AK31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HSMB_TX_p13</text:p>
          </table:table-cell>
          <table:table-cell office:value-type="string" calcext:value-type="string">
            <text:p>LVDS TX bit 13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U10</text:p>
          </table:table-cell>
        </table:table-row>
        <table:table-row table:style-name="ro1">
          <table:table-cell/>
          <table:table-cell table:style-name="ce3" office:value-type="float" office:value="132" calcext:value-type="float">
            <text:p>132</text:p>
          </table:table-cell>
          <table:table-cell table:style-name="ce3" office:value-type="string" calcext:value-type="string">
            <text:p>HSMA_RX_p13</text:p>
          </table:table-cell>
          <table:table-cell table:style-name="ce3" office:value-type="string" calcext:value-type="string">
            <text:p>LVDS RX bit 13 or CMOS I/O</text:p>
          </table:table-cell>
          <table:table-cell table:style-name="ce3" office:value-type="string" calcext:value-type="string">
            <text:p>LVDS or 2.5-V</text:p>
          </table:table-cell>
          <table:table-cell table:style-name="ce3" office:value-type="string" calcext:value-type="string">
            <text:p>PIN_AT31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HSMB_RX_p13</text:p>
          </table:table-cell>
          <table:table-cell office:value-type="string" calcext:value-type="string">
            <text:p>LVDS RX bit 13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R6</text:p>
          </table:table-cell>
        </table:table-row>
        <table:table-row table:style-name="ro1">
          <table:table-cell/>
          <table:table-cell table:style-name="ce3" office:value-type="float" office:value="133" calcext:value-type="float">
            <text:p>133</text:p>
          </table:table-cell>
          <table:table-cell table:style-name="ce3" office:value-type="string" calcext:value-type="string">
            <text:p>HSMA_TX_n13</text:p>
          </table:table-cell>
          <table:table-cell table:style-name="ce3" office:value-type="string" calcext:value-type="string">
            <text:p>LVDS TX bit 13n or CMOS I/O</text:p>
          </table:table-cell>
          <table:table-cell table:style-name="ce3" office:value-type="string" calcext:value-type="string">
            <text:p>LVDS or 2.5-V</text:p>
          </table:table-cell>
          <table:table-cell table:style-name="ce3" office:value-type="string" calcext:value-type="string">
            <text:p>PIN_AL31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HSMB_TX_n13</text:p>
          </table:table-cell>
          <table:table-cell office:value-type="string" calcext:value-type="string">
            <text:p>LVDS TX bit 13n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T9</text:p>
          </table:table-cell>
        </table:table-row>
        <table:table-row table:style-name="ro1">
          <table:table-cell/>
          <table:table-cell table:style-name="ce3" office:value-type="float" office:value="134" calcext:value-type="float">
            <text:p>134</text:p>
          </table:table-cell>
          <table:table-cell table:style-name="ce3" office:value-type="string" calcext:value-type="string">
            <text:p>HSMA_RX_n13</text:p>
          </table:table-cell>
          <table:table-cell table:style-name="ce3" office:value-type="string" calcext:value-type="string">
            <text:p>LVDS RX bit 13n or CMOS I/O</text:p>
          </table:table-cell>
          <table:table-cell table:style-name="ce3" office:value-type="string" calcext:value-type="string">
            <text:p>LVDS or 2.5-V</text:p>
          </table:table-cell>
          <table:table-cell table:style-name="ce3" office:value-type="string" calcext:value-type="string">
            <text:p>PIN_AU31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HSMB_RX_n13</text:p>
          </table:table-cell>
          <table:table-cell office:value-type="string" calcext:value-type="string">
            <text:p>LVDS RX bit 13n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R5</text:p>
          </table:table-cell>
        </table:table-row>
        <table:table-row table:style-name="ro1">
          <table:table-cell/>
          <table:table-cell table:style-name="ce3" office:value-type="float" office:value="137" calcext:value-type="float">
            <text:p>137</text:p>
          </table:table-cell>
          <table:table-cell table:style-name="ce3" office:value-type="string" calcext:value-type="string">
            <text:p>HSMA_TX_p14</text:p>
          </table:table-cell>
          <table:table-cell table:style-name="ce3" office:value-type="string" calcext:value-type="string">
            <text:p>LVDS TX bit 14 or CMOS I/O</text:p>
          </table:table-cell>
          <table:table-cell table:style-name="ce3" office:value-type="string" calcext:value-type="string">
            <text:p>LVDS or 2.5-V</text:p>
          </table:table-cell>
          <table:table-cell table:style-name="ce3" office:value-type="string" calcext:value-type="string">
            <text:p>PIN_AJ31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HSMB_TX_p14</text:p>
          </table:table-cell>
          <table:table-cell office:value-type="string" calcext:value-type="string">
            <text:p>LVDS TX bit 14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V10</text:p>
          </table:table-cell>
        </table:table-row>
        <table:table-row table:style-name="ro1">
          <table:table-cell/>
          <table:table-cell table:style-name="ce3" office:value-type="float" office:value="138" calcext:value-type="float">
            <text:p>138</text:p>
          </table:table-cell>
          <table:table-cell table:style-name="ce3" office:value-type="string" calcext:value-type="string">
            <text:p>HSMA_RX_p14</text:p>
          </table:table-cell>
          <table:table-cell table:style-name="ce3" office:value-type="string" calcext:value-type="string">
            <text:p>LVDS RX bit 14 or CMOS I/O</text:p>
          </table:table-cell>
          <table:table-cell table:style-name="ce3" office:value-type="string" calcext:value-type="string">
            <text:p>LVDS or 2.5-V</text:p>
          </table:table-cell>
          <table:table-cell table:style-name="ce3" office:value-type="string" calcext:value-type="string">
            <text:p>PIN_AP35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HSMB_RX_p14</text:p>
          </table:table-cell>
          <table:table-cell office:value-type="string" calcext:value-type="string">
            <text:p>LVDS RX bit 14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R7</text:p>
          </table:table-cell>
        </table:table-row>
        <table:table-row table:style-name="ro1">
          <table:table-cell/>
          <table:table-cell table:style-name="ce3" office:value-type="float" office:value="139" calcext:value-type="float">
            <text:p>139</text:p>
          </table:table-cell>
          <table:table-cell table:style-name="ce3" office:value-type="string" calcext:value-type="string">
            <text:p>HSMA_TX_n14</text:p>
          </table:table-cell>
          <table:table-cell table:style-name="ce3" office:value-type="string" calcext:value-type="string">
            <text:p>LVDS TX bit 14n or CMOS I/O</text:p>
          </table:table-cell>
          <table:table-cell table:style-name="ce3" office:value-type="string" calcext:value-type="string">
            <text:p>LVDS or 2.5-V</text:p>
          </table:table-cell>
          <table:table-cell table:style-name="ce3" office:value-type="string" calcext:value-type="string">
            <text:p>PIN_AH30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HSMB_TX_n14</text:p>
          </table:table-cell>
          <table:table-cell office:value-type="string" calcext:value-type="string">
            <text:p>LVDS TX bit 14n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V9</text:p>
          </table:table-cell>
        </table:table-row>
        <table:table-row table:style-name="ro1">
          <table:table-cell/>
          <table:table-cell table:style-name="ce3" office:value-type="float" office:value="140" calcext:value-type="float">
            <text:p>140</text:p>
          </table:table-cell>
          <table:table-cell table:style-name="ce3" office:value-type="string" calcext:value-type="string">
            <text:p>HSMA_RX_n14</text:p>
          </table:table-cell>
          <table:table-cell table:style-name="ce3" office:value-type="string" calcext:value-type="string">
            <text:p>LVDS RX bit 14n or CMOS I/O</text:p>
          </table:table-cell>
          <table:table-cell table:style-name="ce3" office:value-type="string" calcext:value-type="string">
            <text:p>LVDS or 2.5-V</text:p>
          </table:table-cell>
          <table:table-cell table:style-name="ce3" office:value-type="string" calcext:value-type="string">
            <text:p>PIN_AR3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HSMB_RX_n14</text:p>
          </table:table-cell>
          <table:table-cell office:value-type="string" calcext:value-type="string">
            <text:p>LVDS RX bit 14n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P6</text:p>
          </table:table-cell>
        </table:table-row>
        <table:table-row table:style-name="ro1">
          <table:table-cell/>
          <table:table-cell table:style-name="ce3" office:value-type="float" office:value="143" calcext:value-type="float">
            <text:p>143</text:p>
          </table:table-cell>
          <table:table-cell table:style-name="ce3" office:value-type="string" calcext:value-type="string">
            <text:p>HSMA_TX_p15</text:p>
          </table:table-cell>
          <table:table-cell table:style-name="ce3" office:value-type="string" calcext:value-type="string">
            <text:p>LVDS TX bit 15 or CMOS I/O</text:p>
          </table:table-cell>
          <table:table-cell table:style-name="ce3" office:value-type="string" calcext:value-type="string">
            <text:p>LVDS or 2.5-V</text:p>
          </table:table-cell>
          <table:table-cell table:style-name="ce3" office:value-type="string" calcext:value-type="string">
            <text:p>PIN_AL29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HSMB_TX_p15</text:p>
          </table:table-cell>
          <table:table-cell office:value-type="string" calcext:value-type="string">
            <text:p>LVDS TX bit 15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T10</text:p>
          </table:table-cell>
        </table:table-row>
        <table:table-row table:style-name="ro1">
          <table:table-cell/>
          <table:table-cell table:style-name="ce3" office:value-type="float" office:value="144" calcext:value-type="float">
            <text:p>144</text:p>
          </table:table-cell>
          <table:table-cell table:style-name="ce3" office:value-type="string" calcext:value-type="string">
            <text:p>HSMA_RX_p15</text:p>
          </table:table-cell>
          <table:table-cell table:style-name="ce3" office:value-type="string" calcext:value-type="string">
            <text:p>LVDS RX bit 15 or CMOS I/O</text:p>
          </table:table-cell>
          <table:table-cell table:style-name="ce3" office:value-type="string" calcext:value-type="string">
            <text:p>LVDS or 2.5-V</text:p>
          </table:table-cell>
          <table:table-cell table:style-name="ce3" office:value-type="string" calcext:value-type="string">
            <text:p>PIN_AN32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HSMB_RX_p15</text:p>
          </table:table-cell>
          <table:table-cell office:value-type="string" calcext:value-type="string">
            <text:p>LVDS RX bit 15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V6</text:p>
          </table:table-cell>
        </table:table-row>
        <table:table-row table:style-name="ro1">
          <table:table-cell/>
          <table:table-cell table:style-name="ce3" office:value-type="float" office:value="145" calcext:value-type="float">
            <text:p>145</text:p>
          </table:table-cell>
          <table:table-cell table:style-name="ce3" office:value-type="string" calcext:value-type="string">
            <text:p>HSMA_TX_n15</text:p>
          </table:table-cell>
          <table:table-cell table:style-name="ce3" office:value-type="string" calcext:value-type="string">
            <text:p>LVDS TX bit 15n or CMOS I/O</text:p>
          </table:table-cell>
          <table:table-cell table:style-name="ce3" office:value-type="string" calcext:value-type="string">
            <text:p>LVDS or 2.5-V</text:p>
          </table:table-cell>
          <table:table-cell table:style-name="ce3" office:value-type="string" calcext:value-type="string">
            <text:p>PIN_AM29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HSMB_TX_n15</text:p>
          </table:table-cell>
          <table:table-cell office:value-type="string" calcext:value-type="string">
            <text:p>LVDS TX bit 15n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R10</text:p>
          </table:table-cell>
        </table:table-row>
        <table:table-row table:style-name="ro1">
          <table:table-cell/>
          <table:table-cell table:style-name="ce3" office:value-type="float" office:value="146" calcext:value-type="float">
            <text:p>146</text:p>
          </table:table-cell>
          <table:table-cell table:style-name="ce3" office:value-type="string" calcext:value-type="string">
            <text:p>HSMA_RX_n15</text:p>
          </table:table-cell>
          <table:table-cell table:style-name="ce3" office:value-type="string" calcext:value-type="string">
            <text:p>LVDS RX bit 15n or CMOS I/O</text:p>
          </table:table-cell>
          <table:table-cell table:style-name="ce3" office:value-type="string" calcext:value-type="string">
            <text:p>LVDS or 2.5-V</text:p>
          </table:table-cell>
          <table:table-cell table:style-name="ce3" office:value-type="string" calcext:value-type="string">
            <text:p>PIN_AP33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HSMB_RX_n15</text:p>
          </table:table-cell>
          <table:table-cell office:value-type="string" calcext:value-type="string">
            <text:p>LVDS RX bit 15n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U5</text:p>
          </table:table-cell>
        </table:table-row>
        <table:table-row table:style-name="ro1">
          <table:table-cell/>
          <table:table-cell table:style-name="ce3" office:value-type="float" office:value="149" calcext:value-type="float">
            <text:p>149</text:p>
          </table:table-cell>
          <table:table-cell table:style-name="ce3" office:value-type="string" calcext:value-type="string">
            <text:p>HSMA_TX_p16</text:p>
          </table:table-cell>
          <table:table-cell table:style-name="ce3" office:value-type="string" calcext:value-type="string">
            <text:p>LVDS TX bit 16 or CMOS I/O</text:p>
          </table:table-cell>
          <table:table-cell table:style-name="ce3" office:value-type="string" calcext:value-type="string">
            <text:p>LVDS or 2.5-V</text:p>
          </table:table-cell>
          <table:table-cell table:style-name="ce3" office:value-type="string" calcext:value-type="string">
            <text:p>PIN_AK30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HSMB_TX_p16</text:p>
          </table:table-cell>
          <table:table-cell office:value-type="string" calcext:value-type="string">
            <text:p>LVDS TX bit 16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V12</text:p>
          </table:table-cell>
        </table:table-row>
        <table:table-row table:style-name="ro1">
          <table:table-cell/>
          <table:table-cell table:style-name="ce3" office:value-type="float" office:value="150" calcext:value-type="float">
            <text:p>150</text:p>
          </table:table-cell>
          <table:table-cell table:style-name="ce3" office:value-type="string" calcext:value-type="string">
            <text:p>HSMA_RX_p16</text:p>
          </table:table-cell>
          <table:table-cell table:style-name="ce3" office:value-type="string" calcext:value-type="string">
            <text:p>LVDS RX bit 16 or CMOS I/O</text:p>
          </table:table-cell>
          <table:table-cell table:style-name="ce3" office:value-type="string" calcext:value-type="string">
            <text:p>LVDS or 2.5-V</text:p>
          </table:table-cell>
          <table:table-cell table:style-name="ce3" office:value-type="string" calcext:value-type="string">
            <text:p>PIN_AT3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HSMB_RX_p16</text:p>
          </table:table-cell>
          <table:table-cell office:value-type="string" calcext:value-type="string">
            <text:p>LVDS RX bit 16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W8</text:p>
          </table:table-cell>
        </table:table-row>
        <table:table-row table:style-name="ro1">
          <table:table-cell/>
          <table:table-cell table:style-name="ce3" office:value-type="float" office:value="151" calcext:value-type="float">
            <text:p>151</text:p>
          </table:table-cell>
          <table:table-cell table:style-name="ce3" office:value-type="string" calcext:value-type="string">
            <text:p>HSMA_TX_n16</text:p>
          </table:table-cell>
          <table:table-cell table:style-name="ce3" office:value-type="string" calcext:value-type="string">
            <text:p>LVDS TX bit 16n or CMOS I/O</text:p>
          </table:table-cell>
          <table:table-cell table:style-name="ce3" office:value-type="string" calcext:value-type="string">
            <text:p>LVDS or 2.5-V</text:p>
          </table:table-cell>
          <table:table-cell table:style-name="ce3" office:value-type="string" calcext:value-type="string">
            <text:p>PIN_AL30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HSMB_TX_n16</text:p>
          </table:table-cell>
          <table:table-cell office:value-type="string" calcext:value-type="string">
            <text:p>LVDS TX bit 16n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V11</text:p>
          </table:table-cell>
        </table:table-row>
        <table:table-row table:style-name="ro1">
          <table:table-cell/>
          <table:table-cell table:style-name="ce3" office:value-type="float" office:value="152" calcext:value-type="float">
            <text:p>152</text:p>
          </table:table-cell>
          <table:table-cell table:style-name="ce3" office:value-type="string" calcext:value-type="string">
            <text:p>HSMA_RX_n16</text:p>
          </table:table-cell>
          <table:table-cell table:style-name="ce3" office:value-type="string" calcext:value-type="string">
            <text:p>LVDS RX bit 16n or CMOS I/O</text:p>
          </table:table-cell>
          <table:table-cell table:style-name="ce3" office:value-type="string" calcext:value-type="string">
            <text:p>LVDS or 2.5-V</text:p>
          </table:table-cell>
          <table:table-cell table:style-name="ce3" office:value-type="string" calcext:value-type="string">
            <text:p>PIN_AR34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HSMB_RX_n16</text:p>
          </table:table-cell>
          <table:table-cell office:value-type="string" calcext:value-type="string">
            <text:p>LVDS RX bit 16n or CMOS I/O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W7</text:p>
          </table:table-cell>
        </table:table-row>
        <table:table-row table:style-name="ro1">
          <table:table-cell/>
          <table:table-cell table:style-name="ce3" office:value-type="float" office:value="155" calcext:value-type="float">
            <text:p>155</text:p>
          </table:table-cell>
          <table:table-cell table:style-name="ce3" office:value-type="string" calcext:value-type="string">
            <text:p>HSMA_CLKOUT_p2</text:p>
          </table:table-cell>
          <table:table-cell table:style-name="ce3" office:value-type="string" calcext:value-type="string">
            <text:p>LVDS TX or CMOS I/O or <text:s/>differential clock input/output</text:p>
          </table:table-cell>
          <table:table-cell table:style-name="ce3" office:value-type="string" calcext:value-type="string">
            <text:p>LVDS or 2.5-V</text:p>
          </table:table-cell>
          <table:table-cell table:style-name="ce3" office:value-type="string" calcext:value-type="string">
            <text:p>PIN_AG34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HSMB_CLKOUT_p2</text:p>
          </table:table-cell>
          <table:table-cell office:value-type="string" calcext:value-type="string">
            <text:p>LVDS TX or CMOS I/O or differential clock input/output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W12</text:p>
          </table:table-cell>
        </table:table-row>
        <table:table-row table:style-name="ro1">
          <table:table-cell/>
          <table:table-cell table:style-name="ce3" office:value-type="float" office:value="156" calcext:value-type="float">
            <text:p>156</text:p>
          </table:table-cell>
          <table:table-cell table:style-name="ce3" office:value-type="string" calcext:value-type="string">
            <text:p>HSMA_CLKIN_p2</text:p>
          </table:table-cell>
          <table:table-cell table:style-name="ce3" office:value-type="string" calcext:value-type="string">
            <text:p>LVDS RX or CMOS I/O or differential clock input</text:p>
          </table:table-cell>
          <table:table-cell table:style-name="ce3" office:value-type="string" calcext:value-type="string">
            <text:p>LVDS or 2.5-V</text:p>
          </table:table-cell>
          <table:table-cell table:style-name="ce3" office:value-type="string" calcext:value-type="string">
            <text:p>PIN_AF34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HSMB_CLKIN_p2</text:p>
          </table:table-cell>
          <table:table-cell office:value-type="string" calcext:value-type="string">
            <text:p>LVDS RX or CMOS I/O or differential clock input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W6</text:p>
          </table:table-cell>
        </table:table-row>
        <table:table-row table:style-name="ro1">
          <table:table-cell/>
          <table:table-cell table:style-name="ce3" office:value-type="float" office:value="157" calcext:value-type="float">
            <text:p>157</text:p>
          </table:table-cell>
          <table:table-cell table:style-name="ce3" office:value-type="string" calcext:value-type="string">
            <text:p>HSMA_CLKOUT_n2</text:p>
          </table:table-cell>
          <table:table-cell table:style-name="ce3" office:value-type="string" calcext:value-type="string">
            <text:p>LVDS TX or CMOS I/O or differential clock input/output</text:p>
          </table:table-cell>
          <table:table-cell table:style-name="ce3" office:value-type="string" calcext:value-type="string">
            <text:p>LVDS or 2.5-V</text:p>
          </table:table-cell>
          <table:table-cell table:style-name="ce3" office:value-type="string" calcext:value-type="string">
            <text:p>PIN_AG35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HSMB_CLKOUT_n2</text:p>
          </table:table-cell>
          <table:table-cell office:value-type="string" calcext:value-type="string">
            <text:p>LVDS TX or CMOS I/O or differential clock input/output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W11</text:p>
          </table:table-cell>
        </table:table-row>
        <table:table-row table:style-name="ro1">
          <table:table-cell/>
          <table:table-cell table:style-name="ce3" office:value-type="float" office:value="158" calcext:value-type="float">
            <text:p>158</text:p>
          </table:table-cell>
          <table:table-cell table:style-name="ce3" office:value-type="string" calcext:value-type="string">
            <text:p>HSMA_CLKIN_n2</text:p>
          </table:table-cell>
          <table:table-cell table:style-name="ce3" office:value-type="string" calcext:value-type="string">
            <text:p>LVDS RX or CMOS I/O or differential clock input</text:p>
          </table:table-cell>
          <table:table-cell table:style-name="ce3" office:value-type="string" calcext:value-type="string">
            <text:p>LVDS or 2.5-V</text:p>
          </table:table-cell>
          <table:table-cell table:style-name="ce3" office:value-type="string" calcext:value-type="string">
            <text:p>PIN_AE35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HSMB_CLKIN_n2</text:p>
          </table:table-cell>
          <table:table-cell office:value-type="string" calcext:value-type="string">
            <text:p>LVDS RX or CMOS I/O or differential clock input</text:p>
          </table:table-cell>
          <table:table-cell office:value-type="string" calcext:value-type="string">
            <text:p>LVDS or 2.5-V</text:p>
          </table:table-cell>
          <table:table-cell office:value-type="string" calcext:value-type="string">
            <text:p>PIN_W5</text:p>
          </table:table-cell>
        </table:table-row>
        <table:table-row table:style-name="ro1" table:number-rows-repeated="1048453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AN421" table:style-name="ta1">
        <table:table-column table:style-name="co1" table:default-cell-style-name="Default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row table:style-name="ro1"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Pin Name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Direction</text:p>
          </table:table-cell>
          <table:table-cell table:style-name="ce6" office:value-type="string" calcext:value-type="string">
            <text:p>I/O Standard</text:p>
          </table:table-cell>
          <table:table-cell table:style-name="ce7" office:value-type="string" calcext:value-type="string">
            <text:p>Cyclone V GX Pin Number for FT601</text:p>
          </table:table-cell>
        </table:table-row>
        <table:table-row table:style-name="ro1">
          <table:table-cell/>
          <table:table-cell office:value-type="string" calcext:value-type="string">
            <text:p>CLK</text:p>
          </table:table-cell>
          <table:table-cell office:value-type="string" calcext:value-type="string">
            <text:p>HSMC Connecto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2.5V</text:p>
          </table:table-cell>
          <table:table-cell office:value-type="string" calcext:value-type="string">
            <text:p>PIN_N9</text:p>
          </table:table-cell>
        </table:table-row>
        <table:table-row table:style-name="ro1">
          <table:table-cell/>
          <table:table-cell office:value-type="string" calcext:value-type="string">
            <text:p>RXF_N</text:p>
          </table:table-cell>
          <table:table-cell office:value-type="string" calcext:value-type="string">
            <text:p>HSMC Connecto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2.5V</text:p>
          </table:table-cell>
          <table:table-cell office:value-type="string" calcext:value-type="string">
            <text:p>PIN_F18</text:p>
          </table:table-cell>
        </table:table-row>
        <table:table-row table:style-name="ro1">
          <table:table-cell/>
          <table:table-cell office:value-type="string" calcext:value-type="string">
            <text:p>TXE_N</text:p>
          </table:table-cell>
          <table:table-cell office:value-type="string" calcext:value-type="string">
            <text:p>HSMC Connecto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2.5V</text:p>
          </table:table-cell>
          <table:table-cell office:value-type="string" calcext:value-type="string">
            <text:p>PIN_E18</text:p>
          </table:table-cell>
        </table:table-row>
        <table:table-row table:style-name="ro1">
          <table:table-cell/>
          <table:table-cell office:value-type="string" calcext:value-type="string">
            <text:p>W_OOB</text:p>
          </table:table-cell>
          <table:table-cell office:value-type="string" calcext:value-type="string">
            <text:p>HSMC Connecto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2.5V</text:p>
          </table:table-cell>
          <table:table-cell office:value-type="string" calcext:value-type="string">
            <text:p>PIN_B12</text:p>
          </table:table-cell>
        </table:table-row>
        <table:table-row table:style-name="ro1">
          <table:table-cell/>
          <table:table-cell office:value-type="string" calcext:value-type="string">
            <text:p>R_OOB</text:p>
          </table:table-cell>
          <table:table-cell office:value-type="string" calcext:value-type="string">
            <text:p>HSMC Connecto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2.5V</text:p>
          </table:table-cell>
          <table:table-cell office:value-type="string" calcext:value-type="string">
            <text:p>PIN_A13</text:p>
          </table:table-cell>
        </table:table-row>
        <table:table-row table:style-name="ro1">
          <table:table-cell/>
          <table:table-cell office:value-type="string" calcext:value-type="string">
            <text:p>WR_N</text:p>
          </table:table-cell>
          <table:table-cell office:value-type="string" calcext:value-type="string">
            <text:p>HSMC Connector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2.5V</text:p>
          </table:table-cell>
          <table:table-cell office:value-type="string" calcext:value-type="string">
            <text:p>PIN_E15</text:p>
          </table:table-cell>
        </table:table-row>
        <table:table-row table:style-name="ro1">
          <table:table-cell/>
          <table:table-cell office:value-type="string" calcext:value-type="string">
            <text:p>RD_N</text:p>
          </table:table-cell>
          <table:table-cell office:value-type="string" calcext:value-type="string">
            <text:p>HSMC Connector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2.5V</text:p>
          </table:table-cell>
          <table:table-cell office:value-type="string" calcext:value-type="string">
            <text:p>PIN_E13</text:p>
          </table:table-cell>
        </table:table-row>
        <table:table-row table:style-name="ro1">
          <table:table-cell/>
          <table:table-cell office:value-type="string" calcext:value-type="string">
            <text:p>OE_N</text:p>
          </table:table-cell>
          <table:table-cell office:value-type="string" calcext:value-type="string">
            <text:p>HSMC Connector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2.5V</text:p>
          </table:table-cell>
          <table:table-cell office:value-type="string" calcext:value-type="string">
            <text:p>PIN_D13</text:p>
          </table:table-cell>
        </table:table-row>
        <table:table-row table:style-name="ro1">
          <table:table-cell/>
          <table:table-cell office:value-type="string" calcext:value-type="string">
            <text:p>SIWU_N</text:p>
          </table:table-cell>
          <table:table-cell office:value-type="string" calcext:value-type="string">
            <text:p>HSMC Connector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2.5V</text:p>
          </table:table-cell>
          <table:table-cell office:value-type="string" calcext:value-type="string">
            <text:p>PIN_F16</text:p>
          </table:table-cell>
        </table:table-row>
        <table:table-row table:style-name="ro1">
          <table:table-cell/>
          <table:table-cell office:value-type="string" calcext:value-type="string">
            <text:p>BE[3]</text:p>
          </table:table-cell>
          <table:table-cell office:value-type="string" calcext:value-type="string">
            <text:p>HSMC Connector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2.5V</text:p>
          </table:table-cell>
          <table:table-cell office:value-type="string" calcext:value-type="string">
            <text:p>PIN_A9</text:p>
          </table:table-cell>
        </table:table-row>
        <table:table-row table:style-name="ro1">
          <table:table-cell/>
          <table:table-cell office:value-type="string" calcext:value-type="string">
            <text:p>BE[2]</text:p>
          </table:table-cell>
          <table:table-cell office:value-type="string" calcext:value-type="string">
            <text:p>HSMC Connector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2.5V</text:p>
          </table:table-cell>
          <table:table-cell office:value-type="string" calcext:value-type="string">
            <text:p>PIN_A8</text:p>
          </table:table-cell>
        </table:table-row>
        <table:table-row table:style-name="ro1">
          <table:table-cell/>
          <table:table-cell office:value-type="string" calcext:value-type="string">
            <text:p>BE[1]</text:p>
          </table:table-cell>
          <table:table-cell office:value-type="string" calcext:value-type="string">
            <text:p>HSMC Connector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2.5V</text:p>
          </table:table-cell>
          <table:table-cell office:value-type="string" calcext:value-type="string">
            <text:p>PIN_C12</text:p>
          </table:table-cell>
        </table:table-row>
        <table:table-row table:style-name="ro1">
          <table:table-cell/>
          <table:table-cell office:value-type="string" calcext:value-type="string">
            <text:p>BE[0]</text:p>
          </table:table-cell>
          <table:table-cell office:value-type="string" calcext:value-type="string">
            <text:p>HSMC Connector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2.5V</text:p>
          </table:table-cell>
          <table:table-cell office:value-type="string" calcext:value-type="string">
            <text:p>PIN_C13</text:p>
          </table:table-cell>
        </table:table-row>
        <table:table-row table:style-name="ro1">
          <table:table-cell/>
          <table:table-cell office:value-type="string" calcext:value-type="string">
            <text:p>DATA[31]</text:p>
          </table:table-cell>
          <table:table-cell office:value-type="string" calcext:value-type="string">
            <text:p>HSMC Connector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2.5V</text:p>
          </table:table-cell>
          <table:table-cell office:value-type="string" calcext:value-type="string">
            <text:p>PIN_G17</text:p>
          </table:table-cell>
        </table:table-row>
        <table:table-row table:style-name="ro1">
          <table:table-cell/>
          <table:table-cell office:value-type="string" calcext:value-type="string">
            <text:p>DATA[30]</text:p>
          </table:table-cell>
          <table:table-cell office:value-type="string" calcext:value-type="string">
            <text:p>HSMC Connector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2.5V</text:p>
          </table:table-cell>
          <table:table-cell office:value-type="string" calcext:value-type="string">
            <text:p>PIN_G16</text:p>
          </table:table-cell>
        </table:table-row>
        <table:table-row table:style-name="ro1">
          <table:table-cell/>
          <table:table-cell office:value-type="string" calcext:value-type="string">
            <text:p>DATA[29]</text:p>
          </table:table-cell>
          <table:table-cell office:value-type="string" calcext:value-type="string">
            <text:p>HSMC Connector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2.5V</text:p>
          </table:table-cell>
          <table:table-cell office:value-type="string" calcext:value-type="string">
            <text:p>PIN_J11</text:p>
          </table:table-cell>
        </table:table-row>
        <table:table-row table:style-name="ro1">
          <table:table-cell/>
          <table:table-cell office:value-type="string" calcext:value-type="string">
            <text:p>DATA[28]</text:p>
          </table:table-cell>
          <table:table-cell office:value-type="string" calcext:value-type="string">
            <text:p>HSMC Connector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2.5V</text:p>
          </table:table-cell>
          <table:table-cell office:value-type="string" calcext:value-type="string">
            <text:p>PIN_J12</text:p>
          </table:table-cell>
        </table:table-row>
        <table:table-row table:style-name="ro1">
          <table:table-cell/>
          <table:table-cell office:value-type="string" calcext:value-type="string">
            <text:p>DATA[27]</text:p>
          </table:table-cell>
          <table:table-cell office:value-type="string" calcext:value-type="string">
            <text:p>HSMC Connector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2.5V</text:p>
          </table:table-cell>
          <table:table-cell office:value-type="string" calcext:value-type="string">
            <text:p>PIN_J16</text:p>
          </table:table-cell>
        </table:table-row>
        <table:table-row table:style-name="ro1">
          <table:table-cell/>
          <table:table-cell office:value-type="string" calcext:value-type="string">
            <text:p>DATA[26]</text:p>
          </table:table-cell>
          <table:table-cell office:value-type="string" calcext:value-type="string">
            <text:p>HSMC Connector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2.5V</text:p>
          </table:table-cell>
          <table:table-cell office:value-type="string" calcext:value-type="string">
            <text:p>PIN_H15</text:p>
          </table:table-cell>
        </table:table-row>
        <table:table-row table:style-name="ro1">
          <table:table-cell/>
          <table:table-cell office:value-type="string" calcext:value-type="string">
            <text:p>DATA[25]</text:p>
          </table:table-cell>
          <table:table-cell office:value-type="string" calcext:value-type="string">
            <text:p>HSMC Connector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2.5V</text:p>
          </table:table-cell>
          <table:table-cell office:value-type="string" calcext:value-type="string">
            <text:p>PIN_K11</text:p>
          </table:table-cell>
        </table:table-row>
        <table:table-row table:style-name="ro1">
          <table:table-cell/>
          <table:table-cell office:value-type="string" calcext:value-type="string">
            <text:p>DATA[24]</text:p>
          </table:table-cell>
          <table:table-cell office:value-type="string" calcext:value-type="string">
            <text:p>HSMC Connector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2.5V</text:p>
          </table:table-cell>
          <table:table-cell office:value-type="string" calcext:value-type="string">
            <text:p>PIN_L12</text:p>
          </table:table-cell>
        </table:table-row>
        <table:table-row table:style-name="ro1">
          <table:table-cell/>
          <table:table-cell office:value-type="string" calcext:value-type="string">
            <text:p>DATA[23]</text:p>
          </table:table-cell>
          <table:table-cell office:value-type="string" calcext:value-type="string">
            <text:p>HSMC Connector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2.5V</text:p>
          </table:table-cell>
          <table:table-cell office:value-type="string" calcext:value-type="string">
            <text:p>PIN_H17</text:p>
          </table:table-cell>
        </table:table-row>
        <table:table-row table:style-name="ro1">
          <table:table-cell/>
          <table:table-cell office:value-type="string" calcext:value-type="string">
            <text:p>DATA[22]</text:p>
          </table:table-cell>
          <table:table-cell office:value-type="string" calcext:value-type="string">
            <text:p>HSMC Connector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2.5V</text:p>
          </table:table-cell>
          <table:table-cell office:value-type="string" calcext:value-type="string">
            <text:p>PIN_H18</text:p>
          </table:table-cell>
        </table:table-row>
        <table:table-row table:style-name="ro1">
          <table:table-cell/>
          <table:table-cell office:value-type="string" calcext:value-type="string">
            <text:p>DATA[21]</text:p>
          </table:table-cell>
          <table:table-cell office:value-type="string" calcext:value-type="string">
            <text:p>HSMC Connector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2.5V</text:p>
          </table:table-cell>
          <table:table-cell office:value-type="string" calcext:value-type="string">
            <text:p>PIN_L11</text:p>
          </table:table-cell>
        </table:table-row>
        <table:table-row table:style-name="ro1">
          <table:table-cell/>
          <table:table-cell office:value-type="string" calcext:value-type="string">
            <text:p>DATA[20]</text:p>
          </table:table-cell>
          <table:table-cell office:value-type="string" calcext:value-type="string">
            <text:p>HSMC Connector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2.5V</text:p>
          </table:table-cell>
          <table:table-cell office:value-type="string" calcext:value-type="string">
            <text:p>PIN_M11</text:p>
          </table:table-cell>
        </table:table-row>
        <table:table-row table:style-name="ro1">
          <table:table-cell/>
          <table:table-cell office:value-type="string" calcext:value-type="string">
            <text:p>DATA[19]</text:p>
          </table:table-cell>
          <table:table-cell office:value-type="string" calcext:value-type="string">
            <text:p>HSMC Connector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2.5V</text:p>
          </table:table-cell>
          <table:table-cell office:value-type="string" calcext:value-type="string">
            <text:p>PIN_M12</text:p>
          </table:table-cell>
        </table:table-row>
        <table:table-row table:style-name="ro1">
          <table:table-cell/>
          <table:table-cell office:value-type="string" calcext:value-type="string">
            <text:p>DATA[18]</text:p>
          </table:table-cell>
          <table:table-cell office:value-type="string" calcext:value-type="string">
            <text:p>HSMC Connector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2.5V</text:p>
          </table:table-cell>
          <table:table-cell office:value-type="string" calcext:value-type="string">
            <text:p>PIN_N12</text:p>
          </table:table-cell>
        </table:table-row>
        <table:table-row table:style-name="ro1">
          <table:table-cell/>
          <table:table-cell office:value-type="string" calcext:value-type="string">
            <text:p>DATA[17]</text:p>
          </table:table-cell>
          <table:table-cell office:value-type="string" calcext:value-type="string">
            <text:p>HSMC Connector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2.5V</text:p>
          </table:table-cell>
          <table:table-cell office:value-type="string" calcext:value-type="string">
            <text:p>PIN_H13</text:p>
          </table:table-cell>
        </table:table-row>
        <table:table-row table:style-name="ro1">
          <table:table-cell/>
          <table:table-cell office:value-type="string" calcext:value-type="string">
            <text:p>DATA[16]</text:p>
          </table:table-cell>
          <table:table-cell office:value-type="string" calcext:value-type="string">
            <text:p>HSMC Connector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2.5V</text:p>
          </table:table-cell>
          <table:table-cell office:value-type="string" calcext:value-type="string">
            <text:p>PIN_H14</text:p>
          </table:table-cell>
        </table:table-row>
        <table:table-row table:style-name="ro1">
          <table:table-cell/>
          <table:table-cell office:value-type="string" calcext:value-type="string">
            <text:p>DATA[15]</text:p>
          </table:table-cell>
          <table:table-cell office:value-type="string" calcext:value-type="string">
            <text:p>HSMC Connector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2.5V</text:p>
          </table:table-cell>
          <table:table-cell office:value-type="string" calcext:value-type="string">
            <text:p>PIN_C15</text:p>
          </table:table-cell>
        </table:table-row>
        <table:table-row table:style-name="ro1">
          <table:table-cell/>
          <table:table-cell office:value-type="string" calcext:value-type="string">
            <text:p>DATA[14]</text:p>
          </table:table-cell>
          <table:table-cell office:value-type="string" calcext:value-type="string">
            <text:p>HSMC Connector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2.5V</text:p>
          </table:table-cell>
          <table:table-cell office:value-type="string" calcext:value-type="string">
            <text:p>PIN_B15</text:p>
          </table:table-cell>
        </table:table-row>
        <table:table-row table:style-name="ro1">
          <table:table-cell/>
          <table:table-cell office:value-type="string" calcext:value-type="string">
            <text:p>DATA[13]</text:p>
          </table:table-cell>
          <table:table-cell office:value-type="string" calcext:value-type="string">
            <text:p>HSMC Connector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2.5V</text:p>
          </table:table-cell>
          <table:table-cell office:value-type="string" calcext:value-type="string">
            <text:p>PIN_B19</text:p>
          </table:table-cell>
        </table:table-row>
        <table:table-row table:style-name="ro1">
          <table:table-cell/>
          <table:table-cell office:value-type="string" calcext:value-type="string">
            <text:p>DATA[12]</text:p>
          </table:table-cell>
          <table:table-cell office:value-type="string" calcext:value-type="string">
            <text:p>HSMC Connector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2.5V</text:p>
          </table:table-cell>
          <table:table-cell office:value-type="string" calcext:value-type="string">
            <text:p>PIN_C20</text:p>
          </table:table-cell>
        </table:table-row>
        <table:table-row table:style-name="ro1">
          <table:table-cell/>
          <table:table-cell office:value-type="string" calcext:value-type="string">
            <text:p>DATA[11]</text:p>
          </table:table-cell>
          <table:table-cell office:value-type="string" calcext:value-type="string">
            <text:p>HSMC Connector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2.5V</text:p>
          </table:table-cell>
          <table:table-cell office:value-type="string" calcext:value-type="string">
            <text:p>PIN_A11</text:p>
          </table:table-cell>
        </table:table-row>
        <table:table-row table:style-name="ro1">
          <table:table-cell/>
          <table:table-cell office:value-type="string" calcext:value-type="string">
            <text:p>DATA[10]</text:p>
          </table:table-cell>
          <table:table-cell office:value-type="string" calcext:value-type="string">
            <text:p>HSMC Connector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2.5V</text:p>
          </table:table-cell>
          <table:table-cell office:value-type="string" calcext:value-type="string">
            <text:p>PIN_B10</text:p>
          </table:table-cell>
        </table:table-row>
        <table:table-row table:style-name="ro1">
          <table:table-cell/>
          <table:table-cell office:value-type="string" calcext:value-type="string">
            <text:p>DATA[9]</text:p>
          </table:table-cell>
          <table:table-cell office:value-type="string" calcext:value-type="string">
            <text:p>HSMC Connector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2.5V</text:p>
          </table:table-cell>
          <table:table-cell office:value-type="string" calcext:value-type="string">
            <text:p>PIN_B11</text:p>
          </table:table-cell>
        </table:table-row>
        <table:table-row table:style-name="ro1">
          <table:table-cell/>
          <table:table-cell office:value-type="string" calcext:value-type="string">
            <text:p>DATA[8]</text:p>
          </table:table-cell>
          <table:table-cell office:value-type="string" calcext:value-type="string">
            <text:p>HSMC Connector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2.5V</text:p>
          </table:table-cell>
          <table:table-cell office:value-type="string" calcext:value-type="string">
            <text:p>PIN_A12</text:p>
          </table:table-cell>
        </table:table-row>
        <table:table-row table:style-name="ro1">
          <table:table-cell/>
          <table:table-cell office:value-type="string" calcext:value-type="string">
            <text:p>DATA[7]</text:p>
          </table:table-cell>
          <table:table-cell office:value-type="string" calcext:value-type="string">
            <text:p>HSMC Connector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2.5V</text:p>
          </table:table-cell>
          <table:table-cell office:value-type="string" calcext:value-type="string">
            <text:p>PIN_C10</text:p>
          </table:table-cell>
        </table:table-row>
        <table:table-row table:style-name="ro1">
          <table:table-cell/>
          <table:table-cell office:value-type="string" calcext:value-type="string">
            <text:p>DATA[6]</text:p>
          </table:table-cell>
          <table:table-cell office:value-type="string" calcext:value-type="string">
            <text:p>HSMC Connector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2.5V</text:p>
          </table:table-cell>
          <table:table-cell office:value-type="string" calcext:value-type="string">
            <text:p>PIN_D10</text:p>
          </table:table-cell>
        </table:table-row>
        <table:table-row table:style-name="ro1">
          <table:table-cell/>
          <table:table-cell office:value-type="string" calcext:value-type="string">
            <text:p>DATA[5]</text:p>
          </table:table-cell>
          <table:table-cell office:value-type="string" calcext:value-type="string">
            <text:p>HSMC Connector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2.5V</text:p>
          </table:table-cell>
          <table:table-cell office:value-type="string" calcext:value-type="string">
            <text:p>PIN_B9</text:p>
          </table:table-cell>
        </table:table-row>
        <table:table-row table:style-name="ro1">
          <table:table-cell/>
          <table:table-cell office:value-type="string" calcext:value-type="string">
            <text:p>DATA[4]</text:p>
          </table:table-cell>
          <table:table-cell office:value-type="string" calcext:value-type="string">
            <text:p>HSMC Connector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2.5V</text:p>
          </table:table-cell>
          <table:table-cell office:value-type="string" calcext:value-type="string">
            <text:p>PIN_C9</text:p>
          </table:table-cell>
        </table:table-row>
        <table:table-row table:style-name="ro1">
          <table:table-cell/>
          <table:table-cell office:value-type="string" calcext:value-type="string">
            <text:p>DATA[3]</text:p>
          </table:table-cell>
          <table:table-cell office:value-type="string" calcext:value-type="string">
            <text:p>HSMC Connector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2.5V</text:p>
          </table:table-cell>
          <table:table-cell office:value-type="string" calcext:value-type="string">
            <text:p>PIN_E11</text:p>
          </table:table-cell>
        </table:table-row>
        <table:table-row table:style-name="ro1">
          <table:table-cell/>
          <table:table-cell office:value-type="string" calcext:value-type="string">
            <text:p>DATA[2]</text:p>
          </table:table-cell>
          <table:table-cell office:value-type="string" calcext:value-type="string">
            <text:p>HSMC Connector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2.5V</text:p>
          </table:table-cell>
          <table:table-cell office:value-type="string" calcext:value-type="string">
            <text:p>PIN_E10</text:p>
          </table:table-cell>
        </table:table-row>
        <table:table-row table:style-name="ro1">
          <table:table-cell/>
          <table:table-cell office:value-type="string" calcext:value-type="string">
            <text:p>DATA[1]</text:p>
          </table:table-cell>
          <table:table-cell office:value-type="string" calcext:value-type="string">
            <text:p>HSMC Connector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2.5V</text:p>
          </table:table-cell>
          <table:table-cell office:value-type="string" calcext:value-type="string">
            <text:p>PIN_D12</text:p>
          </table:table-cell>
        </table:table-row>
        <table:table-row table:style-name="ro1">
          <table:table-cell/>
          <table:table-cell office:value-type="string" calcext:value-type="string">
            <text:p>DATA[0]</text:p>
          </table:table-cell>
          <table:table-cell office:value-type="string" calcext:value-type="string">
            <text:p>HSMC Connector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2.5V</text:p>
          </table:table-cell>
          <table:table-cell office:value-type="string" calcext:value-type="string">
            <text:p>PIN_D11</text:p>
          </table:table-cell>
        </table:table-row>
        <table:table-row table:style-name="ro1">
          <table:table-cell/>
          <table:table-cell office:value-type="string" calcext:value-type="string">
            <text:p>SRST_N</text:p>
          </table:table-cell>
          <table:table-cell office:value-type="string" calcext:value-type="string">
            <text:p>HSMC Connecto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2.5V</text:p>
          </table:table-cell>
          <table:table-cell office:value-type="string" calcext:value-type="string">
            <text:p>PIN_C23</text:p>
          </table:table-cell>
        </table:table-row>
        <table:table-row table:style-name="ro1">
          <table:table-cell/>
          <table:table-cell office:value-type="string" calcext:value-type="string">
            <text:p>HRST_N</text:p>
          </table:table-cell>
          <table:table-cell office:value-type="string" calcext:value-type="string">
            <text:p>KEY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1.2V</text:p>
          </table:table-cell>
          <table:table-cell office:value-type="string" calcext:value-type="string">
            <text:p>PIN_P11</text:p>
          </table:table-cell>
        </table:table-row>
        <table:table-row table:style-name="ro1">
          <table:table-cell/>
          <table:table-cell office:value-type="string" calcext:value-type="string">
            <text:p>MLTCN</text:p>
          </table:table-cell>
          <table:table-cell office:value-type="string" calcext:value-type="string">
            <text:p>SW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1.2V</text:p>
          </table:table-cell>
          <table:table-cell office:value-type="string" calcext:value-type="string">
            <text:p>PIN_AC9</text:p>
          </table:table-cell>
        </table:table-row>
        <table:table-row table:style-name="ro1">
          <table:table-cell/>
          <table:table-cell office:value-type="string" calcext:value-type="string">
            <text:p>STREN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1.2V</text:p>
          </table:table-cell>
          <table:table-cell office:value-type="string" calcext:value-type="string">
            <text:p>PIN_AE10</text:p>
          </table:table-cell>
        </table:table-row>
        <table:table-row table:style-name="ro1">
          <table:table-cell/>
          <table:table-cell office:value-type="string" calcext:value-type="string">
            <text:p>ERDIS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1.2V</text:p>
          </table:table-cell>
          <table:table-cell office:value-type="string" calcext:value-type="string">
            <text:p>PIN_AD13</text:p>
          </table:table-cell>
        </table:table-row>
        <table:table-row table:style-name="ro1">
          <table:table-cell/>
          <table:table-cell office:value-type="string" calcext:value-type="string">
            <text:p>STRER[0]</text:p>
          </table:table-cell>
          <table:table-cell office:value-type="string" calcext:value-type="string">
            <text:p>RLED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2.5V</text:p>
          </table:table-cell>
          <table:table-cell office:value-type="string" calcext:value-type="string">
            <text:p>PIN_F7</text:p>
          </table:table-cell>
        </table:table-row>
        <table:table-row table:style-name="ro1">
          <table:table-cell/>
          <table:table-cell office:value-type="string" calcext:value-type="string">
            <text:p>STRER[1]</text:p>
          </table:table-cell>
          <table:table-cell office:value-type="string" calcext:value-type="string">
            <text:p>RLED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2.5V</text:p>
          </table:table-cell>
          <table:table-cell office:value-type="string" calcext:value-type="string">
            <text:p>PIN_F6</text:p>
          </table:table-cell>
        </table:table-row>
        <table:table-row table:style-name="ro1">
          <table:table-cell/>
          <table:table-cell office:value-type="string" calcext:value-type="string">
            <text:p>STRER[2]</text:p>
          </table:table-cell>
          <table:table-cell office:value-type="string" calcext:value-type="string">
            <text:p>RLED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2.5V</text:p>
          </table:table-cell>
          <table:table-cell office:value-type="string" calcext:value-type="string">
            <text:p>PIN_G6</text:p>
          </table:table-cell>
        </table:table-row>
        <table:table-row table:style-name="ro1">
          <table:table-cell/>
          <table:table-cell office:value-type="string" calcext:value-type="string">
            <text:p>STRER[3]</text:p>
          </table:table-cell>
          <table:table-cell office:value-type="string" calcext:value-type="string">
            <text:p>RLED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2.5V</text:p>
          </table:table-cell>
          <table:table-cell office:value-type="string" calcext:value-type="string">
            <text:p>PIN_G7</text:p>
          </table:table-cell>
        </table:table-row>
        <table:table-row table:style-name="ro1" table:number-rows-repeated="104851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FTDI MEB" table:style-name="ta1">
        <table:table-column table:style-name="co1" table:default-cell-style-name="Default"/>
        <table:table-column table:style-name="co17" table:default-cell-style-name="ce3"/>
        <table:table-column table:style-name="co18" table:default-cell-style-name="ce3"/>
        <table:table-column table:style-name="co17" table:default-cell-style-name="ce4"/>
        <table:table-column table:style-name="co3" table:default-cell-style-name="ce3"/>
        <table:table-column table:style-name="co1" table:default-cell-style-name="Default"/>
        <table:table-column table:style-name="co11" table:default-cell-style-name="ce3"/>
        <table:table-column table:style-name="co4" table:default-cell-style-name="ce3"/>
        <table:table-column table:style-name="co19" table:default-cell-style-name="ce3"/>
        <table:table-column table:style-name="co6" table:default-cell-style-name="ce3"/>
        <table:table-column table:style-name="co10" table:default-cell-style-name="ce3"/>
        <table:table-column table:style-name="co1" table:default-cell-style-name="Default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20" table:default-cell-style-name="ce10"/>
        <table:table-column table:style-name="co21" table:default-cell-style-name="ce10"/>
        <table:table-column table:style-name="co22" table:default-cell-style-name="ce10"/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 table:number-columns-repeated="7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HSMC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UMFT601A</text:p>
          </table:table-cell>
          <table:covered-table-cell table:style-name="ce2"/>
          <table:table-cell/>
          <table:table-cell table:style-name="Default" table:number-columns-repeated="5"/>
          <table:table-cell/>
          <table:table-cell table:style-name="Default" table:number-columns-repeated="7"/>
        </table:table-row>
        <table:table-row table:style-name="ro1">
          <table:table-cell/>
          <table:table-cell table:style-name="ce2" office:value-type="string" calcext:value-type="string">
            <text:p>Pin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Pin#</text:p>
          </table:table-cell>
          <table:table-cell table:style-name="ce2" office:value-type="string" calcext:value-type="string">
            <text:p>Name</text:p>
          </table:table-cell>
          <table:table-cell/>
          <table:table-cell table:style-name="ce5" office:value-type="string" calcext:value-type="string">
            <text:p>HSMC A Pin #</text:p>
          </table:table-cell>
          <table:table-cell table:style-name="ce6" office:value-type="string" calcext:value-type="string">
            <text:p>Schematic Signal Name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I/O Standard</text:p>
          </table:table-cell>
          <table:table-cell table:style-name="ce7" office:value-type="string" calcext:value-type="string">
            <text:p>Stratix IV GX Pin Number</text:p>
          </table:table-cell>
          <table:table-cell/>
          <table:table-cell table:style-name="ce9" office:value-type="string" calcext:value-type="string">
            <text:p>Pin Name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irection</text:p>
          </table:table-cell>
          <table:table-cell table:style-name="ce9" office:value-type="string" calcext:value-type="string">
            <text:p>I/O Standard</text:p>
          </table:table-cell>
          <table:table-cell table:style-name="ce11" office:value-type="string" calcext:value-type="string">
            <text:p>UMFT601A Name</text:p>
          </table:table-cell>
          <table:table-cell table:style-name="ce11" office:value-type="string" calcext:value-type="string">
            <text:p>HSMC A Pin</text:p>
          </table:table-cell>
          <table:table-cell table:style-name="ce9" office:value-type="string" calcext:value-type="string">
            <text:p>Stratix IV GX Pin Number for FT601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LKIN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D_CLK</text:p>
          </table:table-cell>
          <table:table-cell/>
          <table:table-cell table:formula="of:=[.B4]" office:value-type="float" office:value="40" calcext:value-type="float">
            <text:p>40</text:p>
          </table:table-cell>
          <table:table-cell table:formula="of:=INDEX([$'DE4 UG'.C$3:.C$122];MATCH([.$G4];[$'DE4 UG'.$B$3:.$B$122];0))" office:value-type="string" office:string-value="HSMA_CLKIN0" calcext:value-type="string">
            <text:p>HSMA_CLKIN0</text:p>
          </table:table-cell>
          <table:table-cell table:formula="of:=INDEX([$'DE4 UG'.D$3:.D$122];MATCH([.$G4];[$'DE4 UG'.$B$3:.$B$122];0))" office:value-type="string" office:string-value="Dedicated clock input" calcext:value-type="string">
            <text:p>Dedicated clock input</text:p>
          </table:table-cell>
          <table:table-cell table:formula="of:=INDEX([$'DE4 UG'.E$3:.E$122];MATCH([.$G4];[$'DE4 UG'.$B$3:.$B$122];0))" office:value-type="string" office:string-value="LVDS or 2.5-V" calcext:value-type="string">
            <text:p>LVDS or 2.5-V</text:p>
          </table:table-cell>
          <table:table-cell table:formula="of:=INDEX([$'DE4 UG'.F$3:.F$122];MATCH([.$G4];[$'DE4 UG'.$B$3:.$B$122];0))" office:value-type="string" office:string-value="PIN_AC34" calcext:value-type="string">
            <text:p>PIN_AC34</text:p>
          </table:table-cell>
          <table:table-cell/>
          <table:table-cell table:formula="of:=[AN421.B3]" office:value-type="string" office:string-value="CLK" calcext:value-type="string">
            <text:p>CLK</text:p>
          </table:table-cell>
          <table:table-cell table:formula="of:=[AN421.C3]" office:value-type="string" office:string-value="HSMC Connector" calcext:value-type="string">
            <text:p>HSMC Connector</text:p>
          </table:table-cell>
          <table:table-cell table:formula="of:=[AN421.D3]" office:value-type="string" office:string-value="Input" calcext:value-type="string">
            <text:p>Input</text:p>
          </table:table-cell>
          <table:table-cell table:formula="of:=[AN421.E3]" office:value-type="string" office:string-value="2.5V" calcext:value-type="string">
            <text:p>2.5V</text:p>
          </table:table-cell>
          <table:table-cell office:value-type="string" calcext:value-type="string">
            <text:p>D_CLK</text:p>
          </table:table-cell>
          <table:table-cell table:formula="of:=INDEX([.$B$4:.$B$50];MATCH([.$Q4];[.$E$4:.$E$50];0))" office:value-type="float" office:value="40" calcext:value-type="float">
            <text:p>40</text:p>
          </table:table-cell>
          <table:table-cell table:formula="of:=INDEX([$'DE4 UG'.$F$3:.$F$122];MATCH([.$R4];[$'DE4 UG'.$B$3:.$B$122];0))" office:value-type="string" office:string-value="PIN_AC34" calcext:value-type="string">
            <text:p>PIN_AC34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D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ATA0</text:p>
          </table:table-cell>
          <table:table-cell/>
          <table:table-cell table:formula="of:=[.B5]" office:value-type="float" office:value="41" calcext:value-type="float">
            <text:p>41</text:p>
          </table:table-cell>
          <table:table-cell table:formula="of:=INDEX([$'DE4 UG'.C$3:.C$122];MATCH([.$G5];[$'DE4 UG'.$B$3:.$B$122];0))" office:value-type="string" office:string-value="HSMA_D0" calcext:value-type="string">
            <text:p>HSMA_D0</text:p>
          </table:table-cell>
          <table:table-cell table:formula="of:=INDEX([$'DE4 UG'.D$3:.D$122];MATCH([.$G5];[$'DE4 UG'.$B$3:.$B$122];0))" office:value-type="string" office:string-value="LVDS TX or CMOS I/O" calcext:value-type="string">
            <text:p>LVDS TX or CMOS I/O</text:p>
          </table:table-cell>
          <table:table-cell table:formula="of:=INDEX([$'DE4 UG'.E$3:.E$122];MATCH([.$G5];[$'DE4 UG'.$B$3:.$B$122];0))" office:value-type="string" office:string-value="LVDS or 2.5-V" calcext:value-type="string">
            <text:p>LVDS or 2.5-V</text:p>
          </table:table-cell>
          <table:table-cell table:formula="of:=INDEX([$'DE4 UG'.F$3:.F$122];MATCH([.$G5];[$'DE4 UG'.$B$3:.$B$122];0))" office:value-type="string" office:string-value="PIN_AC26" calcext:value-type="string">
            <text:p>PIN_AC26</text:p>
          </table:table-cell>
          <table:table-cell/>
          <table:table-cell table:formula="of:=[AN421.B4]" office:value-type="string" office:string-value="RXF_N" calcext:value-type="string">
            <text:p>RXF_N</text:p>
          </table:table-cell>
          <table:table-cell table:formula="of:=[AN421.C4]" office:value-type="string" office:string-value="HSMC Connector" calcext:value-type="string">
            <text:p>HSMC Connector</text:p>
          </table:table-cell>
          <table:table-cell table:formula="of:=[AN421.D4]" office:value-type="string" office:string-value="Input" calcext:value-type="string">
            <text:p>Input</text:p>
          </table:table-cell>
          <table:table-cell table:formula="of:=[AN421.E4]" office:value-type="string" office:string-value="2.5V" calcext:value-type="string">
            <text:p>2.5V</text:p>
          </table:table-cell>
          <table:table-cell office:value-type="string" calcext:value-type="string">
            <text:p>RXF_N</text:p>
          </table:table-cell>
          <table:table-cell table:formula="of:=INDEX([.$B$4:.$B$50];MATCH([.$Q5];[.$E$4:.$E$50];0))" office:value-type="float" office:value="104" calcext:value-type="float">
            <text:p>104</text:p>
          </table:table-cell>
          <table:table-cell table:formula="of:=INDEX([$'DE4 UG'.$F$3:.$F$122];MATCH([.$R5];[$'DE4 UG'.$B$3:.$B$122];0))" office:value-type="string" office:string-value="PIN_AR32" calcext:value-type="string">
            <text:p>PIN_AR32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D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ATA16</text:p>
          </table:table-cell>
          <table:table-cell/>
          <table:table-cell table:formula="of:=[.B6]" office:value-type="float" office:value="42" calcext:value-type="float">
            <text:p>42</text:p>
          </table:table-cell>
          <table:table-cell table:formula="of:=INDEX([$'DE4 UG'.C$3:.C$122];MATCH([.$G6];[$'DE4 UG'.$B$3:.$B$122];0))" office:value-type="string" office:string-value="HSMA_D1" calcext:value-type="string">
            <text:p>HSMA_D1</text:p>
          </table:table-cell>
          <table:table-cell table:formula="of:=INDEX([$'DE4 UG'.D$3:.D$122];MATCH([.$G6];[$'DE4 UG'.$B$3:.$B$122];0))" office:value-type="string" office:string-value="LVDS RX or CMOS I/O" calcext:value-type="string">
            <text:p>LVDS RX or CMOS I/O</text:p>
          </table:table-cell>
          <table:table-cell table:formula="of:=INDEX([$'DE4 UG'.E$3:.E$122];MATCH([.$G6];[$'DE4 UG'.$B$3:.$B$122];0))" office:value-type="string" office:string-value="LVDS or 2.5-V" calcext:value-type="string">
            <text:p>LVDS or 2.5-V</text:p>
          </table:table-cell>
          <table:table-cell table:formula="of:=INDEX([$'DE4 UG'.F$3:.F$122];MATCH([.$G6];[$'DE4 UG'.$B$3:.$B$122];0))" office:value-type="string" office:string-value="PIN_AC31" calcext:value-type="string">
            <text:p>PIN_AC31</text:p>
          </table:table-cell>
          <table:table-cell/>
          <table:table-cell table:formula="of:=[AN421.B5]" office:value-type="string" office:string-value="TXE_N" calcext:value-type="string">
            <text:p>TXE_N</text:p>
          </table:table-cell>
          <table:table-cell table:formula="of:=[AN421.C5]" office:value-type="string" office:string-value="HSMC Connector" calcext:value-type="string">
            <text:p>HSMC Connector</text:p>
          </table:table-cell>
          <table:table-cell table:formula="of:=[AN421.D5]" office:value-type="string" office:string-value="Input" calcext:value-type="string">
            <text:p>Input</text:p>
          </table:table-cell>
          <table:table-cell table:formula="of:=[AN421.E5]" office:value-type="string" office:string-value="2.5V" calcext:value-type="string">
            <text:p>2.5V</text:p>
          </table:table-cell>
          <table:table-cell office:value-type="string" calcext:value-type="string">
            <text:p>TXE_N</text:p>
          </table:table-cell>
          <table:table-cell table:formula="of:=INDEX([.$B$4:.$B$50];MATCH([.$Q6];[.$E$4:.$E$50];0))" office:value-type="float" office:value="102" calcext:value-type="float">
            <text:p>102</text:p>
          </table:table-cell>
          <table:table-cell table:formula="of:=INDEX([$'DE4 UG'.$F$3:.$F$122];MATCH([.$R6];[$'DE4 UG'.$B$3:.$B$122];0))" office:value-type="string" office:string-value="PIN_AP32" calcext:value-type="string">
            <text:p>PIN_AP32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D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ATA1</text:p>
          </table:table-cell>
          <table:table-cell/>
          <table:table-cell table:formula="of:=[.B7]" office:value-type="float" office:value="43" calcext:value-type="float">
            <text:p>43</text:p>
          </table:table-cell>
          <table:table-cell table:formula="of:=INDEX([$'DE4 UG'.C$3:.C$122];MATCH([.$G7];[$'DE4 UG'.$B$3:.$B$122];0))" office:value-type="string" office:string-value="HSMA_D2" calcext:value-type="string">
            <text:p>HSMA_D2</text:p>
          </table:table-cell>
          <table:table-cell table:formula="of:=INDEX([$'DE4 UG'.D$3:.D$122];MATCH([.$G7];[$'DE4 UG'.$B$3:.$B$122];0))" office:value-type="string" office:string-value="LVDS TX or CMOS I/O" calcext:value-type="string">
            <text:p>LVDS TX or CMOS I/O</text:p>
          </table:table-cell>
          <table:table-cell table:formula="of:=INDEX([$'DE4 UG'.E$3:.E$122];MATCH([.$G7];[$'DE4 UG'.$B$3:.$B$122];0))" office:value-type="string" office:string-value="LVDS or 2.5-V" calcext:value-type="string">
            <text:p>LVDS or 2.5-V</text:p>
          </table:table-cell>
          <table:table-cell table:formula="of:=INDEX([$'DE4 UG'.F$3:.F$122];MATCH([.$G7];[$'DE4 UG'.$B$3:.$B$122];0))" office:value-type="string" office:string-value="PIN_AD26" calcext:value-type="string">
            <text:p>PIN_AD26</text:p>
          </table:table-cell>
          <table:table-cell/>
          <table:table-cell table:formula="of:=[AN421.B6]" office:value-type="string" office:string-value="W_OOB" calcext:value-type="string">
            <text:p>W_OOB</text:p>
          </table:table-cell>
          <table:table-cell table:formula="of:=[AN421.C6]" office:value-type="string" office:string-value="HSMC Connector" calcext:value-type="string">
            <text:p>HSMC Connector</text:p>
          </table:table-cell>
          <table:table-cell table:formula="of:=[AN421.D6]" office:value-type="string" office:string-value="Input" calcext:value-type="string">
            <text:p>Input</text:p>
          </table:table-cell>
          <table:table-cell table:formula="of:=[AN421.E6]" office:value-type="string" office:string-value="2.5V" calcext:value-type="string">
            <text:p>2.5V</text:p>
          </table:table-cell>
          <table:table-cell office:value-type="string" calcext:value-type="string">
            <text:p>GPIO_1</text:p>
          </table:table-cell>
          <table:table-cell table:formula="of:=INDEX([.$B$4:.$B$50];MATCH([.$Q7];[.$E$4:.$E$50];0))" office:value-type="float" office:value="113" calcext:value-type="float">
            <text:p>113</text:p>
          </table:table-cell>
          <table:table-cell table:formula="of:=INDEX([$'DE4 UG'.$F$3:.$F$122];MATCH([.$R7];[$'DE4 UG'.$B$3:.$B$122];0))" office:value-type="string" office:string-value="PIN_AD30" calcext:value-type="string">
            <text:p>PIN_AD30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D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DATA17</text:p>
          </table:table-cell>
          <table:table-cell/>
          <table:table-cell table:formula="of:=[.B8]" office:value-type="float" office:value="44" calcext:value-type="float">
            <text:p>44</text:p>
          </table:table-cell>
          <table:table-cell table:formula="of:=INDEX([$'DE4 UG'.C$3:.C$122];MATCH([.$G8];[$'DE4 UG'.$B$3:.$B$122];0))" office:value-type="string" office:string-value="HSMA_D3" calcext:value-type="string">
            <text:p>HSMA_D3</text:p>
          </table:table-cell>
          <table:table-cell table:formula="of:=INDEX([$'DE4 UG'.D$3:.D$122];MATCH([.$G8];[$'DE4 UG'.$B$3:.$B$122];0))" office:value-type="string" office:string-value="LVDS RX or CMOS I/O" calcext:value-type="string">
            <text:p>LVDS RX or CMOS I/O</text:p>
          </table:table-cell>
          <table:table-cell table:formula="of:=INDEX([$'DE4 UG'.E$3:.E$122];MATCH([.$G8];[$'DE4 UG'.$B$3:.$B$122];0))" office:value-type="string" office:string-value="LVDS or 2.5-V" calcext:value-type="string">
            <text:p>LVDS or 2.5-V</text:p>
          </table:table-cell>
          <table:table-cell table:formula="of:=INDEX([$'DE4 UG'.F$3:.F$122];MATCH([.$G8];[$'DE4 UG'.$B$3:.$B$122];0))" office:value-type="string" office:string-value="PIN_AC32" calcext:value-type="string">
            <text:p>PIN_AC32</text:p>
          </table:table-cell>
          <table:table-cell/>
          <table:table-cell table:formula="of:=[AN421.B7]" office:value-type="string" office:string-value="R_OOB" calcext:value-type="string">
            <text:p>R_OOB</text:p>
          </table:table-cell>
          <table:table-cell table:formula="of:=[AN421.C7]" office:value-type="string" office:string-value="HSMC Connector" calcext:value-type="string">
            <text:p>HSMC Connector</text:p>
          </table:table-cell>
          <table:table-cell table:formula="of:=[AN421.D7]" office:value-type="string" office:string-value="Input" calcext:value-type="string">
            <text:p>Input</text:p>
          </table:table-cell>
          <table:table-cell table:formula="of:=[AN421.E7]" office:value-type="string" office:string-value="2.5V" calcext:value-type="string">
            <text:p>2.5V</text:p>
          </table:table-cell>
          <table:table-cell office:value-type="string" calcext:value-type="string">
            <text:p>GPIO_0</text:p>
          </table:table-cell>
          <table:table-cell table:formula="of:=INDEX([.$B$4:.$B$50];MATCH([.$Q8];[.$E$4:.$E$50];0))" office:value-type="float" office:value="115" calcext:value-type="float">
            <text:p>115</text:p>
          </table:table-cell>
          <table:table-cell table:formula="of:=INDEX([$'DE4 UG'.$F$3:.$F$122];MATCH([.$R8];[$'DE4 UG'.$B$3:.$B$122];0))" office:value-type="string" office:string-value="PIN_AD31" calcext:value-type="string">
            <text:p>PIN_AD31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D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ATA2</text:p>
          </table:table-cell>
          <table:table-cell/>
          <table:table-cell table:formula="of:=[.B9]" office:value-type="float" office:value="47" calcext:value-type="float">
            <text:p>47</text:p>
          </table:table-cell>
          <table:table-cell table:formula="of:=INDEX([$'DE4 UG'.C$3:.C$122];MATCH([.$G9];[$'DE4 UG'.$B$3:.$B$122];0))" office:value-type="string" office:string-value="HSMA_TX_p0" calcext:value-type="string">
            <text:p>HSMA_TX_p0</text:p>
          </table:table-cell>
          <table:table-cell table:formula="of:=INDEX([$'DE4 UG'.D$3:.D$122];MATCH([.$G9];[$'DE4 UG'.$B$3:.$B$122];0))" office:value-type="string" office:string-value="LVDS TX bit 0 or CMOS I/O" calcext:value-type="string">
            <text:p>LVDS TX bit 0 or CMOS I/O</text:p>
          </table:table-cell>
          <table:table-cell table:formula="of:=INDEX([$'DE4 UG'.E$3:.E$122];MATCH([.$G9];[$'DE4 UG'.$B$3:.$B$122];0))" office:value-type="string" office:string-value="LVDS or 2.5-V" calcext:value-type="string">
            <text:p>LVDS or 2.5-V</text:p>
          </table:table-cell>
          <table:table-cell table:formula="of:=INDEX([$'DE4 UG'.F$3:.F$122];MATCH([.$G9];[$'DE4 UG'.$B$3:.$B$122];0))" office:value-type="string" office:string-value="PIN_AB27" calcext:value-type="string">
            <text:p>PIN_AB27</text:p>
          </table:table-cell>
          <table:table-cell/>
          <table:table-cell table:formula="of:=[AN421.B8]" office:value-type="string" office:string-value="WR_N" calcext:value-type="string">
            <text:p>WR_N</text:p>
          </table:table-cell>
          <table:table-cell table:formula="of:=[AN421.C8]" office:value-type="string" office:string-value="HSMC Connector" calcext:value-type="string">
            <text:p>HSMC Connector</text:p>
          </table:table-cell>
          <table:table-cell table:formula="of:=[AN421.D8]" office:value-type="string" office:string-value="Output" calcext:value-type="string">
            <text:p>Output</text:p>
          </table:table-cell>
          <table:table-cell table:formula="of:=[AN421.E8]" office:value-type="string" office:string-value="2.5V" calcext:value-type="string">
            <text:p>2.5V</text:p>
          </table:table-cell>
          <table:table-cell office:value-type="string" calcext:value-type="string">
            <text:p>WR_N</text:p>
          </table:table-cell>
          <table:table-cell table:formula="of:=INDEX([.$B$4:.$B$50];MATCH([.$Q9];[.$E$4:.$E$50];0))" office:value-type="float" office:value="110" calcext:value-type="float">
            <text:p>110</text:p>
          </table:table-cell>
          <table:table-cell table:formula="of:=INDEX([$'DE4 UG'.$F$3:.$F$122];MATCH([.$R9];[$'DE4 UG'.$B$3:.$B$122];0))" office:value-type="string" office:string-value="PIN_AT30" calcext:value-type="string">
            <text:p>PIN_AT30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D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ATA18</text:p>
          </table:table-cell>
          <table:table-cell/>
          <table:table-cell table:formula="of:=[.B10]" office:value-type="float" office:value="48" calcext:value-type="float">
            <text:p>48</text:p>
          </table:table-cell>
          <table:table-cell table:formula="of:=INDEX([$'DE4 UG'.C$3:.C$122];MATCH([.$G10];[$'DE4 UG'.$B$3:.$B$122];0))" office:value-type="string" office:string-value="HSMA_RX_p0" calcext:value-type="string">
            <text:p>HSMA_RX_p0</text:p>
          </table:table-cell>
          <table:table-cell table:formula="of:=INDEX([$'DE4 UG'.D$3:.D$122];MATCH([.$G10];[$'DE4 UG'.$B$3:.$B$122];0))" office:value-type="string" office:string-value="LVDS RX bit 0 or CMOS I/O" calcext:value-type="string">
            <text:p>LVDS RX bit 0 or CMOS I/O</text:p>
          </table:table-cell>
          <table:table-cell table:formula="of:=INDEX([$'DE4 UG'.E$3:.E$122];MATCH([.$G10];[$'DE4 UG'.$B$3:.$B$122];0))" office:value-type="string" office:string-value="LVDS or 2.5-V" calcext:value-type="string">
            <text:p>LVDS or 2.5-V</text:p>
          </table:table-cell>
          <table:table-cell table:formula="of:=INDEX([$'DE4 UG'.F$3:.F$122];MATCH([.$G10];[$'DE4 UG'.$B$3:.$B$122];0))" office:value-type="string" office:string-value="PIN_AJ32" calcext:value-type="string">
            <text:p>PIN_AJ32</text:p>
          </table:table-cell>
          <table:table-cell/>
          <table:table-cell table:formula="of:=[AN421.B9]" office:value-type="string" office:string-value="RD_N" calcext:value-type="string">
            <text:p>RD_N</text:p>
          </table:table-cell>
          <table:table-cell table:formula="of:=[AN421.C9]" office:value-type="string" office:string-value="HSMC Connector" calcext:value-type="string">
            <text:p>HSMC Connector</text:p>
          </table:table-cell>
          <table:table-cell table:formula="of:=[AN421.D9]" office:value-type="string" office:string-value="Output" calcext:value-type="string">
            <text:p>Output</text:p>
          </table:table-cell>
          <table:table-cell table:formula="of:=[AN421.E9]" office:value-type="string" office:string-value="2.5V" calcext:value-type="string">
            <text:p>2.5V</text:p>
          </table:table-cell>
          <table:table-cell office:value-type="string" calcext:value-type="string">
            <text:p>RD_N</text:p>
          </table:table-cell>
          <table:table-cell table:formula="of:=INDEX([.$B$4:.$B$50];MATCH([.$Q10];[.$E$4:.$E$50];0))" office:value-type="float" office:value="114" calcext:value-type="float">
            <text:p>114</text:p>
          </table:table-cell>
          <table:table-cell table:formula="of:=INDEX([$'DE4 UG'.$F$3:.$F$122];MATCH([.$R10];[$'DE4 UG'.$B$3:.$B$122];0))" office:value-type="string" office:string-value="PIN_AT33" calcext:value-type="string">
            <text:p>PIN_AT33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D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DATA3</text:p>
          </table:table-cell>
          <table:table-cell/>
          <table:table-cell table:formula="of:=[.B11]" office:value-type="float" office:value="49" calcext:value-type="float">
            <text:p>49</text:p>
          </table:table-cell>
          <table:table-cell table:formula="of:=INDEX([$'DE4 UG'.C$3:.C$122];MATCH([.$G11];[$'DE4 UG'.$B$3:.$B$122];0))" office:value-type="string" office:string-value="HSMA_TX_n0" calcext:value-type="string">
            <text:p>HSMA_TX_n0</text:p>
          </table:table-cell>
          <table:table-cell table:formula="of:=INDEX([$'DE4 UG'.D$3:.D$122];MATCH([.$G11];[$'DE4 UG'.$B$3:.$B$122];0))" office:value-type="string" office:string-value="LVDS TX bit 0n or CMOS I/O" calcext:value-type="string">
            <text:p>LVDS TX bit 0n or CMOS I/O</text:p>
          </table:table-cell>
          <table:table-cell table:formula="of:=INDEX([$'DE4 UG'.E$3:.E$122];MATCH([.$G11];[$'DE4 UG'.$B$3:.$B$122];0))" office:value-type="string" office:string-value="LVDS or 2.5-V" calcext:value-type="string">
            <text:p>LVDS or 2.5-V</text:p>
          </table:table-cell>
          <table:table-cell table:formula="of:=INDEX([$'DE4 UG'.F$3:.F$122];MATCH([.$G11];[$'DE4 UG'.$B$3:.$B$122];0))" office:value-type="string" office:string-value="PIN_AB28" calcext:value-type="string">
            <text:p>PIN_AB28</text:p>
          </table:table-cell>
          <table:table-cell/>
          <table:table-cell table:formula="of:=[AN421.B10]" office:value-type="string" office:string-value="OE_N" calcext:value-type="string">
            <text:p>OE_N</text:p>
          </table:table-cell>
          <table:table-cell table:formula="of:=[AN421.C10]" office:value-type="string" office:string-value="HSMC Connector" calcext:value-type="string">
            <text:p>HSMC Connector</text:p>
          </table:table-cell>
          <table:table-cell table:formula="of:=[AN421.D10]" office:value-type="string" office:string-value="Output" calcext:value-type="string">
            <text:p>Output</text:p>
          </table:table-cell>
          <table:table-cell table:formula="of:=[AN421.E10]" office:value-type="string" office:string-value="2.5V" calcext:value-type="string">
            <text:p>2.5V</text:p>
          </table:table-cell>
          <table:table-cell office:value-type="string" calcext:value-type="string">
            <text:p>OE_N</text:p>
          </table:table-cell>
          <table:table-cell table:formula="of:=INDEX([.$B$4:.$B$50];MATCH([.$Q11];[.$E$4:.$E$50];0))" office:value-type="float" office:value="116" calcext:value-type="float">
            <text:p>116</text:p>
          </table:table-cell>
          <table:table-cell table:formula="of:=INDEX([$'DE4 UG'.$F$3:.$F$122];MATCH([.$R11];[$'DE4 UG'.$B$3:.$B$122];0))" office:value-type="string" office:string-value="PIN_AU33" calcext:value-type="string">
            <text:p>PIN_AU33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D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ATA19</text:p>
          </table:table-cell>
          <table:table-cell/>
          <table:table-cell table:formula="of:=[.B12]" office:value-type="float" office:value="50" calcext:value-type="float">
            <text:p>50</text:p>
          </table:table-cell>
          <table:table-cell table:formula="of:=INDEX([$'DE4 UG'.C$3:.C$122];MATCH([.$G12];[$'DE4 UG'.$B$3:.$B$122];0))" office:value-type="string" office:string-value="HSMA_RX_n0" calcext:value-type="string">
            <text:p>HSMA_RX_n0</text:p>
          </table:table-cell>
          <table:table-cell table:formula="of:=INDEX([$'DE4 UG'.D$3:.D$122];MATCH([.$G12];[$'DE4 UG'.$B$3:.$B$122];0))" office:value-type="string" office:string-value="LVDS RX bit 0n or CMOS I/O" calcext:value-type="string">
            <text:p>LVDS RX bit 0n or CMOS I/O</text:p>
          </table:table-cell>
          <table:table-cell table:formula="of:=INDEX([$'DE4 UG'.E$3:.E$122];MATCH([.$G12];[$'DE4 UG'.$B$3:.$B$122];0))" office:value-type="string" office:string-value="LVDS or 2.5-V" calcext:value-type="string">
            <text:p>LVDS or 2.5-V</text:p>
          </table:table-cell>
          <table:table-cell table:formula="of:=INDEX([$'DE4 UG'.F$3:.F$122];MATCH([.$G12];[$'DE4 UG'.$B$3:.$B$122];0))" office:value-type="string" office:string-value="PIN_AK33" calcext:value-type="string">
            <text:p>PIN_AK33</text:p>
          </table:table-cell>
          <table:table-cell/>
          <table:table-cell table:formula="of:=[AN421.B11]" office:value-type="string" office:string-value="SIWU_N" calcext:value-type="string">
            <text:p>SIWU_N</text:p>
          </table:table-cell>
          <table:table-cell table:formula="of:=[AN421.C11]" office:value-type="string" office:string-value="HSMC Connector" calcext:value-type="string">
            <text:p>HSMC Connector</text:p>
          </table:table-cell>
          <table:table-cell table:formula="of:=[AN421.D11]" office:value-type="string" office:string-value="Output" calcext:value-type="string">
            <text:p>Output</text:p>
          </table:table-cell>
          <table:table-cell table:formula="of:=[AN421.E11]" office:value-type="string" office:string-value="2.5V" calcext:value-type="string">
            <text:p>2.5V</text:p>
          </table:table-cell>
          <table:table-cell office:value-type="string" calcext:value-type="string">
            <text:p>SIWU_N</text:p>
          </table:table-cell>
          <table:table-cell table:formula="of:=INDEX([.$B$4:.$B$50];MATCH([.$Q12];[.$E$4:.$E$50];0))" office:value-type="float" office:value="108" calcext:value-type="float">
            <text:p>108</text:p>
          </table:table-cell>
          <table:table-cell table:formula="of:=INDEX([$'DE4 UG'.$F$3:.$F$122];MATCH([.$R12];[$'DE4 UG'.$B$3:.$B$122];0))" office:value-type="string" office:string-value="PIN_AR31" calcext:value-type="string">
            <text:p>PIN_AR31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D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DATA4</text:p>
          </table:table-cell>
          <table:table-cell/>
          <table:table-cell table:formula="of:=[.B13]" office:value-type="float" office:value="53" calcext:value-type="float">
            <text:p>53</text:p>
          </table:table-cell>
          <table:table-cell table:formula="of:=INDEX([$'DE4 UG'.C$3:.C$122];MATCH([.$G13];[$'DE4 UG'.$B$3:.$B$122];0))" office:value-type="string" office:string-value="HSMA_TX_p1" calcext:value-type="string">
            <text:p>HSMA_TX_p1</text:p>
          </table:table-cell>
          <table:table-cell table:formula="of:=INDEX([$'DE4 UG'.D$3:.D$122];MATCH([.$G13];[$'DE4 UG'.$B$3:.$B$122];0))" office:value-type="string" office:string-value="LVDS TX bit 1 or CMOS I/O" calcext:value-type="string">
            <text:p>LVDS TX bit 1 or CMOS I/O</text:p>
          </table:table-cell>
          <table:table-cell table:formula="of:=INDEX([$'DE4 UG'.E$3:.E$122];MATCH([.$G13];[$'DE4 UG'.$B$3:.$B$122];0))" office:value-type="string" office:string-value="LVDS or 2.5-V" calcext:value-type="string">
            <text:p>LVDS or 2.5-V</text:p>
          </table:table-cell>
          <table:table-cell table:formula="of:=INDEX([$'DE4 UG'.F$3:.F$122];MATCH([.$G13];[$'DE4 UG'.$B$3:.$B$122];0))" office:value-type="string" office:string-value="PIN_AB30" calcext:value-type="string">
            <text:p>PIN_AB30</text:p>
          </table:table-cell>
          <table:table-cell/>
          <table:table-cell table:formula="of:=[AN421.B12]" office:value-type="string" office:string-value="BE[3]" calcext:value-type="string">
            <text:p>BE[3]</text:p>
          </table:table-cell>
          <table:table-cell table:formula="of:=[AN421.C12]" office:value-type="string" office:string-value="HSMC Connector" calcext:value-type="string">
            <text:p>HSMC Connector</text:p>
          </table:table-cell>
          <table:table-cell table:formula="of:=[AN421.D12]" office:value-type="string" office:string-value="Inout" calcext:value-type="string">
            <text:p>Inout</text:p>
          </table:table-cell>
          <table:table-cell table:formula="of:=[AN421.E12]" office:value-type="string" office:string-value="2.5V" calcext:value-type="string">
            <text:p>2.5V</text:p>
          </table:table-cell>
          <table:table-cell office:value-type="string" calcext:value-type="string">
            <text:p>BE_N_3</text:p>
          </table:table-cell>
          <table:table-cell table:formula="of:=INDEX([.$B$4:.$B$50];MATCH([.$Q13];[.$E$4:.$E$50];0))" office:value-type="float" office:value="109" calcext:value-type="float">
            <text:p>109</text:p>
          </table:table-cell>
          <table:table-cell table:formula="of:=INDEX([$'DE4 UG'.$F$3:.$F$122];MATCH([.$R13];[$'DE4 UG'.$B$3:.$B$122];0))" office:value-type="string" office:string-value="PIN_AK29" calcext:value-type="string">
            <text:p>PIN_AK29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D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ATA20</text:p>
          </table:table-cell>
          <table:table-cell/>
          <table:table-cell table:formula="of:=[.B14]" office:value-type="float" office:value="54" calcext:value-type="float">
            <text:p>54</text:p>
          </table:table-cell>
          <table:table-cell table:formula="of:=INDEX([$'DE4 UG'.C$3:.C$122];MATCH([.$G14];[$'DE4 UG'.$B$3:.$B$122];0))" office:value-type="string" office:string-value="HSMA_RX_p1" calcext:value-type="string">
            <text:p>HSMA_RX_p1</text:p>
          </table:table-cell>
          <table:table-cell table:formula="of:=INDEX([$'DE4 UG'.D$3:.D$122];MATCH([.$G14];[$'DE4 UG'.$B$3:.$B$122];0))" office:value-type="string" office:string-value="LVDS RX bit 1 or CMOS I/O" calcext:value-type="string">
            <text:p>LVDS RX bit 1 or CMOS I/O</text:p>
          </table:table-cell>
          <table:table-cell table:formula="of:=INDEX([$'DE4 UG'.E$3:.E$122];MATCH([.$G14];[$'DE4 UG'.$B$3:.$B$122];0))" office:value-type="string" office:string-value="LVDS or 2.5-V" calcext:value-type="string">
            <text:p>LVDS or 2.5-V</text:p>
          </table:table-cell>
          <table:table-cell table:formula="of:=INDEX([$'DE4 UG'.F$3:.F$122];MATCH([.$G14];[$'DE4 UG'.$B$3:.$B$122];0))" office:value-type="string" office:string-value="PIN_AH34" calcext:value-type="string">
            <text:p>PIN_AH34</text:p>
          </table:table-cell>
          <table:table-cell/>
          <table:table-cell table:formula="of:=[AN421.B13]" office:value-type="string" office:string-value="BE[2]" calcext:value-type="string">
            <text:p>BE[2]</text:p>
          </table:table-cell>
          <table:table-cell table:formula="of:=[AN421.C13]" office:value-type="string" office:string-value="HSMC Connector" calcext:value-type="string">
            <text:p>HSMC Connector</text:p>
          </table:table-cell>
          <table:table-cell table:formula="of:=[AN421.D13]" office:value-type="string" office:string-value="Inout" calcext:value-type="string">
            <text:p>Inout</text:p>
          </table:table-cell>
          <table:table-cell table:formula="of:=[AN421.E13]" office:value-type="string" office:string-value="2.5V" calcext:value-type="string">
            <text:p>2.5V</text:p>
          </table:table-cell>
          <table:table-cell office:value-type="string" calcext:value-type="string">
            <text:p>BE_N_2</text:p>
          </table:table-cell>
          <table:table-cell table:formula="of:=INDEX([.$B$4:.$B$50];MATCH([.$Q14];[.$E$4:.$E$50];0))" office:value-type="float" office:value="107" calcext:value-type="float">
            <text:p>107</text:p>
          </table:table-cell>
          <table:table-cell table:formula="of:=INDEX([$'DE4 UG'.$F$3:.$F$122];MATCH([.$R14];[$'DE4 UG'.$B$3:.$B$122];0))" office:value-type="string" office:string-value="PIN_AJ29" calcext:value-type="string">
            <text:p>PIN_AJ29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D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ATA5</text:p>
          </table:table-cell>
          <table:table-cell/>
          <table:table-cell table:formula="of:=[.B15]" office:value-type="float" office:value="55" calcext:value-type="float">
            <text:p>55</text:p>
          </table:table-cell>
          <table:table-cell table:formula="of:=INDEX([$'DE4 UG'.C$3:.C$122];MATCH([.$G15];[$'DE4 UG'.$B$3:.$B$122];0))" office:value-type="string" office:string-value="HSMA_TX_n1" calcext:value-type="string">
            <text:p>HSMA_TX_n1</text:p>
          </table:table-cell>
          <table:table-cell table:formula="of:=INDEX([$'DE4 UG'.D$3:.D$122];MATCH([.$G15];[$'DE4 UG'.$B$3:.$B$122];0))" office:value-type="string" office:string-value="LVDS TX bit 1n or CMOS I/O" calcext:value-type="string">
            <text:p>LVDS TX bit 1n or CMOS I/O</text:p>
          </table:table-cell>
          <table:table-cell table:formula="of:=INDEX([$'DE4 UG'.E$3:.E$122];MATCH([.$G15];[$'DE4 UG'.$B$3:.$B$122];0))" office:value-type="string" office:string-value="LVDS or 2.5-V" calcext:value-type="string">
            <text:p>LVDS or 2.5-V</text:p>
          </table:table-cell>
          <table:table-cell table:formula="of:=INDEX([$'DE4 UG'.F$3:.F$122];MATCH([.$G15];[$'DE4 UG'.$B$3:.$B$122];0))" office:value-type="string" office:string-value="PIN_AB31" calcext:value-type="string">
            <text:p>PIN_AB31</text:p>
          </table:table-cell>
          <table:table-cell/>
          <table:table-cell table:formula="of:=[AN421.B14]" office:value-type="string" office:string-value="BE[1]" calcext:value-type="string">
            <text:p>BE[1]</text:p>
          </table:table-cell>
          <table:table-cell table:formula="of:=[AN421.C14]" office:value-type="string" office:string-value="HSMC Connector" calcext:value-type="string">
            <text:p>HSMC Connector</text:p>
          </table:table-cell>
          <table:table-cell table:formula="of:=[AN421.D14]" office:value-type="string" office:string-value="Inout" calcext:value-type="string">
            <text:p>Inout</text:p>
          </table:table-cell>
          <table:table-cell table:formula="of:=[AN421.E14]" office:value-type="string" office:string-value="2.5V" calcext:value-type="string">
            <text:p>2.5V</text:p>
          </table:table-cell>
          <table:table-cell office:value-type="string" calcext:value-type="string">
            <text:p>BE_N_1</text:p>
          </table:table-cell>
          <table:table-cell table:formula="of:=INDEX([.$B$4:.$B$50];MATCH([.$Q15];[.$E$4:.$E$50];0))" office:value-type="float" office:value="103" calcext:value-type="float">
            <text:p>103</text:p>
          </table:table-cell>
          <table:table-cell table:formula="of:=INDEX([$'DE4 UG'.$F$3:.$F$122];MATCH([.$R15];[$'DE4 UG'.$B$3:.$B$122];0))" office:value-type="string" office:string-value="PIN_AC29" calcext:value-type="string">
            <text:p>PIN_AC29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D1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DATA21</text:p>
          </table:table-cell>
          <table:table-cell/>
          <table:table-cell table:formula="of:=[.B16]" office:value-type="float" office:value="56" calcext:value-type="float">
            <text:p>56</text:p>
          </table:table-cell>
          <table:table-cell table:formula="of:=INDEX([$'DE4 UG'.C$3:.C$122];MATCH([.$G16];[$'DE4 UG'.$B$3:.$B$122];0))" office:value-type="string" office:string-value="HSMA_RX_n1" calcext:value-type="string">
            <text:p>HSMA_RX_n1</text:p>
          </table:table-cell>
          <table:table-cell table:formula="of:=INDEX([$'DE4 UG'.D$3:.D$122];MATCH([.$G16];[$'DE4 UG'.$B$3:.$B$122];0))" office:value-type="string" office:string-value="LVDS RX bit 1n or CMOS I/O" calcext:value-type="string">
            <text:p>LVDS RX bit 1n or CMOS I/O</text:p>
          </table:table-cell>
          <table:table-cell table:formula="of:=INDEX([$'DE4 UG'.E$3:.E$122];MATCH([.$G16];[$'DE4 UG'.$B$3:.$B$122];0))" office:value-type="string" office:string-value="LVDS or 2.5-V" calcext:value-type="string">
            <text:p>LVDS or 2.5-V</text:p>
          </table:table-cell>
          <table:table-cell table:formula="of:=INDEX([$'DE4 UG'.F$3:.F$122];MATCH([.$G16];[$'DE4 UG'.$B$3:.$B$122];0))" office:value-type="string" office:string-value="PIN_AH35" calcext:value-type="string">
            <text:p>PIN_AH35</text:p>
          </table:table-cell>
          <table:table-cell/>
          <table:table-cell table:formula="of:=[AN421.B15]" office:value-type="string" office:string-value="BE[0]" calcext:value-type="string">
            <text:p>BE[0]</text:p>
          </table:table-cell>
          <table:table-cell table:formula="of:=[AN421.C15]" office:value-type="string" office:string-value="HSMC Connector" calcext:value-type="string">
            <text:p>HSMC Connector</text:p>
          </table:table-cell>
          <table:table-cell table:formula="of:=[AN421.D15]" office:value-type="string" office:string-value="Inout" calcext:value-type="string">
            <text:p>Inout</text:p>
          </table:table-cell>
          <table:table-cell table:formula="of:=[AN421.E15]" office:value-type="string" office:string-value="2.5V" calcext:value-type="string">
            <text:p>2.5V</text:p>
          </table:table-cell>
          <table:table-cell office:value-type="string" calcext:value-type="string">
            <text:p>BE_N_0</text:p>
          </table:table-cell>
          <table:table-cell table:formula="of:=INDEX([.$B$4:.$B$50];MATCH([.$Q16];[.$E$4:.$E$50];0))" office:value-type="float" office:value="101" calcext:value-type="float">
            <text:p>101</text:p>
          </table:table-cell>
          <table:table-cell table:formula="of:=INDEX([$'DE4 UG'.$F$3:.$F$122];MATCH([.$R16];[$'DE4 UG'.$B$3:.$B$122];0))" office:value-type="string" office:string-value="PIN_AC28" calcext:value-type="string">
            <text:p>PIN_AC28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D1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ATA6</text:p>
          </table:table-cell>
          <table:table-cell/>
          <table:table-cell table:formula="of:=[.B17]" office:value-type="float" office:value="59" calcext:value-type="float">
            <text:p>59</text:p>
          </table:table-cell>
          <table:table-cell table:formula="of:=INDEX([$'DE4 UG'.C$3:.C$122];MATCH([.$G17];[$'DE4 UG'.$B$3:.$B$122];0))" office:value-type="string" office:string-value="HSMA_TX_p2" calcext:value-type="string">
            <text:p>HSMA_TX_p2</text:p>
          </table:table-cell>
          <table:table-cell table:formula="of:=INDEX([$'DE4 UG'.D$3:.D$122];MATCH([.$G17];[$'DE4 UG'.$B$3:.$B$122];0))" office:value-type="string" office:string-value="LVDS TX bit 2 or CMOS I/O" calcext:value-type="string">
            <text:p>LVDS TX bit 2 or CMOS I/O</text:p>
          </table:table-cell>
          <table:table-cell table:formula="of:=INDEX([$'DE4 UG'.E$3:.E$122];MATCH([.$G17];[$'DE4 UG'.$B$3:.$B$122];0))" office:value-type="string" office:string-value="LVDS or 2.5-V" calcext:value-type="string">
            <text:p>LVDS or 2.5-V</text:p>
          </table:table-cell>
          <table:table-cell table:formula="of:=INDEX([$'DE4 UG'.F$3:.F$122];MATCH([.$G17];[$'DE4 UG'.$B$3:.$B$122];0))" office:value-type="string" office:string-value="PIN_AD27" calcext:value-type="string">
            <text:p>PIN_AD27</text:p>
          </table:table-cell>
          <table:table-cell/>
          <table:table-cell table:formula="of:=[AN421.B16]" office:value-type="string" office:string-value="DATA[31]" calcext:value-type="string">
            <text:p>DATA[31]</text:p>
          </table:table-cell>
          <table:table-cell table:formula="of:=[AN421.C16]" office:value-type="string" office:string-value="HSMC Connector" calcext:value-type="string">
            <text:p>HSMC Connector</text:p>
          </table:table-cell>
          <table:table-cell table:formula="of:=[AN421.D16]" office:value-type="string" office:string-value="Inout" calcext:value-type="string">
            <text:p>Inout</text:p>
          </table:table-cell>
          <table:table-cell table:formula="of:=[AN421.E16]" office:value-type="string" office:string-value="2.5V" calcext:value-type="string">
            <text:p>2.5V</text:p>
          </table:table-cell>
          <table:table-cell office:value-type="string" calcext:value-type="string">
            <text:p>DATA31</text:p>
          </table:table-cell>
          <table:table-cell table:formula="of:=INDEX([.$B$4:.$B$50];MATCH([.$Q17];[.$E$4:.$E$50];0))" office:value-type="float" office:value="86" calcext:value-type="float">
            <text:p>86</text:p>
          </table:table-cell>
          <table:table-cell table:formula="of:=INDEX([$'DE4 UG'.$F$3:.$F$122];MATCH([.$R17];[$'DE4 UG'.$B$3:.$B$122];0))" office:value-type="string" office:string-value="PIN_AN31" calcext:value-type="string">
            <text:p>PIN_AN31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D1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DATA22</text:p>
          </table:table-cell>
          <table:table-cell/>
          <table:table-cell table:formula="of:=[.B18]" office:value-type="float" office:value="60" calcext:value-type="float">
            <text:p>60</text:p>
          </table:table-cell>
          <table:table-cell table:formula="of:=INDEX([$'DE4 UG'.C$3:.C$122];MATCH([.$G18];[$'DE4 UG'.$B$3:.$B$122];0))" office:value-type="string" office:string-value="HSMA_RX_p2" calcext:value-type="string">
            <text:p>HSMA_RX_p2</text:p>
          </table:table-cell>
          <table:table-cell table:formula="of:=INDEX([$'DE4 UG'.D$3:.D$122];MATCH([.$G18];[$'DE4 UG'.$B$3:.$B$122];0))" office:value-type="string" office:string-value="LVDS RX bit 2 or CMOS I/O" calcext:value-type="string">
            <text:p>LVDS RX bit 2 or CMOS I/O</text:p>
          </table:table-cell>
          <table:table-cell table:formula="of:=INDEX([$'DE4 UG'.E$3:.E$122];MATCH([.$G18];[$'DE4 UG'.$B$3:.$B$122];0))" office:value-type="string" office:string-value="LVDS or 2.5-V" calcext:value-type="string">
            <text:p>LVDS or 2.5-V</text:p>
          </table:table-cell>
          <table:table-cell table:formula="of:=INDEX([$'DE4 UG'.F$3:.F$122];MATCH([.$G18];[$'DE4 UG'.$B$3:.$B$122];0))" office:value-type="string" office:string-value="PIN_AJ34" calcext:value-type="string">
            <text:p>PIN_AJ34</text:p>
          </table:table-cell>
          <table:table-cell/>
          <table:table-cell table:formula="of:=[AN421.B17]" office:value-type="string" office:string-value="DATA[30]" calcext:value-type="string">
            <text:p>DATA[30]</text:p>
          </table:table-cell>
          <table:table-cell table:formula="of:=[AN421.C17]" office:value-type="string" office:string-value="HSMC Connector" calcext:value-type="string">
            <text:p>HSMC Connector</text:p>
          </table:table-cell>
          <table:table-cell table:formula="of:=[AN421.D17]" office:value-type="string" office:string-value="Inout" calcext:value-type="string">
            <text:p>Inout</text:p>
          </table:table-cell>
          <table:table-cell table:formula="of:=[AN421.E17]" office:value-type="string" office:string-value="2.5V" calcext:value-type="string">
            <text:p>2.5V</text:p>
          </table:table-cell>
          <table:table-cell office:value-type="string" calcext:value-type="string">
            <text:p>DATA30</text:p>
          </table:table-cell>
          <table:table-cell table:formula="of:=INDEX([.$B$4:.$B$50];MATCH([.$Q18];[.$E$4:.$E$50];0))" office:value-type="float" office:value="84" calcext:value-type="float">
            <text:p>84</text:p>
          </table:table-cell>
          <table:table-cell table:formula="of:=INDEX([$'DE4 UG'.$F$3:.$F$122];MATCH([.$R18];[$'DE4 UG'.$B$3:.$B$122];0))" office:value-type="string" office:string-value="PIN_AM31" calcext:value-type="string">
            <text:p>PIN_AM31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D1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DATA7</text:p>
          </table:table-cell>
          <table:table-cell/>
          <table:table-cell table:formula="of:=[.B19]" office:value-type="float" office:value="61" calcext:value-type="float">
            <text:p>61</text:p>
          </table:table-cell>
          <table:table-cell table:formula="of:=INDEX([$'DE4 UG'.C$3:.C$122];MATCH([.$G19];[$'DE4 UG'.$B$3:.$B$122];0))" office:value-type="string" office:string-value="HSMA_TX_n2" calcext:value-type="string">
            <text:p>HSMA_TX_n2</text:p>
          </table:table-cell>
          <table:table-cell table:formula="of:=INDEX([$'DE4 UG'.D$3:.D$122];MATCH([.$G19];[$'DE4 UG'.$B$3:.$B$122];0))" office:value-type="string" office:string-value="LVDS TX bit 2n or CMOS I/O" calcext:value-type="string">
            <text:p>LVDS TX bit 2n or CMOS I/O</text:p>
          </table:table-cell>
          <table:table-cell table:formula="of:=INDEX([$'DE4 UG'.E$3:.E$122];MATCH([.$G19];[$'DE4 UG'.$B$3:.$B$122];0))" office:value-type="string" office:string-value="LVDS or 2.5-V" calcext:value-type="string">
            <text:p>LVDS or 2.5-V</text:p>
          </table:table-cell>
          <table:table-cell table:formula="of:=INDEX([$'DE4 UG'.F$3:.F$122];MATCH([.$G19];[$'DE4 UG'.$B$3:.$B$122];0))" office:value-type="string" office:string-value="PIN_AE27" calcext:value-type="string">
            <text:p>PIN_AE27</text:p>
          </table:table-cell>
          <table:table-cell/>
          <table:table-cell table:formula="of:=[AN421.B18]" office:value-type="string" office:string-value="DATA[29]" calcext:value-type="string">
            <text:p>DATA[29]</text:p>
          </table:table-cell>
          <table:table-cell table:formula="of:=[AN421.C18]" office:value-type="string" office:string-value="HSMC Connector" calcext:value-type="string">
            <text:p>HSMC Connector</text:p>
          </table:table-cell>
          <table:table-cell table:formula="of:=[AN421.D18]" office:value-type="string" office:string-value="Inout" calcext:value-type="string">
            <text:p>Inout</text:p>
          </table:table-cell>
          <table:table-cell table:formula="of:=[AN421.E18]" office:value-type="string" office:string-value="2.5V" calcext:value-type="string">
            <text:p>2.5V</text:p>
          </table:table-cell>
          <table:table-cell office:value-type="string" calcext:value-type="string">
            <text:p>DATA29</text:p>
          </table:table-cell>
          <table:table-cell table:formula="of:=INDEX([.$B$4:.$B$50];MATCH([.$Q19];[.$E$4:.$E$50];0))" office:value-type="float" office:value="80" calcext:value-type="float">
            <text:p>80</text:p>
          </table:table-cell>
          <table:table-cell table:formula="of:=INDEX([$'DE4 UG'.$F$3:.$F$122];MATCH([.$R19];[$'DE4 UG'.$B$3:.$B$122];0))" office:value-type="string" office:string-value="PIN_AM35" calcext:value-type="string">
            <text:p>PIN_AM35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D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ATA23</text:p>
          </table:table-cell>
          <table:table-cell/>
          <table:table-cell table:formula="of:=[.B20]" office:value-type="float" office:value="62" calcext:value-type="float">
            <text:p>62</text:p>
          </table:table-cell>
          <table:table-cell table:formula="of:=INDEX([$'DE4 UG'.C$3:.C$122];MATCH([.$G20];[$'DE4 UG'.$B$3:.$B$122];0))" office:value-type="string" office:string-value="HSMA_RX_n2" calcext:value-type="string">
            <text:p>HSMA_RX_n2</text:p>
          </table:table-cell>
          <table:table-cell table:formula="of:=INDEX([$'DE4 UG'.D$3:.D$122];MATCH([.$G20];[$'DE4 UG'.$B$3:.$B$122];0))" office:value-type="string" office:string-value="LVDS RX bit 2n or CMOS I/O" calcext:value-type="string">
            <text:p>LVDS RX bit 2n or CMOS I/O</text:p>
          </table:table-cell>
          <table:table-cell table:formula="of:=INDEX([$'DE4 UG'.E$3:.E$122];MATCH([.$G20];[$'DE4 UG'.$B$3:.$B$122];0))" office:value-type="string" office:string-value="LVDS or 2.5-V" calcext:value-type="string">
            <text:p>LVDS or 2.5-V</text:p>
          </table:table-cell>
          <table:table-cell table:formula="of:=INDEX([$'DE4 UG'.F$3:.F$122];MATCH([.$G20];[$'DE4 UG'.$B$3:.$B$122];0))" office:value-type="string" office:string-value="PIN_AJ35" calcext:value-type="string">
            <text:p>PIN_AJ35</text:p>
          </table:table-cell>
          <table:table-cell/>
          <table:table-cell table:formula="of:=[AN421.B19]" office:value-type="string" office:string-value="DATA[28]" calcext:value-type="string">
            <text:p>DATA[28]</text:p>
          </table:table-cell>
          <table:table-cell table:formula="of:=[AN421.C19]" office:value-type="string" office:string-value="HSMC Connector" calcext:value-type="string">
            <text:p>HSMC Connector</text:p>
          </table:table-cell>
          <table:table-cell table:formula="of:=[AN421.D19]" office:value-type="string" office:string-value="Inout" calcext:value-type="string">
            <text:p>Inout</text:p>
          </table:table-cell>
          <table:table-cell table:formula="of:=[AN421.E19]" office:value-type="string" office:string-value="2.5V" calcext:value-type="string">
            <text:p>2.5V</text:p>
          </table:table-cell>
          <table:table-cell office:value-type="string" calcext:value-type="string">
            <text:p>DATA28</text:p>
          </table:table-cell>
          <table:table-cell table:formula="of:=INDEX([.$B$4:.$B$50];MATCH([.$Q20];[.$E$4:.$E$50];0))" office:value-type="float" office:value="78" calcext:value-type="float">
            <text:p>78</text:p>
          </table:table-cell>
          <table:table-cell table:formula="of:=INDEX([$'DE4 UG'.$F$3:.$F$122];MATCH([.$R20];[$'DE4 UG'.$B$3:.$B$122];0))" office:value-type="string" office:string-value="PIN_AM34" calcext:value-type="string">
            <text:p>PIN_AM34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D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ATA8</text:p>
          </table:table-cell>
          <table:table-cell/>
          <table:table-cell table:formula="of:=[.B21]" office:value-type="float" office:value="65" calcext:value-type="float">
            <text:p>65</text:p>
          </table:table-cell>
          <table:table-cell table:formula="of:=INDEX([$'DE4 UG'.C$3:.C$122];MATCH([.$G21];[$'DE4 UG'.$B$3:.$B$122];0))" office:value-type="string" office:string-value="HSMA_TX_p3" calcext:value-type="string">
            <text:p>HSMA_TX_p3</text:p>
          </table:table-cell>
          <table:table-cell table:formula="of:=INDEX([$'DE4 UG'.D$3:.D$122];MATCH([.$G21];[$'DE4 UG'.$B$3:.$B$122];0))" office:value-type="string" office:string-value="LVDS TX bit 3 or CMOS I/O" calcext:value-type="string">
            <text:p>LVDS TX bit 3 or CMOS I/O</text:p>
          </table:table-cell>
          <table:table-cell table:formula="of:=INDEX([$'DE4 UG'.E$3:.E$122];MATCH([.$G21];[$'DE4 UG'.$B$3:.$B$122];0))" office:value-type="string" office:string-value="LVDS or 2.5-V" calcext:value-type="string">
            <text:p>LVDS or 2.5-V</text:p>
          </table:table-cell>
          <table:table-cell table:formula="of:=INDEX([$'DE4 UG'.F$3:.F$122];MATCH([.$G21];[$'DE4 UG'.$B$3:.$B$122];0))" office:value-type="string" office:string-value="PIN_AD28" calcext:value-type="string">
            <text:p>PIN_AD28</text:p>
          </table:table-cell>
          <table:table-cell/>
          <table:table-cell table:formula="of:=[AN421.B20]" office:value-type="string" office:string-value="DATA[27]" calcext:value-type="string">
            <text:p>DATA[27]</text:p>
          </table:table-cell>
          <table:table-cell table:formula="of:=[AN421.C20]" office:value-type="string" office:string-value="HSMC Connector" calcext:value-type="string">
            <text:p>HSMC Connector</text:p>
          </table:table-cell>
          <table:table-cell table:formula="of:=[AN421.D20]" office:value-type="string" office:string-value="Inout" calcext:value-type="string">
            <text:p>Inout</text:p>
          </table:table-cell>
          <table:table-cell table:formula="of:=[AN421.E20]" office:value-type="string" office:string-value="2.5V" calcext:value-type="string">
            <text:p>2.5V</text:p>
          </table:table-cell>
          <table:table-cell office:value-type="string" calcext:value-type="string">
            <text:p>DATA27</text:p>
          </table:table-cell>
          <table:table-cell table:formula="of:=INDEX([.$B$4:.$B$50];MATCH([.$Q21];[.$E$4:.$E$50];0))" office:value-type="float" office:value="74" calcext:value-type="float">
            <text:p>74</text:p>
          </table:table-cell>
          <table:table-cell table:formula="of:=INDEX([$'DE4 UG'.$F$3:.$F$122];MATCH([.$R21];[$'DE4 UG'.$B$3:.$B$122];0))" office:value-type="string" office:string-value="PIN_AP30" calcext:value-type="string">
            <text:p>PIN_AP30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D1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DATA24</text:p>
          </table:table-cell>
          <table:table-cell/>
          <table:table-cell table:formula="of:=[.B22]" office:value-type="float" office:value="66" calcext:value-type="float">
            <text:p>66</text:p>
          </table:table-cell>
          <table:table-cell table:formula="of:=INDEX([$'DE4 UG'.C$3:.C$122];MATCH([.$G22];[$'DE4 UG'.$B$3:.$B$122];0))" office:value-type="string" office:string-value="HSMA_RX_p3" calcext:value-type="string">
            <text:p>HSMA_RX_p3</text:p>
          </table:table-cell>
          <table:table-cell table:formula="of:=INDEX([$'DE4 UG'.D$3:.D$122];MATCH([.$G22];[$'DE4 UG'.$B$3:.$B$122];0))" office:value-type="string" office:string-value="LVDS RX bit 3 or CMOS I/O" calcext:value-type="string">
            <text:p>LVDS RX bit 3 or CMOS I/O</text:p>
          </table:table-cell>
          <table:table-cell table:formula="of:=INDEX([$'DE4 UG'.E$3:.E$122];MATCH([.$G22];[$'DE4 UG'.$B$3:.$B$122];0))" office:value-type="string" office:string-value="LVDS or 2.5-V" calcext:value-type="string">
            <text:p>LVDS or 2.5-V</text:p>
          </table:table-cell>
          <table:table-cell table:formula="of:=INDEX([$'DE4 UG'.F$3:.F$122];MATCH([.$G22];[$'DE4 UG'.$B$3:.$B$122];0))" office:value-type="string" office:string-value="PIN_AK34" calcext:value-type="string">
            <text:p>PIN_AK34</text:p>
          </table:table-cell>
          <table:table-cell/>
          <table:table-cell table:formula="of:=[AN421.B21]" office:value-type="string" office:string-value="DATA[26]" calcext:value-type="string">
            <text:p>DATA[26]</text:p>
          </table:table-cell>
          <table:table-cell table:formula="of:=[AN421.C21]" office:value-type="string" office:string-value="HSMC Connector" calcext:value-type="string">
            <text:p>HSMC Connector</text:p>
          </table:table-cell>
          <table:table-cell table:formula="of:=[AN421.D21]" office:value-type="string" office:string-value="Inout" calcext:value-type="string">
            <text:p>Inout</text:p>
          </table:table-cell>
          <table:table-cell table:formula="of:=[AN421.E21]" office:value-type="string" office:string-value="2.5V" calcext:value-type="string">
            <text:p>2.5V</text:p>
          </table:table-cell>
          <table:table-cell office:value-type="string" calcext:value-type="string">
            <text:p>DATA26</text:p>
          </table:table-cell>
          <table:table-cell table:formula="of:=INDEX([.$B$4:.$B$50];MATCH([.$Q22];[.$E$4:.$E$50];0))" office:value-type="float" office:value="72" calcext:value-type="float">
            <text:p>72</text:p>
          </table:table-cell>
          <table:table-cell table:formula="of:=INDEX([$'DE4 UG'.$F$3:.$F$122];MATCH([.$R22];[$'DE4 UG'.$B$3:.$B$122];0))" office:value-type="string" office:string-value="PIN_AN30" calcext:value-type="string">
            <text:p>PIN_AN30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D1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ATA9</text:p>
          </table:table-cell>
          <table:table-cell/>
          <table:table-cell table:formula="of:=[.B23]" office:value-type="float" office:value="67" calcext:value-type="float">
            <text:p>67</text:p>
          </table:table-cell>
          <table:table-cell table:formula="of:=INDEX([$'DE4 UG'.C$3:.C$122];MATCH([.$G23];[$'DE4 UG'.$B$3:.$B$122];0))" office:value-type="string" office:string-value="HSMA_TX_n3" calcext:value-type="string">
            <text:p>HSMA_TX_n3</text:p>
          </table:table-cell>
          <table:table-cell table:formula="of:=INDEX([$'DE4 UG'.D$3:.D$122];MATCH([.$G23];[$'DE4 UG'.$B$3:.$B$122];0))" office:value-type="string" office:string-value="LVDS TX bit 3n or CMOS I/O" calcext:value-type="string">
            <text:p>LVDS TX bit 3n or CMOS I/O</text:p>
          </table:table-cell>
          <table:table-cell table:formula="of:=INDEX([$'DE4 UG'.E$3:.E$122];MATCH([.$G23];[$'DE4 UG'.$B$3:.$B$122];0))" office:value-type="string" office:string-value="LVDS or 2.5-V" calcext:value-type="string">
            <text:p>LVDS or 2.5-V</text:p>
          </table:table-cell>
          <table:table-cell table:formula="of:=INDEX([$'DE4 UG'.F$3:.F$122];MATCH([.$G23];[$'DE4 UG'.$B$3:.$B$122];0))" office:value-type="string" office:string-value="PIN_AD29" calcext:value-type="string">
            <text:p>PIN_AD29</text:p>
          </table:table-cell>
          <table:table-cell/>
          <table:table-cell table:formula="of:=[AN421.B22]" office:value-type="string" office:string-value="DATA[25]" calcext:value-type="string">
            <text:p>DATA[25]</text:p>
          </table:table-cell>
          <table:table-cell table:formula="of:=[AN421.C22]" office:value-type="string" office:string-value="HSMC Connector" calcext:value-type="string">
            <text:p>HSMC Connector</text:p>
          </table:table-cell>
          <table:table-cell table:formula="of:=[AN421.D22]" office:value-type="string" office:string-value="Inout" calcext:value-type="string">
            <text:p>Inout</text:p>
          </table:table-cell>
          <table:table-cell table:formula="of:=[AN421.E22]" office:value-type="string" office:string-value="2.5V" calcext:value-type="string">
            <text:p>2.5V</text:p>
          </table:table-cell>
          <table:table-cell office:value-type="string" calcext:value-type="string">
            <text:p>DATA25</text:p>
          </table:table-cell>
          <table:table-cell table:formula="of:=INDEX([.$B$4:.$B$50];MATCH([.$Q23];[.$E$4:.$E$50];0))" office:value-type="float" office:value="68" calcext:value-type="float">
            <text:p>68</text:p>
          </table:table-cell>
          <table:table-cell table:formula="of:=INDEX([$'DE4 UG'.$F$3:.$F$122];MATCH([.$R23];[$'DE4 UG'.$B$3:.$B$122];0))" office:value-type="string" office:string-value="PIN_AK35" calcext:value-type="string">
            <text:p>PIN_AK35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D1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ATA25</text:p>
          </table:table-cell>
          <table:table-cell/>
          <table:table-cell table:formula="of:=[.B24]" office:value-type="float" office:value="68" calcext:value-type="float">
            <text:p>68</text:p>
          </table:table-cell>
          <table:table-cell table:formula="of:=INDEX([$'DE4 UG'.C$3:.C$122];MATCH([.$G24];[$'DE4 UG'.$B$3:.$B$122];0))" office:value-type="string" office:string-value="HSMA_RX_n3" calcext:value-type="string">
            <text:p>HSMA_RX_n3</text:p>
          </table:table-cell>
          <table:table-cell table:formula="of:=INDEX([$'DE4 UG'.D$3:.D$122];MATCH([.$G24];[$'DE4 UG'.$B$3:.$B$122];0))" office:value-type="string" office:string-value="LVDS RX bit 3n or CMOS I/O" calcext:value-type="string">
            <text:p>LVDS RX bit 3n or CMOS I/O</text:p>
          </table:table-cell>
          <table:table-cell table:formula="of:=INDEX([$'DE4 UG'.E$3:.E$122];MATCH([.$G24];[$'DE4 UG'.$B$3:.$B$122];0))" office:value-type="string" office:string-value="LVDS or 2.5-V" calcext:value-type="string">
            <text:p>LVDS or 2.5-V</text:p>
          </table:table-cell>
          <table:table-cell table:formula="of:=INDEX([$'DE4 UG'.F$3:.F$122];MATCH([.$G24];[$'DE4 UG'.$B$3:.$B$122];0))" office:value-type="string" office:string-value="PIN_AK35" calcext:value-type="string">
            <text:p>PIN_AK35</text:p>
          </table:table-cell>
          <table:table-cell/>
          <table:table-cell table:formula="of:=[AN421.B23]" office:value-type="string" office:string-value="DATA[24]" calcext:value-type="string">
            <text:p>DATA[24]</text:p>
          </table:table-cell>
          <table:table-cell table:formula="of:=[AN421.C23]" office:value-type="string" office:string-value="HSMC Connector" calcext:value-type="string">
            <text:p>HSMC Connector</text:p>
          </table:table-cell>
          <table:table-cell table:formula="of:=[AN421.D23]" office:value-type="string" office:string-value="Inout" calcext:value-type="string">
            <text:p>Inout</text:p>
          </table:table-cell>
          <table:table-cell table:formula="of:=[AN421.E23]" office:value-type="string" office:string-value="2.5V" calcext:value-type="string">
            <text:p>2.5V</text:p>
          </table:table-cell>
          <table:table-cell office:value-type="string" calcext:value-type="string">
            <text:p>DATA24</text:p>
          </table:table-cell>
          <table:table-cell table:formula="of:=INDEX([.$B$4:.$B$50];MATCH([.$Q24];[.$E$4:.$E$50];0))" office:value-type="float" office:value="66" calcext:value-type="float">
            <text:p>66</text:p>
          </table:table-cell>
          <table:table-cell table:formula="of:=INDEX([$'DE4 UG'.$F$3:.$F$122];MATCH([.$R24];[$'DE4 UG'.$B$3:.$B$122];0))" office:value-type="string" office:string-value="PIN_AK34" calcext:value-type="string">
            <text:p>PIN_AK34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D2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DATA10</text:p>
          </table:table-cell>
          <table:table-cell/>
          <table:table-cell table:formula="of:=[.B25]" office:value-type="float" office:value="71" calcext:value-type="float">
            <text:p>71</text:p>
          </table:table-cell>
          <table:table-cell table:formula="of:=INDEX([$'DE4 UG'.C$3:.C$122];MATCH([.$G25];[$'DE4 UG'.$B$3:.$B$122];0))" office:value-type="string" office:string-value="HSMA_TX_p4" calcext:value-type="string">
            <text:p>HSMA_TX_p4</text:p>
          </table:table-cell>
          <table:table-cell table:formula="of:=INDEX([$'DE4 UG'.D$3:.D$122];MATCH([.$G25];[$'DE4 UG'.$B$3:.$B$122];0))" office:value-type="string" office:string-value="LVDS TX bit 4 or CMOS I/O" calcext:value-type="string">
            <text:p>LVDS TX bit 4 or CMOS I/O</text:p>
          </table:table-cell>
          <table:table-cell table:formula="of:=INDEX([$'DE4 UG'.E$3:.E$122];MATCH([.$G25];[$'DE4 UG'.$B$3:.$B$122];0))" office:value-type="string" office:string-value="LVDS or 2.5-V" calcext:value-type="string">
            <text:p>LVDS or 2.5-V</text:p>
          </table:table-cell>
          <table:table-cell table:formula="of:=INDEX([$'DE4 UG'.F$3:.F$122];MATCH([.$G25];[$'DE4 UG'.$B$3:.$B$122];0))" office:value-type="string" office:string-value="PIN_AE28" calcext:value-type="string">
            <text:p>PIN_AE28</text:p>
          </table:table-cell>
          <table:table-cell/>
          <table:table-cell table:formula="of:=[AN421.B24]" office:value-type="string" office:string-value="DATA[23]" calcext:value-type="string">
            <text:p>DATA[23]</text:p>
          </table:table-cell>
          <table:table-cell table:formula="of:=[AN421.C24]" office:value-type="string" office:string-value="HSMC Connector" calcext:value-type="string">
            <text:p>HSMC Connector</text:p>
          </table:table-cell>
          <table:table-cell table:formula="of:=[AN421.D24]" office:value-type="string" office:string-value="Inout" calcext:value-type="string">
            <text:p>Inout</text:p>
          </table:table-cell>
          <table:table-cell table:formula="of:=[AN421.E24]" office:value-type="string" office:string-value="2.5V" calcext:value-type="string">
            <text:p>2.5V</text:p>
          </table:table-cell>
          <table:table-cell office:value-type="string" calcext:value-type="string">
            <text:p>DATA23</text:p>
          </table:table-cell>
          <table:table-cell table:formula="of:=INDEX([.$B$4:.$B$50];MATCH([.$Q25];[.$E$4:.$E$50];0))" office:value-type="float" office:value="62" calcext:value-type="float">
            <text:p>62</text:p>
          </table:table-cell>
          <table:table-cell table:formula="of:=INDEX([$'DE4 UG'.$F$3:.$F$122];MATCH([.$R25];[$'DE4 UG'.$B$3:.$B$122];0))" office:value-type="string" office:string-value="PIN_AJ35" calcext:value-type="string">
            <text:p>PIN_AJ35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D2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DATA26</text:p>
          </table:table-cell>
          <table:table-cell/>
          <table:table-cell table:formula="of:=[.B26]" office:value-type="float" office:value="72" calcext:value-type="float">
            <text:p>72</text:p>
          </table:table-cell>
          <table:table-cell table:formula="of:=INDEX([$'DE4 UG'.C$3:.C$122];MATCH([.$G26];[$'DE4 UG'.$B$3:.$B$122];0))" office:value-type="string" office:string-value="HSMA_RX_p4" calcext:value-type="string">
            <text:p>HSMA_RX_p4</text:p>
          </table:table-cell>
          <table:table-cell table:formula="of:=INDEX([$'DE4 UG'.D$3:.D$122];MATCH([.$G26];[$'DE4 UG'.$B$3:.$B$122];0))" office:value-type="string" office:string-value="LVDS RX bit 4 or CMOS I/O" calcext:value-type="string">
            <text:p>LVDS RX bit 4 or CMOS I/O</text:p>
          </table:table-cell>
          <table:table-cell table:formula="of:=INDEX([$'DE4 UG'.E$3:.E$122];MATCH([.$G26];[$'DE4 UG'.$B$3:.$B$122];0))" office:value-type="string" office:string-value="LVDS or 2.5-V" calcext:value-type="string">
            <text:p>LVDS or 2.5-V</text:p>
          </table:table-cell>
          <table:table-cell table:formula="of:=INDEX([$'DE4 UG'.F$3:.F$122];MATCH([.$G26];[$'DE4 UG'.$B$3:.$B$122];0))" office:value-type="string" office:string-value="PIN_AN30" calcext:value-type="string">
            <text:p>PIN_AN30</text:p>
          </table:table-cell>
          <table:table-cell/>
          <table:table-cell table:formula="of:=[AN421.B25]" office:value-type="string" office:string-value="DATA[22]" calcext:value-type="string">
            <text:p>DATA[22]</text:p>
          </table:table-cell>
          <table:table-cell table:formula="of:=[AN421.C25]" office:value-type="string" office:string-value="HSMC Connector" calcext:value-type="string">
            <text:p>HSMC Connector</text:p>
          </table:table-cell>
          <table:table-cell table:formula="of:=[AN421.D25]" office:value-type="string" office:string-value="Inout" calcext:value-type="string">
            <text:p>Inout</text:p>
          </table:table-cell>
          <table:table-cell table:formula="of:=[AN421.E25]" office:value-type="string" office:string-value="2.5V" calcext:value-type="string">
            <text:p>2.5V</text:p>
          </table:table-cell>
          <table:table-cell office:value-type="string" calcext:value-type="string">
            <text:p>DATA22</text:p>
          </table:table-cell>
          <table:table-cell table:formula="of:=INDEX([.$B$4:.$B$50];MATCH([.$Q26];[.$E$4:.$E$50];0))" office:value-type="float" office:value="60" calcext:value-type="float">
            <text:p>60</text:p>
          </table:table-cell>
          <table:table-cell table:formula="of:=INDEX([$'DE4 UG'.$F$3:.$F$122];MATCH([.$R26];[$'DE4 UG'.$B$3:.$B$122];0))" office:value-type="string" office:string-value="PIN_AJ34" calcext:value-type="string">
            <text:p>PIN_AJ34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D2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DATA11</text:p>
          </table:table-cell>
          <table:table-cell/>
          <table:table-cell table:formula="of:=[.B27]" office:value-type="float" office:value="73" calcext:value-type="float">
            <text:p>73</text:p>
          </table:table-cell>
          <table:table-cell table:formula="of:=INDEX([$'DE4 UG'.C$3:.C$122];MATCH([.$G27];[$'DE4 UG'.$B$3:.$B$122];0))" office:value-type="string" office:string-value="HSMA_TX_n4" calcext:value-type="string">
            <text:p>HSMA_TX_n4</text:p>
          </table:table-cell>
          <table:table-cell table:formula="of:=INDEX([$'DE4 UG'.D$3:.D$122];MATCH([.$G27];[$'DE4 UG'.$B$3:.$B$122];0))" office:value-type="string" office:string-value="LVDS TX bit 4n or CMOS I/O" calcext:value-type="string">
            <text:p>LVDS TX bit 4n or CMOS I/O</text:p>
          </table:table-cell>
          <table:table-cell table:formula="of:=INDEX([$'DE4 UG'.E$3:.E$122];MATCH([.$G27];[$'DE4 UG'.$B$3:.$B$122];0))" office:value-type="string" office:string-value="LVDS or 2.5-V" calcext:value-type="string">
            <text:p>LVDS or 2.5-V</text:p>
          </table:table-cell>
          <table:table-cell table:formula="of:=INDEX([$'DE4 UG'.F$3:.F$122];MATCH([.$G27];[$'DE4 UG'.$B$3:.$B$122];0))" office:value-type="string" office:string-value="PIN_AE29" calcext:value-type="string">
            <text:p>PIN_AE29</text:p>
          </table:table-cell>
          <table:table-cell/>
          <table:table-cell table:formula="of:=[AN421.B26]" office:value-type="string" office:string-value="DATA[21]" calcext:value-type="string">
            <text:p>DATA[21]</text:p>
          </table:table-cell>
          <table:table-cell table:formula="of:=[AN421.C26]" office:value-type="string" office:string-value="HSMC Connector" calcext:value-type="string">
            <text:p>HSMC Connector</text:p>
          </table:table-cell>
          <table:table-cell table:formula="of:=[AN421.D26]" office:value-type="string" office:string-value="Inout" calcext:value-type="string">
            <text:p>Inout</text:p>
          </table:table-cell>
          <table:table-cell table:formula="of:=[AN421.E26]" office:value-type="string" office:string-value="2.5V" calcext:value-type="string">
            <text:p>2.5V</text:p>
          </table:table-cell>
          <table:table-cell office:value-type="string" calcext:value-type="string">
            <text:p>DATA21</text:p>
          </table:table-cell>
          <table:table-cell table:formula="of:=INDEX([.$B$4:.$B$50];MATCH([.$Q27];[.$E$4:.$E$50];0))" office:value-type="float" office:value="56" calcext:value-type="float">
            <text:p>56</text:p>
          </table:table-cell>
          <table:table-cell table:formula="of:=INDEX([$'DE4 UG'.$F$3:.$F$122];MATCH([.$R27];[$'DE4 UG'.$B$3:.$B$122];0))" office:value-type="string" office:string-value="PIN_AH35" calcext:value-type="string">
            <text:p>PIN_AH35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D2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DATA27</text:p>
          </table:table-cell>
          <table:table-cell/>
          <table:table-cell table:formula="of:=[.B28]" office:value-type="float" office:value="74" calcext:value-type="float">
            <text:p>74</text:p>
          </table:table-cell>
          <table:table-cell table:formula="of:=INDEX([$'DE4 UG'.C$3:.C$122];MATCH([.$G28];[$'DE4 UG'.$B$3:.$B$122];0))" office:value-type="string" office:string-value="HSMA_RX_n4" calcext:value-type="string">
            <text:p>HSMA_RX_n4</text:p>
          </table:table-cell>
          <table:table-cell table:formula="of:=INDEX([$'DE4 UG'.D$3:.D$122];MATCH([.$G28];[$'DE4 UG'.$B$3:.$B$122];0))" office:value-type="string" office:string-value="LVDS RX bit 4n or CMOS I/O" calcext:value-type="string">
            <text:p>LVDS RX bit 4n or CMOS I/O</text:p>
          </table:table-cell>
          <table:table-cell table:formula="of:=INDEX([$'DE4 UG'.E$3:.E$122];MATCH([.$G28];[$'DE4 UG'.$B$3:.$B$122];0))" office:value-type="string" office:string-value="LVDS or 2.5-V" calcext:value-type="string">
            <text:p>LVDS or 2.5-V</text:p>
          </table:table-cell>
          <table:table-cell table:formula="of:=INDEX([$'DE4 UG'.F$3:.F$122];MATCH([.$G28];[$'DE4 UG'.$B$3:.$B$122];0))" office:value-type="string" office:string-value="PIN_AP30" calcext:value-type="string">
            <text:p>PIN_AP30</text:p>
          </table:table-cell>
          <table:table-cell/>
          <table:table-cell table:formula="of:=[AN421.B27]" office:value-type="string" office:string-value="DATA[20]" calcext:value-type="string">
            <text:p>DATA[20]</text:p>
          </table:table-cell>
          <table:table-cell table:formula="of:=[AN421.C27]" office:value-type="string" office:string-value="HSMC Connector" calcext:value-type="string">
            <text:p>HSMC Connector</text:p>
          </table:table-cell>
          <table:table-cell table:formula="of:=[AN421.D27]" office:value-type="string" office:string-value="Inout" calcext:value-type="string">
            <text:p>Inout</text:p>
          </table:table-cell>
          <table:table-cell table:formula="of:=[AN421.E27]" office:value-type="string" office:string-value="2.5V" calcext:value-type="string">
            <text:p>2.5V</text:p>
          </table:table-cell>
          <table:table-cell office:value-type="string" calcext:value-type="string">
            <text:p>DATA20</text:p>
          </table:table-cell>
          <table:table-cell table:formula="of:=INDEX([.$B$4:.$B$50];MATCH([.$Q28];[.$E$4:.$E$50];0))" office:value-type="float" office:value="54" calcext:value-type="float">
            <text:p>54</text:p>
          </table:table-cell>
          <table:table-cell table:formula="of:=INDEX([$'DE4 UG'.$F$3:.$F$122];MATCH([.$R28];[$'DE4 UG'.$B$3:.$B$122];0))" office:value-type="string" office:string-value="PIN_AH34" calcext:value-type="string">
            <text:p>PIN_AH3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D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DATA12</text:p>
          </table:table-cell>
          <table:table-cell/>
          <table:table-cell table:formula="of:=[.B29]" office:value-type="float" office:value="77" calcext:value-type="float">
            <text:p>77</text:p>
          </table:table-cell>
          <table:table-cell table:formula="of:=INDEX([$'DE4 UG'.C$3:.C$122];MATCH([.$G29];[$'DE4 UG'.$B$3:.$B$122];0))" office:value-type="string" office:string-value="HSMA_TX_p5" calcext:value-type="string">
            <text:p>HSMA_TX_p5</text:p>
          </table:table-cell>
          <table:table-cell table:formula="of:=INDEX([$'DE4 UG'.D$3:.D$122];MATCH([.$G29];[$'DE4 UG'.$B$3:.$B$122];0))" office:value-type="string" office:string-value="LVDS TX bit 5 or CMOS I/O" calcext:value-type="string">
            <text:p>LVDS TX bit 5 or CMOS I/O</text:p>
          </table:table-cell>
          <table:table-cell table:formula="of:=INDEX([$'DE4 UG'.E$3:.E$122];MATCH([.$G29];[$'DE4 UG'.$B$3:.$B$122];0))" office:value-type="string" office:string-value="LVDS or 2.5-V" calcext:value-type="string">
            <text:p>LVDS or 2.5-V</text:p>
          </table:table-cell>
          <table:table-cell table:formula="of:=INDEX([$'DE4 UG'.F$3:.F$122];MATCH([.$G29];[$'DE4 UG'.$B$3:.$B$122];0))" office:value-type="string" office:string-value="PIN_AE26" calcext:value-type="string">
            <text:p>PIN_AE26</text:p>
          </table:table-cell>
          <table:table-cell/>
          <table:table-cell table:formula="of:=[AN421.B28]" office:value-type="string" office:string-value="DATA[19]" calcext:value-type="string">
            <text:p>DATA[19]</text:p>
          </table:table-cell>
          <table:table-cell table:formula="of:=[AN421.C28]" office:value-type="string" office:string-value="HSMC Connector" calcext:value-type="string">
            <text:p>HSMC Connector</text:p>
          </table:table-cell>
          <table:table-cell table:formula="of:=[AN421.D28]" office:value-type="string" office:string-value="Inout" calcext:value-type="string">
            <text:p>Inout</text:p>
          </table:table-cell>
          <table:table-cell table:formula="of:=[AN421.E28]" office:value-type="string" office:string-value="2.5V" calcext:value-type="string">
            <text:p>2.5V</text:p>
          </table:table-cell>
          <table:table-cell office:value-type="string" calcext:value-type="string">
            <text:p>DATA19</text:p>
          </table:table-cell>
          <table:table-cell table:formula="of:=INDEX([.$B$4:.$B$50];MATCH([.$Q29];[.$E$4:.$E$50];0))" office:value-type="float" office:value="50" calcext:value-type="float">
            <text:p>50</text:p>
          </table:table-cell>
          <table:table-cell table:formula="of:=INDEX([$'DE4 UG'.$F$3:.$F$122];MATCH([.$R29];[$'DE4 UG'.$B$3:.$B$122];0))" office:value-type="string" office:string-value="PIN_AK33" calcext:value-type="string">
            <text:p>PIN_AK33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D2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DATA28</text:p>
          </table:table-cell>
          <table:table-cell/>
          <table:table-cell table:formula="of:=[.B30]" office:value-type="float" office:value="78" calcext:value-type="float">
            <text:p>78</text:p>
          </table:table-cell>
          <table:table-cell table:formula="of:=INDEX([$'DE4 UG'.C$3:.C$122];MATCH([.$G30];[$'DE4 UG'.$B$3:.$B$122];0))" office:value-type="string" office:string-value="HSMA_RX_p5" calcext:value-type="string">
            <text:p>HSMA_RX_p5</text:p>
          </table:table-cell>
          <table:table-cell table:formula="of:=INDEX([$'DE4 UG'.D$3:.D$122];MATCH([.$G30];[$'DE4 UG'.$B$3:.$B$122];0))" office:value-type="string" office:string-value="LVDS RX bit 5 or CMOS I/O" calcext:value-type="string">
            <text:p>LVDS RX bit 5 or CMOS I/O</text:p>
          </table:table-cell>
          <table:table-cell table:formula="of:=INDEX([$'DE4 UG'.E$3:.E$122];MATCH([.$G30];[$'DE4 UG'.$B$3:.$B$122];0))" office:value-type="string" office:string-value="LVDS or 2.5-V" calcext:value-type="string">
            <text:p>LVDS or 2.5-V</text:p>
          </table:table-cell>
          <table:table-cell table:formula="of:=INDEX([$'DE4 UG'.F$3:.F$122];MATCH([.$G30];[$'DE4 UG'.$B$3:.$B$122];0))" office:value-type="string" office:string-value="PIN_AM34" calcext:value-type="string">
            <text:p>PIN_AM34</text:p>
          </table:table-cell>
          <table:table-cell/>
          <table:table-cell table:formula="of:=[AN421.B29]" office:value-type="string" office:string-value="DATA[18]" calcext:value-type="string">
            <text:p>DATA[18]</text:p>
          </table:table-cell>
          <table:table-cell table:formula="of:=[AN421.C29]" office:value-type="string" office:string-value="HSMC Connector" calcext:value-type="string">
            <text:p>HSMC Connector</text:p>
          </table:table-cell>
          <table:table-cell table:formula="of:=[AN421.D29]" office:value-type="string" office:string-value="Inout" calcext:value-type="string">
            <text:p>Inout</text:p>
          </table:table-cell>
          <table:table-cell table:formula="of:=[AN421.E29]" office:value-type="string" office:string-value="2.5V" calcext:value-type="string">
            <text:p>2.5V</text:p>
          </table:table-cell>
          <table:table-cell office:value-type="string" calcext:value-type="string">
            <text:p>DATA18</text:p>
          </table:table-cell>
          <table:table-cell table:formula="of:=INDEX([.$B$4:.$B$50];MATCH([.$Q30];[.$E$4:.$E$50];0))" office:value-type="float" office:value="48" calcext:value-type="float">
            <text:p>48</text:p>
          </table:table-cell>
          <table:table-cell table:formula="of:=INDEX([$'DE4 UG'.$F$3:.$F$122];MATCH([.$R30];[$'DE4 UG'.$B$3:.$B$122];0))" office:value-type="string" office:string-value="PIN_AJ32" calcext:value-type="string">
            <text:p>PIN_AJ32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D2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DATA13</text:p>
          </table:table-cell>
          <table:table-cell/>
          <table:table-cell table:formula="of:=[.B31]" office:value-type="float" office:value="79" calcext:value-type="float">
            <text:p>79</text:p>
          </table:table-cell>
          <table:table-cell table:formula="of:=INDEX([$'DE4 UG'.C$3:.C$122];MATCH([.$G31];[$'DE4 UG'.$B$3:.$B$122];0))" office:value-type="string" office:string-value="HSMA_TX_n5" calcext:value-type="string">
            <text:p>HSMA_TX_n5</text:p>
          </table:table-cell>
          <table:table-cell table:formula="of:=INDEX([$'DE4 UG'.D$3:.D$122];MATCH([.$G31];[$'DE4 UG'.$B$3:.$B$122];0))" office:value-type="string" office:string-value="LVDS TX bit 5n or CMOS I/O" calcext:value-type="string">
            <text:p>LVDS TX bit 5n or CMOS I/O</text:p>
          </table:table-cell>
          <table:table-cell table:formula="of:=INDEX([$'DE4 UG'.E$3:.E$122];MATCH([.$G31];[$'DE4 UG'.$B$3:.$B$122];0))" office:value-type="string" office:string-value="LVDS or 2.5-V" calcext:value-type="string">
            <text:p>LVDS or 2.5-V</text:p>
          </table:table-cell>
          <table:table-cell table:formula="of:=INDEX([$'DE4 UG'.F$3:.F$122];MATCH([.$G31];[$'DE4 UG'.$B$3:.$B$122];0))" office:value-type="string" office:string-value="PIN_AF26" calcext:value-type="string">
            <text:p>PIN_AF26</text:p>
          </table:table-cell>
          <table:table-cell/>
          <table:table-cell table:formula="of:=[AN421.B30]" office:value-type="string" office:string-value="DATA[17]" calcext:value-type="string">
            <text:p>DATA[17]</text:p>
          </table:table-cell>
          <table:table-cell table:formula="of:=[AN421.C30]" office:value-type="string" office:string-value="HSMC Connector" calcext:value-type="string">
            <text:p>HSMC Connector</text:p>
          </table:table-cell>
          <table:table-cell table:formula="of:=[AN421.D30]" office:value-type="string" office:string-value="Inout" calcext:value-type="string">
            <text:p>Inout</text:p>
          </table:table-cell>
          <table:table-cell table:formula="of:=[AN421.E30]" office:value-type="string" office:string-value="2.5V" calcext:value-type="string">
            <text:p>2.5V</text:p>
          </table:table-cell>
          <table:table-cell office:value-type="string" calcext:value-type="string">
            <text:p>DATA17</text:p>
          </table:table-cell>
          <table:table-cell table:formula="of:=INDEX([.$B$4:.$B$50];MATCH([.$Q31];[.$E$4:.$E$50];0))" office:value-type="float" office:value="44" calcext:value-type="float">
            <text:p>44</text:p>
          </table:table-cell>
          <table:table-cell table:formula="of:=INDEX([$'DE4 UG'.$F$3:.$F$122];MATCH([.$R31];[$'DE4 UG'.$B$3:.$B$122];0))" office:value-type="string" office:string-value="PIN_AC32" calcext:value-type="string">
            <text:p>PIN_AC32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D2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ATA29</text:p>
          </table:table-cell>
          <table:table-cell/>
          <table:table-cell table:formula="of:=[.B32]" office:value-type="float" office:value="80" calcext:value-type="float">
            <text:p>80</text:p>
          </table:table-cell>
          <table:table-cell table:formula="of:=INDEX([$'DE4 UG'.C$3:.C$122];MATCH([.$G32];[$'DE4 UG'.$B$3:.$B$122];0))" office:value-type="string" office:string-value="HSMA_RX_n5" calcext:value-type="string">
            <text:p>HSMA_RX_n5</text:p>
          </table:table-cell>
          <table:table-cell table:formula="of:=INDEX([$'DE4 UG'.D$3:.D$122];MATCH([.$G32];[$'DE4 UG'.$B$3:.$B$122];0))" office:value-type="string" office:string-value="LVDS RX bit 5n or CMOS I/O" calcext:value-type="string">
            <text:p>LVDS RX bit 5n or CMOS I/O</text:p>
          </table:table-cell>
          <table:table-cell table:formula="of:=INDEX([$'DE4 UG'.E$3:.E$122];MATCH([.$G32];[$'DE4 UG'.$B$3:.$B$122];0))" office:value-type="string" office:string-value="LVDS or 2.5-V" calcext:value-type="string">
            <text:p>LVDS or 2.5-V</text:p>
          </table:table-cell>
          <table:table-cell table:formula="of:=INDEX([$'DE4 UG'.F$3:.F$122];MATCH([.$G32];[$'DE4 UG'.$B$3:.$B$122];0))" office:value-type="string" office:string-value="PIN_AM35" calcext:value-type="string">
            <text:p>PIN_AM35</text:p>
          </table:table-cell>
          <table:table-cell/>
          <table:table-cell table:formula="of:=[AN421.B31]" office:value-type="string" office:string-value="DATA[16]" calcext:value-type="string">
            <text:p>DATA[16]</text:p>
          </table:table-cell>
          <table:table-cell table:formula="of:=[AN421.C31]" office:value-type="string" office:string-value="HSMC Connector" calcext:value-type="string">
            <text:p>HSMC Connector</text:p>
          </table:table-cell>
          <table:table-cell table:formula="of:=[AN421.D31]" office:value-type="string" office:string-value="Inout" calcext:value-type="string">
            <text:p>Inout</text:p>
          </table:table-cell>
          <table:table-cell table:formula="of:=[AN421.E31]" office:value-type="string" office:string-value="2.5V" calcext:value-type="string">
            <text:p>2.5V</text:p>
          </table:table-cell>
          <table:table-cell office:value-type="string" calcext:value-type="string">
            <text:p>DATA16</text:p>
          </table:table-cell>
          <table:table-cell table:formula="of:=INDEX([.$B$4:.$B$50];MATCH([.$Q32];[.$E$4:.$E$50];0))" office:value-type="float" office:value="42" calcext:value-type="float">
            <text:p>42</text:p>
          </table:table-cell>
          <table:table-cell table:formula="of:=INDEX([$'DE4 UG'.$F$3:.$F$122];MATCH([.$R32];[$'DE4 UG'.$B$3:.$B$122];0))" office:value-type="string" office:string-value="PIN_AC31" calcext:value-type="string">
            <text:p>PIN_AC31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D2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DATA14</text:p>
          </table:table-cell>
          <table:table-cell/>
          <table:table-cell table:formula="of:=[.B33]" office:value-type="float" office:value="83" calcext:value-type="float">
            <text:p>83</text:p>
          </table:table-cell>
          <table:table-cell table:formula="of:=INDEX([$'DE4 UG'.C$3:.C$122];MATCH([.$G33];[$'DE4 UG'.$B$3:.$B$122];0))" office:value-type="string" office:string-value="HSMA_TX_p6" calcext:value-type="string">
            <text:p>HSMA_TX_p6</text:p>
          </table:table-cell>
          <table:table-cell table:formula="of:=INDEX([$'DE4 UG'.D$3:.D$122];MATCH([.$G33];[$'DE4 UG'.$B$3:.$B$122];0))" office:value-type="string" office:string-value="LVDS TX bit 6 or CMOS I/O" calcext:value-type="string">
            <text:p>LVDS TX bit 6 or CMOS I/O</text:p>
          </table:table-cell>
          <table:table-cell table:formula="of:=INDEX([$'DE4 UG'.E$3:.E$122];MATCH([.$G33];[$'DE4 UG'.$B$3:.$B$122];0))" office:value-type="string" office:string-value="LVDS or 2.5-V" calcext:value-type="string">
            <text:p>LVDS or 2.5-V</text:p>
          </table:table-cell>
          <table:table-cell table:formula="of:=INDEX([$'DE4 UG'.F$3:.F$122];MATCH([.$G33];[$'DE4 UG'.$B$3:.$B$122];0))" office:value-type="string" office:string-value="PIN_AG31" calcext:value-type="string">
            <text:p>PIN_AG31</text:p>
          </table:table-cell>
          <table:table-cell/>
          <table:table-cell table:formula="of:=[AN421.B32]" office:value-type="string" office:string-value="DATA[15]" calcext:value-type="string">
            <text:p>DATA[15]</text:p>
          </table:table-cell>
          <table:table-cell table:formula="of:=[AN421.C32]" office:value-type="string" office:string-value="HSMC Connector" calcext:value-type="string">
            <text:p>HSMC Connector</text:p>
          </table:table-cell>
          <table:table-cell table:formula="of:=[AN421.D32]" office:value-type="string" office:string-value="Inout" calcext:value-type="string">
            <text:p>Inout</text:p>
          </table:table-cell>
          <table:table-cell table:formula="of:=[AN421.E32]" office:value-type="string" office:string-value="2.5V" calcext:value-type="string">
            <text:p>2.5V</text:p>
          </table:table-cell>
          <table:table-cell office:value-type="string" calcext:value-type="string">
            <text:p>DATA15</text:p>
          </table:table-cell>
          <table:table-cell table:formula="of:=INDEX([.$B$4:.$B$50];MATCH([.$Q33];[.$E$4:.$E$50];0))" office:value-type="float" office:value="85" calcext:value-type="float">
            <text:p>85</text:p>
          </table:table-cell>
          <table:table-cell table:formula="of:=INDEX([$'DE4 UG'.$F$3:.$F$122];MATCH([.$R33];[$'DE4 UG'.$B$3:.$B$122];0))" office:value-type="string" office:string-value="PIN_AG32" calcext:value-type="string">
            <text:p>PIN_AG32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D2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ATA30</text:p>
          </table:table-cell>
          <table:table-cell/>
          <table:table-cell table:formula="of:=[.B34]" office:value-type="float" office:value="84" calcext:value-type="float">
            <text:p>84</text:p>
          </table:table-cell>
          <table:table-cell table:formula="of:=INDEX([$'DE4 UG'.C$3:.C$122];MATCH([.$G34];[$'DE4 UG'.$B$3:.$B$122];0))" office:value-type="string" office:string-value="HSMA_RX_p6" calcext:value-type="string">
            <text:p>HSMA_RX_p6</text:p>
          </table:table-cell>
          <table:table-cell table:formula="of:=INDEX([$'DE4 UG'.D$3:.D$122];MATCH([.$G34];[$'DE4 UG'.$B$3:.$B$122];0))" office:value-type="string" office:string-value="LVDS RX bit 6 or CMOS I/O" calcext:value-type="string">
            <text:p>LVDS RX bit 6 or CMOS I/O</text:p>
          </table:table-cell>
          <table:table-cell table:formula="of:=INDEX([$'DE4 UG'.E$3:.E$122];MATCH([.$G34];[$'DE4 UG'.$B$3:.$B$122];0))" office:value-type="string" office:string-value="LVDS or 2.5-V" calcext:value-type="string">
            <text:p>LVDS or 2.5-V</text:p>
          </table:table-cell>
          <table:table-cell table:formula="of:=INDEX([$'DE4 UG'.F$3:.F$122];MATCH([.$G34];[$'DE4 UG'.$B$3:.$B$122];0))" office:value-type="string" office:string-value="PIN_AM31" calcext:value-type="string">
            <text:p>PIN_AM31</text:p>
          </table:table-cell>
          <table:table-cell/>
          <table:table-cell table:formula="of:=[AN421.B33]" office:value-type="string" office:string-value="DATA[14]" calcext:value-type="string">
            <text:p>DATA[14]</text:p>
          </table:table-cell>
          <table:table-cell table:formula="of:=[AN421.C33]" office:value-type="string" office:string-value="HSMC Connector" calcext:value-type="string">
            <text:p>HSMC Connector</text:p>
          </table:table-cell>
          <table:table-cell table:formula="of:=[AN421.D33]" office:value-type="string" office:string-value="Inout" calcext:value-type="string">
            <text:p>Inout</text:p>
          </table:table-cell>
          <table:table-cell table:formula="of:=[AN421.E33]" office:value-type="string" office:string-value="2.5V" calcext:value-type="string">
            <text:p>2.5V</text:p>
          </table:table-cell>
          <table:table-cell office:value-type="string" calcext:value-type="string">
            <text:p>DATA14</text:p>
          </table:table-cell>
          <table:table-cell table:formula="of:=INDEX([.$B$4:.$B$50];MATCH([.$Q34];[.$E$4:.$E$50];0))" office:value-type="float" office:value="83" calcext:value-type="float">
            <text:p>83</text:p>
          </table:table-cell>
          <table:table-cell table:formula="of:=INDEX([$'DE4 UG'.$F$3:.$F$122];MATCH([.$R34];[$'DE4 UG'.$B$3:.$B$122];0))" office:value-type="string" office:string-value="PIN_AG31" calcext:value-type="string">
            <text:p>PIN_AG31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D3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DATA15</text:p>
          </table:table-cell>
          <table:table-cell/>
          <table:table-cell table:formula="of:=[.B35]" office:value-type="float" office:value="85" calcext:value-type="float">
            <text:p>85</text:p>
          </table:table-cell>
          <table:table-cell table:formula="of:=INDEX([$'DE4 UG'.C$3:.C$122];MATCH([.$G35];[$'DE4 UG'.$B$3:.$B$122];0))" office:value-type="string" office:string-value="HSMA_TX_n6" calcext:value-type="string">
            <text:p>HSMA_TX_n6</text:p>
          </table:table-cell>
          <table:table-cell table:formula="of:=INDEX([$'DE4 UG'.D$3:.D$122];MATCH([.$G35];[$'DE4 UG'.$B$3:.$B$122];0))" office:value-type="string" office:string-value="LVDS TX bit 6n or CMOS I/O" calcext:value-type="string">
            <text:p>LVDS TX bit 6n or CMOS I/O</text:p>
          </table:table-cell>
          <table:table-cell table:formula="of:=INDEX([$'DE4 UG'.E$3:.E$122];MATCH([.$G35];[$'DE4 UG'.$B$3:.$B$122];0))" office:value-type="string" office:string-value="LVDS or 2.5-V" calcext:value-type="string">
            <text:p>LVDS or 2.5-V</text:p>
          </table:table-cell>
          <table:table-cell table:formula="of:=INDEX([$'DE4 UG'.F$3:.F$122];MATCH([.$G35];[$'DE4 UG'.$B$3:.$B$122];0))" office:value-type="string" office:string-value="PIN_AG32" calcext:value-type="string">
            <text:p>PIN_AG32</text:p>
          </table:table-cell>
          <table:table-cell/>
          <table:table-cell table:formula="of:=[AN421.B34]" office:value-type="string" office:string-value="DATA[13]" calcext:value-type="string">
            <text:p>DATA[13]</text:p>
          </table:table-cell>
          <table:table-cell table:formula="of:=[AN421.C34]" office:value-type="string" office:string-value="HSMC Connector" calcext:value-type="string">
            <text:p>HSMC Connector</text:p>
          </table:table-cell>
          <table:table-cell table:formula="of:=[AN421.D34]" office:value-type="string" office:string-value="Inout" calcext:value-type="string">
            <text:p>Inout</text:p>
          </table:table-cell>
          <table:table-cell table:formula="of:=[AN421.E34]" office:value-type="string" office:string-value="2.5V" calcext:value-type="string">
            <text:p>2.5V</text:p>
          </table:table-cell>
          <table:table-cell office:value-type="string" calcext:value-type="string">
            <text:p>DATA13</text:p>
          </table:table-cell>
          <table:table-cell table:formula="of:=INDEX([.$B$4:.$B$50];MATCH([.$Q35];[.$E$4:.$E$50];0))" office:value-type="float" office:value="79" calcext:value-type="float">
            <text:p>79</text:p>
          </table:table-cell>
          <table:table-cell table:formula="of:=INDEX([$'DE4 UG'.$F$3:.$F$122];MATCH([.$R35];[$'DE4 UG'.$B$3:.$B$122];0))" office:value-type="string" office:string-value="PIN_AF26" calcext:value-type="string">
            <text:p>PIN_AF26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D3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DATA31</text:p>
          </table:table-cell>
          <table:table-cell/>
          <table:table-cell table:formula="of:=[.B36]" office:value-type="float" office:value="86" calcext:value-type="float">
            <text:p>86</text:p>
          </table:table-cell>
          <table:table-cell table:formula="of:=INDEX([$'DE4 UG'.C$3:.C$122];MATCH([.$G36];[$'DE4 UG'.$B$3:.$B$122];0))" office:value-type="string" office:string-value="HSMA_RX_n6" calcext:value-type="string">
            <text:p>HSMA_RX_n6</text:p>
          </table:table-cell>
          <table:table-cell table:formula="of:=INDEX([$'DE4 UG'.D$3:.D$122];MATCH([.$G36];[$'DE4 UG'.$B$3:.$B$122];0))" office:value-type="string" office:string-value="LVDS RX bit 6n or CMOS I/O" calcext:value-type="string">
            <text:p>LVDS RX bit 6n or CMOS I/O</text:p>
          </table:table-cell>
          <table:table-cell table:formula="of:=INDEX([$'DE4 UG'.E$3:.E$122];MATCH([.$G36];[$'DE4 UG'.$B$3:.$B$122];0))" office:value-type="string" office:string-value="LVDS or 2.5-V" calcext:value-type="string">
            <text:p>LVDS or 2.5-V</text:p>
          </table:table-cell>
          <table:table-cell table:formula="of:=INDEX([$'DE4 UG'.F$3:.F$122];MATCH([.$G36];[$'DE4 UG'.$B$3:.$B$122];0))" office:value-type="string" office:string-value="PIN_AN31" calcext:value-type="string">
            <text:p>PIN_AN31</text:p>
          </table:table-cell>
          <table:table-cell/>
          <table:table-cell table:formula="of:=[AN421.B35]" office:value-type="string" office:string-value="DATA[12]" calcext:value-type="string">
            <text:p>DATA[12]</text:p>
          </table:table-cell>
          <table:table-cell table:formula="of:=[AN421.C35]" office:value-type="string" office:string-value="HSMC Connector" calcext:value-type="string">
            <text:p>HSMC Connector</text:p>
          </table:table-cell>
          <table:table-cell table:formula="of:=[AN421.D35]" office:value-type="string" office:string-value="Inout" calcext:value-type="string">
            <text:p>Inout</text:p>
          </table:table-cell>
          <table:table-cell table:formula="of:=[AN421.E35]" office:value-type="string" office:string-value="2.5V" calcext:value-type="string">
            <text:p>2.5V</text:p>
          </table:table-cell>
          <table:table-cell office:value-type="string" calcext:value-type="string">
            <text:p>DATA12</text:p>
          </table:table-cell>
          <table:table-cell table:formula="of:=INDEX([.$B$4:.$B$50];MATCH([.$Q36];[.$E$4:.$E$50];0))" office:value-type="float" office:value="77" calcext:value-type="float">
            <text:p>77</text:p>
          </table:table-cell>
          <table:table-cell table:formula="of:=INDEX([$'DE4 UG'.$F$3:.$F$122];MATCH([.$R36];[$'DE4 UG'.$B$3:.$B$122];0))" office:value-type="string" office:string-value="PIN_AE26" calcext:value-type="string">
            <text:p>PIN_AE26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D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_N_0</text:p>
          </table:table-cell>
          <table:table-cell/>
          <table:table-cell table:formula="of:=[.B37]" office:value-type="float" office:value="101" calcext:value-type="float">
            <text:p>101</text:p>
          </table:table-cell>
          <table:table-cell table:formula="of:=INDEX([$'DE4 UG'.C$3:.C$122];MATCH([.$G37];[$'DE4 UG'.$B$3:.$B$122];0))" office:value-type="string" office:string-value="HSMA_TX_p8" calcext:value-type="string">
            <text:p>HSMA_TX_p8</text:p>
          </table:table-cell>
          <table:table-cell table:formula="of:=INDEX([$'DE4 UG'.D$3:.D$122];MATCH([.$G37];[$'DE4 UG'.$B$3:.$B$122];0))" office:value-type="string" office:string-value="LVDS TX bit 8 or CMOS I/O" calcext:value-type="string">
            <text:p>LVDS TX bit 8 or CMOS I/O</text:p>
          </table:table-cell>
          <table:table-cell table:formula="of:=INDEX([$'DE4 UG'.E$3:.E$122];MATCH([.$G37];[$'DE4 UG'.$B$3:.$B$122];0))" office:value-type="string" office:string-value="LVDS or 2.5-V" calcext:value-type="string">
            <text:p>LVDS or 2.5-V</text:p>
          </table:table-cell>
          <table:table-cell table:formula="of:=INDEX([$'DE4 UG'.F$3:.F$122];MATCH([.$G37];[$'DE4 UG'.$B$3:.$B$122];0))" office:value-type="string" office:string-value="PIN_AC28" calcext:value-type="string">
            <text:p>PIN_AC28</text:p>
          </table:table-cell>
          <table:table-cell/>
          <table:table-cell table:formula="of:=[AN421.B36]" office:value-type="string" office:string-value="DATA[11]" calcext:value-type="string">
            <text:p>DATA[11]</text:p>
          </table:table-cell>
          <table:table-cell table:formula="of:=[AN421.C36]" office:value-type="string" office:string-value="HSMC Connector" calcext:value-type="string">
            <text:p>HSMC Connector</text:p>
          </table:table-cell>
          <table:table-cell table:formula="of:=[AN421.D36]" office:value-type="string" office:string-value="Inout" calcext:value-type="string">
            <text:p>Inout</text:p>
          </table:table-cell>
          <table:table-cell table:formula="of:=[AN421.E36]" office:value-type="string" office:string-value="2.5V" calcext:value-type="string">
            <text:p>2.5V</text:p>
          </table:table-cell>
          <table:table-cell office:value-type="string" calcext:value-type="string">
            <text:p>DATA11</text:p>
          </table:table-cell>
          <table:table-cell table:formula="of:=INDEX([.$B$4:.$B$50];MATCH([.$Q37];[.$E$4:.$E$50];0))" office:value-type="float" office:value="73" calcext:value-type="float">
            <text:p>73</text:p>
          </table:table-cell>
          <table:table-cell table:formula="of:=INDEX([$'DE4 UG'.$F$3:.$F$122];MATCH([.$R37];[$'DE4 UG'.$B$3:.$B$122];0))" office:value-type="string" office:string-value="PIN_AE29" calcext:value-type="string">
            <text:p>PIN_AE29</text:p>
          </table:table-cell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D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XE_N</text:p>
          </table:table-cell>
          <table:table-cell/>
          <table:table-cell table:formula="of:=[.B38]" office:value-type="float" office:value="102" calcext:value-type="float">
            <text:p>102</text:p>
          </table:table-cell>
          <table:table-cell table:formula="of:=INDEX([$'DE4 UG'.C$3:.C$122];MATCH([.$G38];[$'DE4 UG'.$B$3:.$B$122];0))" office:value-type="string" office:string-value="HSMA_RX_p8" calcext:value-type="string">
            <text:p>HSMA_RX_p8</text:p>
          </table:table-cell>
          <table:table-cell table:formula="of:=INDEX([$'DE4 UG'.D$3:.D$122];MATCH([.$G38];[$'DE4 UG'.$B$3:.$B$122];0))" office:value-type="string" office:string-value="LVDS RX bit 8 or CMOS I/O" calcext:value-type="string">
            <text:p>LVDS RX bit 8 or CMOS I/O</text:p>
          </table:table-cell>
          <table:table-cell table:formula="of:=INDEX([$'DE4 UG'.E$3:.E$122];MATCH([.$G38];[$'DE4 UG'.$B$3:.$B$122];0))" office:value-type="string" office:string-value="LVDS or 2.5-V" calcext:value-type="string">
            <text:p>LVDS or 2.5-V</text:p>
          </table:table-cell>
          <table:table-cell table:formula="of:=INDEX([$'DE4 UG'.F$3:.F$122];MATCH([.$G38];[$'DE4 UG'.$B$3:.$B$122];0))" office:value-type="string" office:string-value="PIN_AP32" calcext:value-type="string">
            <text:p>PIN_AP32</text:p>
          </table:table-cell>
          <table:table-cell/>
          <table:table-cell table:formula="of:=[AN421.B37]" office:value-type="string" office:string-value="DATA[10]" calcext:value-type="string">
            <text:p>DATA[10]</text:p>
          </table:table-cell>
          <table:table-cell table:formula="of:=[AN421.C37]" office:value-type="string" office:string-value="HSMC Connector" calcext:value-type="string">
            <text:p>HSMC Connector</text:p>
          </table:table-cell>
          <table:table-cell table:formula="of:=[AN421.D37]" office:value-type="string" office:string-value="Inout" calcext:value-type="string">
            <text:p>Inout</text:p>
          </table:table-cell>
          <table:table-cell table:formula="of:=[AN421.E37]" office:value-type="string" office:string-value="2.5V" calcext:value-type="string">
            <text:p>2.5V</text:p>
          </table:table-cell>
          <table:table-cell office:value-type="string" calcext:value-type="string">
            <text:p>DATA10</text:p>
          </table:table-cell>
          <table:table-cell table:formula="of:=INDEX([.$B$4:.$B$50];MATCH([.$Q38];[.$E$4:.$E$50];0))" office:value-type="float" office:value="71" calcext:value-type="float">
            <text:p>71</text:p>
          </table:table-cell>
          <table:table-cell table:formula="of:=INDEX([$'DE4 UG'.$F$3:.$F$122];MATCH([.$R38];[$'DE4 UG'.$B$3:.$B$122];0))" office:value-type="string" office:string-value="PIN_AE28" calcext:value-type="string">
            <text:p>PIN_AE28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D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_N_1</text:p>
          </table:table-cell>
          <table:table-cell/>
          <table:table-cell table:formula="of:=[.B39]" office:value-type="float" office:value="103" calcext:value-type="float">
            <text:p>103</text:p>
          </table:table-cell>
          <table:table-cell table:formula="of:=INDEX([$'DE4 UG'.C$3:.C$122];MATCH([.$G39];[$'DE4 UG'.$B$3:.$B$122];0))" office:value-type="string" office:string-value="HSMA_TX_n8" calcext:value-type="string">
            <text:p>HSMA_TX_n8</text:p>
          </table:table-cell>
          <table:table-cell table:formula="of:=INDEX([$'DE4 UG'.D$3:.D$122];MATCH([.$G39];[$'DE4 UG'.$B$3:.$B$122];0))" office:value-type="string" office:string-value="LVDS TX bit 8n or CMOS I/O" calcext:value-type="string">
            <text:p>LVDS TX bit 8n or CMOS I/O</text:p>
          </table:table-cell>
          <table:table-cell table:formula="of:=INDEX([$'DE4 UG'.E$3:.E$122];MATCH([.$G39];[$'DE4 UG'.$B$3:.$B$122];0))" office:value-type="string" office:string-value="LVDS or 2.5-V" calcext:value-type="string">
            <text:p>LVDS or 2.5-V</text:p>
          </table:table-cell>
          <table:table-cell table:formula="of:=INDEX([$'DE4 UG'.F$3:.F$122];MATCH([.$G39];[$'DE4 UG'.$B$3:.$B$122];0))" office:value-type="string" office:string-value="PIN_AC29" calcext:value-type="string">
            <text:p>PIN_AC29</text:p>
          </table:table-cell>
          <table:table-cell/>
          <table:table-cell table:formula="of:=[AN421.B38]" office:value-type="string" office:string-value="DATA[9]" calcext:value-type="string">
            <text:p>DATA[9]</text:p>
          </table:table-cell>
          <table:table-cell table:formula="of:=[AN421.C38]" office:value-type="string" office:string-value="HSMC Connector" calcext:value-type="string">
            <text:p>HSMC Connector</text:p>
          </table:table-cell>
          <table:table-cell table:formula="of:=[AN421.D38]" office:value-type="string" office:string-value="Inout" calcext:value-type="string">
            <text:p>Inout</text:p>
          </table:table-cell>
          <table:table-cell table:formula="of:=[AN421.E38]" office:value-type="string" office:string-value="2.5V" calcext:value-type="string">
            <text:p>2.5V</text:p>
          </table:table-cell>
          <table:table-cell office:value-type="string" calcext:value-type="string">
            <text:p>DATA9</text:p>
          </table:table-cell>
          <table:table-cell table:formula="of:=INDEX([.$B$4:.$B$50];MATCH([.$Q39];[.$E$4:.$E$50];0))" office:value-type="float" office:value="67" calcext:value-type="float">
            <text:p>67</text:p>
          </table:table-cell>
          <table:table-cell table:formula="of:=INDEX([$'DE4 UG'.$F$3:.$F$122];MATCH([.$R39];[$'DE4 UG'.$B$3:.$B$122];0))" office:value-type="string" office:string-value="PIN_AD29" calcext:value-type="string">
            <text:p>PIN_AD29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D4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XF_N</text:p>
          </table:table-cell>
          <table:table-cell/>
          <table:table-cell table:formula="of:=[.B40]" office:value-type="float" office:value="104" calcext:value-type="float">
            <text:p>104</text:p>
          </table:table-cell>
          <table:table-cell table:formula="of:=INDEX([$'DE4 UG'.C$3:.C$122];MATCH([.$G40];[$'DE4 UG'.$B$3:.$B$122];0))" office:value-type="string" office:string-value="HSMA_RX_n8" calcext:value-type="string">
            <text:p>HSMA_RX_n8</text:p>
          </table:table-cell>
          <table:table-cell table:formula="of:=INDEX([$'DE4 UG'.D$3:.D$122];MATCH([.$G40];[$'DE4 UG'.$B$3:.$B$122];0))" office:value-type="string" office:string-value="LVDS RX bit 8n or CMOS I/O" calcext:value-type="string">
            <text:p>LVDS RX bit 8n or CMOS I/O</text:p>
          </table:table-cell>
          <table:table-cell table:formula="of:=INDEX([$'DE4 UG'.E$3:.E$122];MATCH([.$G40];[$'DE4 UG'.$B$3:.$B$122];0))" office:value-type="string" office:string-value="LVDS or 2.5-V" calcext:value-type="string">
            <text:p>LVDS or 2.5-V</text:p>
          </table:table-cell>
          <table:table-cell table:formula="of:=INDEX([$'DE4 UG'.F$3:.F$122];MATCH([.$G40];[$'DE4 UG'.$B$3:.$B$122];0))" office:value-type="string" office:string-value="PIN_AR32" calcext:value-type="string">
            <text:p>PIN_AR32</text:p>
          </table:table-cell>
          <table:table-cell/>
          <table:table-cell table:formula="of:=[AN421.B39]" office:value-type="string" office:string-value="DATA[8]" calcext:value-type="string">
            <text:p>DATA[8]</text:p>
          </table:table-cell>
          <table:table-cell table:formula="of:=[AN421.C39]" office:value-type="string" office:string-value="HSMC Connector" calcext:value-type="string">
            <text:p>HSMC Connector</text:p>
          </table:table-cell>
          <table:table-cell table:formula="of:=[AN421.D39]" office:value-type="string" office:string-value="Inout" calcext:value-type="string">
            <text:p>Inout</text:p>
          </table:table-cell>
          <table:table-cell table:formula="of:=[AN421.E39]" office:value-type="string" office:string-value="2.5V" calcext:value-type="string">
            <text:p>2.5V</text:p>
          </table:table-cell>
          <table:table-cell office:value-type="string" calcext:value-type="string">
            <text:p>DATA8</text:p>
          </table:table-cell>
          <table:table-cell table:formula="of:=INDEX([.$B$4:.$B$50];MATCH([.$Q40];[.$E$4:.$E$50];0))" office:value-type="float" office:value="65" calcext:value-type="float">
            <text:p>65</text:p>
          </table:table-cell>
          <table:table-cell table:formula="of:=INDEX([$'DE4 UG'.$F$3:.$F$122];MATCH([.$R40];[$'DE4 UG'.$B$3:.$B$122];0))" office:value-type="string" office:string-value="PIN_AD28" calcext:value-type="string">
            <text:p>PIN_AD28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D4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E_N_2</text:p>
          </table:table-cell>
          <table:table-cell/>
          <table:table-cell table:formula="of:=[.B41]" office:value-type="float" office:value="107" calcext:value-type="float">
            <text:p>107</text:p>
          </table:table-cell>
          <table:table-cell table:formula="of:=INDEX([$'DE4 UG'.C$3:.C$122];MATCH([.$G41];[$'DE4 UG'.$B$3:.$B$122];0))" office:value-type="string" office:string-value="HSMA_TX_p9" calcext:value-type="string">
            <text:p>HSMA_TX_p9</text:p>
          </table:table-cell>
          <table:table-cell table:formula="of:=INDEX([$'DE4 UG'.D$3:.D$122];MATCH([.$G41];[$'DE4 UG'.$B$3:.$B$122];0))" office:value-type="string" office:string-value="LVDS TX bit 9 or CMOS I/O" calcext:value-type="string">
            <text:p>LVDS TX bit 9 or CMOS I/O</text:p>
          </table:table-cell>
          <table:table-cell table:formula="of:=INDEX([$'DE4 UG'.E$3:.E$122];MATCH([.$G41];[$'DE4 UG'.$B$3:.$B$122];0))" office:value-type="string" office:string-value="LVDS or 2.5-V" calcext:value-type="string">
            <text:p>LVDS or 2.5-V</text:p>
          </table:table-cell>
          <table:table-cell table:formula="of:=INDEX([$'DE4 UG'.F$3:.F$122];MATCH([.$G41];[$'DE4 UG'.$B$3:.$B$122];0))" office:value-type="string" office:string-value="PIN_AJ29" calcext:value-type="string">
            <text:p>PIN_AJ29</text:p>
          </table:table-cell>
          <table:table-cell/>
          <table:table-cell table:formula="of:=[AN421.B40]" office:value-type="string" office:string-value="DATA[7]" calcext:value-type="string">
            <text:p>DATA[7]</text:p>
          </table:table-cell>
          <table:table-cell table:formula="of:=[AN421.C40]" office:value-type="string" office:string-value="HSMC Connector" calcext:value-type="string">
            <text:p>HSMC Connector</text:p>
          </table:table-cell>
          <table:table-cell table:formula="of:=[AN421.D40]" office:value-type="string" office:string-value="Inout" calcext:value-type="string">
            <text:p>Inout</text:p>
          </table:table-cell>
          <table:table-cell table:formula="of:=[AN421.E40]" office:value-type="string" office:string-value="2.5V" calcext:value-type="string">
            <text:p>2.5V</text:p>
          </table:table-cell>
          <table:table-cell office:value-type="string" calcext:value-type="string">
            <text:p>DATA7</text:p>
          </table:table-cell>
          <table:table-cell table:formula="of:=INDEX([.$B$4:.$B$50];MATCH([.$Q41];[.$E$4:.$E$50];0))" office:value-type="float" office:value="61" calcext:value-type="float">
            <text:p>61</text:p>
          </table:table-cell>
          <table:table-cell table:formula="of:=INDEX([$'DE4 UG'.$F$3:.$F$122];MATCH([.$R41];[$'DE4 UG'.$B$3:.$B$122];0))" office:value-type="string" office:string-value="PIN_AE27" calcext:value-type="string">
            <text:p>PIN_AE27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D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WU_N</text:p>
          </table:table-cell>
          <table:table-cell/>
          <table:table-cell table:formula="of:=[.B42]" office:value-type="float" office:value="108" calcext:value-type="float">
            <text:p>108</text:p>
          </table:table-cell>
          <table:table-cell table:formula="of:=INDEX([$'DE4 UG'.C$3:.C$122];MATCH([.$G42];[$'DE4 UG'.$B$3:.$B$122];0))" office:value-type="string" office:string-value="HSMA_RX_p9" calcext:value-type="string">
            <text:p>HSMA_RX_p9</text:p>
          </table:table-cell>
          <table:table-cell table:formula="of:=INDEX([$'DE4 UG'.D$3:.D$122];MATCH([.$G42];[$'DE4 UG'.$B$3:.$B$122];0))" office:value-type="string" office:string-value="LVDS RX bit 9 or CMOS I/O" calcext:value-type="string">
            <text:p>LVDS RX bit 9 or CMOS I/O</text:p>
          </table:table-cell>
          <table:table-cell table:formula="of:=INDEX([$'DE4 UG'.E$3:.E$122];MATCH([.$G42];[$'DE4 UG'.$B$3:.$B$122];0))" office:value-type="string" office:string-value="LVDS or 2.5-V" calcext:value-type="string">
            <text:p>LVDS or 2.5-V</text:p>
          </table:table-cell>
          <table:table-cell table:formula="of:=INDEX([$'DE4 UG'.F$3:.F$122];MATCH([.$G42];[$'DE4 UG'.$B$3:.$B$122];0))" office:value-type="string" office:string-value="PIN_AR31" calcext:value-type="string">
            <text:p>PIN_AR31</text:p>
          </table:table-cell>
          <table:table-cell/>
          <table:table-cell table:formula="of:=[AN421.B41]" office:value-type="string" office:string-value="DATA[6]" calcext:value-type="string">
            <text:p>DATA[6]</text:p>
          </table:table-cell>
          <table:table-cell table:formula="of:=[AN421.C41]" office:value-type="string" office:string-value="HSMC Connector" calcext:value-type="string">
            <text:p>HSMC Connector</text:p>
          </table:table-cell>
          <table:table-cell table:formula="of:=[AN421.D41]" office:value-type="string" office:string-value="Inout" calcext:value-type="string">
            <text:p>Inout</text:p>
          </table:table-cell>
          <table:table-cell table:formula="of:=[AN421.E41]" office:value-type="string" office:string-value="2.5V" calcext:value-type="string">
            <text:p>2.5V</text:p>
          </table:table-cell>
          <table:table-cell office:value-type="string" calcext:value-type="string">
            <text:p>DATA6</text:p>
          </table:table-cell>
          <table:table-cell table:formula="of:=INDEX([.$B$4:.$B$50];MATCH([.$Q42];[.$E$4:.$E$50];0))" office:value-type="float" office:value="59" calcext:value-type="float">
            <text:p>59</text:p>
          </table:table-cell>
          <table:table-cell table:formula="of:=INDEX([$'DE4 UG'.$F$3:.$F$122];MATCH([.$R42];[$'DE4 UG'.$B$3:.$B$122];0))" office:value-type="string" office:string-value="PIN_AD27" calcext:value-type="string">
            <text:p>PIN_AD27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D4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_N_3</text:p>
          </table:table-cell>
          <table:table-cell/>
          <table:table-cell table:formula="of:=[.B43]" office:value-type="float" office:value="109" calcext:value-type="float">
            <text:p>109</text:p>
          </table:table-cell>
          <table:table-cell table:formula="of:=INDEX([$'DE4 UG'.C$3:.C$122];MATCH([.$G43];[$'DE4 UG'.$B$3:.$B$122];0))" office:value-type="string" office:string-value="HSMA_TX_n9" calcext:value-type="string">
            <text:p>HSMA_TX_n9</text:p>
          </table:table-cell>
          <table:table-cell table:formula="of:=INDEX([$'DE4 UG'.D$3:.D$122];MATCH([.$G43];[$'DE4 UG'.$B$3:.$B$122];0))" office:value-type="string" office:string-value="LVDS TX bit 9n or CMOS I/O" calcext:value-type="string">
            <text:p>LVDS TX bit 9n or CMOS I/O</text:p>
          </table:table-cell>
          <table:table-cell table:formula="of:=INDEX([$'DE4 UG'.E$3:.E$122];MATCH([.$G43];[$'DE4 UG'.$B$3:.$B$122];0))" office:value-type="string" office:string-value="LVDS or 2.5-V" calcext:value-type="string">
            <text:p>LVDS or 2.5-V</text:p>
          </table:table-cell>
          <table:table-cell table:formula="of:=INDEX([$'DE4 UG'.F$3:.F$122];MATCH([.$G43];[$'DE4 UG'.$B$3:.$B$122];0))" office:value-type="string" office:string-value="PIN_AK29" calcext:value-type="string">
            <text:p>PIN_AK29</text:p>
          </table:table-cell>
          <table:table-cell/>
          <table:table-cell table:formula="of:=[AN421.B42]" office:value-type="string" office:string-value="DATA[5]" calcext:value-type="string">
            <text:p>DATA[5]</text:p>
          </table:table-cell>
          <table:table-cell table:formula="of:=[AN421.C42]" office:value-type="string" office:string-value="HSMC Connector" calcext:value-type="string">
            <text:p>HSMC Connector</text:p>
          </table:table-cell>
          <table:table-cell table:formula="of:=[AN421.D42]" office:value-type="string" office:string-value="Inout" calcext:value-type="string">
            <text:p>Inout</text:p>
          </table:table-cell>
          <table:table-cell table:formula="of:=[AN421.E42]" office:value-type="string" office:string-value="2.5V" calcext:value-type="string">
            <text:p>2.5V</text:p>
          </table:table-cell>
          <table:table-cell office:value-type="string" calcext:value-type="string">
            <text:p>DATA5</text:p>
          </table:table-cell>
          <table:table-cell table:formula="of:=INDEX([.$B$4:.$B$50];MATCH([.$Q43];[.$E$4:.$E$50];0))" office:value-type="float" office:value="55" calcext:value-type="float">
            <text:p>55</text:p>
          </table:table-cell>
          <table:table-cell table:formula="of:=INDEX([$'DE4 UG'.$F$3:.$F$122];MATCH([.$R43];[$'DE4 UG'.$B$3:.$B$122];0))" office:value-type="string" office:string-value="PIN_AB31" calcext:value-type="string">
            <text:p>PIN_AB31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D4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R_N</text:p>
          </table:table-cell>
          <table:table-cell/>
          <table:table-cell table:formula="of:=[.B44]" office:value-type="float" office:value="110" calcext:value-type="float">
            <text:p>110</text:p>
          </table:table-cell>
          <table:table-cell table:formula="of:=INDEX([$'DE4 UG'.C$3:.C$122];MATCH([.$G44];[$'DE4 UG'.$B$3:.$B$122];0))" office:value-type="string" office:string-value="HSMA_RX_n9" calcext:value-type="string">
            <text:p>HSMA_RX_n9</text:p>
          </table:table-cell>
          <table:table-cell table:formula="of:=INDEX([$'DE4 UG'.D$3:.D$122];MATCH([.$G44];[$'DE4 UG'.$B$3:.$B$122];0))" office:value-type="string" office:string-value="LVDS RX bit 9n or CMOS I/O" calcext:value-type="string">
            <text:p>LVDS RX bit 9n or CMOS I/O</text:p>
          </table:table-cell>
          <table:table-cell table:formula="of:=INDEX([$'DE4 UG'.E$3:.E$122];MATCH([.$G44];[$'DE4 UG'.$B$3:.$B$122];0))" office:value-type="string" office:string-value="LVDS or 2.5-V" calcext:value-type="string">
            <text:p>LVDS or 2.5-V</text:p>
          </table:table-cell>
          <table:table-cell table:formula="of:=INDEX([$'DE4 UG'.F$3:.F$122];MATCH([.$G44];[$'DE4 UG'.$B$3:.$B$122];0))" office:value-type="string" office:string-value="PIN_AT30" calcext:value-type="string">
            <text:p>PIN_AT30</text:p>
          </table:table-cell>
          <table:table-cell/>
          <table:table-cell table:formula="of:=[AN421.B43]" office:value-type="string" office:string-value="DATA[4]" calcext:value-type="string">
            <text:p>DATA[4]</text:p>
          </table:table-cell>
          <table:table-cell table:formula="of:=[AN421.C43]" office:value-type="string" office:string-value="HSMC Connector" calcext:value-type="string">
            <text:p>HSMC Connector</text:p>
          </table:table-cell>
          <table:table-cell table:formula="of:=[AN421.D43]" office:value-type="string" office:string-value="Inout" calcext:value-type="string">
            <text:p>Inout</text:p>
          </table:table-cell>
          <table:table-cell table:formula="of:=[AN421.E43]" office:value-type="string" office:string-value="2.5V" calcext:value-type="string">
            <text:p>2.5V</text:p>
          </table:table-cell>
          <table:table-cell office:value-type="string" calcext:value-type="string">
            <text:p>DATA4</text:p>
          </table:table-cell>
          <table:table-cell table:formula="of:=INDEX([.$B$4:.$B$50];MATCH([.$Q44];[.$E$4:.$E$50];0))" office:value-type="float" office:value="53" calcext:value-type="float">
            <text:p>53</text:p>
          </table:table-cell>
          <table:table-cell table:formula="of:=INDEX([$'DE4 UG'.$F$3:.$F$122];MATCH([.$R44];[$'DE4 UG'.$B$3:.$B$122];0))" office:value-type="string" office:string-value="PIN_AB30" calcext:value-type="string">
            <text:p>PIN_AB30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D4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PIO_1</text:p>
          </table:table-cell>
          <table:table-cell/>
          <table:table-cell table:formula="of:=[.B45]" office:value-type="float" office:value="113" calcext:value-type="float">
            <text:p>113</text:p>
          </table:table-cell>
          <table:table-cell table:formula="of:=INDEX([$'DE4 UG'.C$3:.C$122];MATCH([.$G45];[$'DE4 UG'.$B$3:.$B$122];0))" office:value-type="string" office:string-value="HSMA_TX_p10" calcext:value-type="string">
            <text:p>HSMA_TX_p10</text:p>
          </table:table-cell>
          <table:table-cell table:formula="of:=INDEX([$'DE4 UG'.D$3:.D$122];MATCH([.$G45];[$'DE4 UG'.$B$3:.$B$122];0))" office:value-type="string" office:string-value="LVDS TX bit 10 or CMOS I/O" calcext:value-type="string">
            <text:p>LVDS TX bit 10 or CMOS I/O</text:p>
          </table:table-cell>
          <table:table-cell table:formula="of:=INDEX([$'DE4 UG'.E$3:.E$122];MATCH([.$G45];[$'DE4 UG'.$B$3:.$B$122];0))" office:value-type="string" office:string-value="LVDS or 2.5-V" calcext:value-type="string">
            <text:p>LVDS or 2.5-V</text:p>
          </table:table-cell>
          <table:table-cell table:formula="of:=INDEX([$'DE4 UG'.F$3:.F$122];MATCH([.$G45];[$'DE4 UG'.$B$3:.$B$122];0))" office:value-type="string" office:string-value="PIN_AD30" calcext:value-type="string">
            <text:p>PIN_AD30</text:p>
          </table:table-cell>
          <table:table-cell/>
          <table:table-cell table:formula="of:=[AN421.B44]" office:value-type="string" office:string-value="DATA[3]" calcext:value-type="string">
            <text:p>DATA[3]</text:p>
          </table:table-cell>
          <table:table-cell table:formula="of:=[AN421.C44]" office:value-type="string" office:string-value="HSMC Connector" calcext:value-type="string">
            <text:p>HSMC Connector</text:p>
          </table:table-cell>
          <table:table-cell table:formula="of:=[AN421.D44]" office:value-type="string" office:string-value="Inout" calcext:value-type="string">
            <text:p>Inout</text:p>
          </table:table-cell>
          <table:table-cell table:formula="of:=[AN421.E44]" office:value-type="string" office:string-value="2.5V" calcext:value-type="string">
            <text:p>2.5V</text:p>
          </table:table-cell>
          <table:table-cell office:value-type="string" calcext:value-type="string">
            <text:p>DATA3</text:p>
          </table:table-cell>
          <table:table-cell table:formula="of:=INDEX([.$B$4:.$B$50];MATCH([.$Q45];[.$E$4:.$E$50];0))" office:value-type="float" office:value="49" calcext:value-type="float">
            <text:p>49</text:p>
          </table:table-cell>
          <table:table-cell table:formula="of:=INDEX([$'DE4 UG'.$F$3:.$F$122];MATCH([.$R45];[$'DE4 UG'.$B$3:.$B$122];0))" office:value-type="string" office:string-value="PIN_AB28" calcext:value-type="string">
            <text:p>PIN_AB28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D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D_N</text:p>
          </table:table-cell>
          <table:table-cell/>
          <table:table-cell table:formula="of:=[.B46]" office:value-type="float" office:value="114" calcext:value-type="float">
            <text:p>114</text:p>
          </table:table-cell>
          <table:table-cell table:formula="of:=INDEX([$'DE4 UG'.C$3:.C$122];MATCH([.$G46];[$'DE4 UG'.$B$3:.$B$122];0))" office:value-type="string" office:string-value="HSMA_RX_p10" calcext:value-type="string">
            <text:p>HSMA_RX_p10</text:p>
          </table:table-cell>
          <table:table-cell table:formula="of:=INDEX([$'DE4 UG'.D$3:.D$122];MATCH([.$G46];[$'DE4 UG'.$B$3:.$B$122];0))" office:value-type="string" office:string-value="LVDS RX bit 10 or CMOS I/O" calcext:value-type="string">
            <text:p>LVDS RX bit 10 or CMOS I/O</text:p>
          </table:table-cell>
          <table:table-cell table:formula="of:=INDEX([$'DE4 UG'.E$3:.E$122];MATCH([.$G46];[$'DE4 UG'.$B$3:.$B$122];0))" office:value-type="string" office:string-value="LVDS or 2.5-V" calcext:value-type="string">
            <text:p>LVDS or 2.5-V</text:p>
          </table:table-cell>
          <table:table-cell table:formula="of:=INDEX([$'DE4 UG'.F$3:.F$122];MATCH([.$G46];[$'DE4 UG'.$B$3:.$B$122];0))" office:value-type="string" office:string-value="PIN_AT33" calcext:value-type="string">
            <text:p>PIN_AT33</text:p>
          </table:table-cell>
          <table:table-cell/>
          <table:table-cell table:formula="of:=[AN421.B45]" office:value-type="string" office:string-value="DATA[2]" calcext:value-type="string">
            <text:p>DATA[2]</text:p>
          </table:table-cell>
          <table:table-cell table:formula="of:=[AN421.C45]" office:value-type="string" office:string-value="HSMC Connector" calcext:value-type="string">
            <text:p>HSMC Connector</text:p>
          </table:table-cell>
          <table:table-cell table:formula="of:=[AN421.D45]" office:value-type="string" office:string-value="Inout" calcext:value-type="string">
            <text:p>Inout</text:p>
          </table:table-cell>
          <table:table-cell table:formula="of:=[AN421.E45]" office:value-type="string" office:string-value="2.5V" calcext:value-type="string">
            <text:p>2.5V</text:p>
          </table:table-cell>
          <table:table-cell office:value-type="string" calcext:value-type="string">
            <text:p>DATA2</text:p>
          </table:table-cell>
          <table:table-cell table:formula="of:=INDEX([.$B$4:.$B$50];MATCH([.$Q46];[.$E$4:.$E$50];0))" office:value-type="float" office:value="47" calcext:value-type="float">
            <text:p>47</text:p>
          </table:table-cell>
          <table:table-cell table:formula="of:=INDEX([$'DE4 UG'.$F$3:.$F$122];MATCH([.$R46];[$'DE4 UG'.$B$3:.$B$122];0))" office:value-type="string" office:string-value="PIN_AB27" calcext:value-type="string">
            <text:p>PIN_AB27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D5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PIO_0</text:p>
          </table:table-cell>
          <table:table-cell/>
          <table:table-cell table:formula="of:=[.B47]" office:value-type="float" office:value="115" calcext:value-type="float">
            <text:p>115</text:p>
          </table:table-cell>
          <table:table-cell table:formula="of:=INDEX([$'DE4 UG'.C$3:.C$122];MATCH([.$G47];[$'DE4 UG'.$B$3:.$B$122];0))" office:value-type="string" office:string-value="HSMA_TX_n10" calcext:value-type="string">
            <text:p>HSMA_TX_n10</text:p>
          </table:table-cell>
          <table:table-cell table:formula="of:=INDEX([$'DE4 UG'.D$3:.D$122];MATCH([.$G47];[$'DE4 UG'.$B$3:.$B$122];0))" office:value-type="string" office:string-value="LVDS TX bit 10n or CMOS I/O" calcext:value-type="string">
            <text:p>LVDS TX bit 10n or CMOS I/O</text:p>
          </table:table-cell>
          <table:table-cell table:formula="of:=INDEX([$'DE4 UG'.E$3:.E$122];MATCH([.$G47];[$'DE4 UG'.$B$3:.$B$122];0))" office:value-type="string" office:string-value="LVDS or 2.5-V" calcext:value-type="string">
            <text:p>LVDS or 2.5-V</text:p>
          </table:table-cell>
          <table:table-cell table:formula="of:=INDEX([$'DE4 UG'.F$3:.F$122];MATCH([.$G47];[$'DE4 UG'.$B$3:.$B$122];0))" office:value-type="string" office:string-value="PIN_AD31" calcext:value-type="string">
            <text:p>PIN_AD31</text:p>
          </table:table-cell>
          <table:table-cell/>
          <table:table-cell table:formula="of:=[AN421.B46]" office:value-type="string" office:string-value="DATA[1]" calcext:value-type="string">
            <text:p>DATA[1]</text:p>
          </table:table-cell>
          <table:table-cell table:formula="of:=[AN421.C46]" office:value-type="string" office:string-value="HSMC Connector" calcext:value-type="string">
            <text:p>HSMC Connector</text:p>
          </table:table-cell>
          <table:table-cell table:formula="of:=[AN421.D46]" office:value-type="string" office:string-value="Inout" calcext:value-type="string">
            <text:p>Inout</text:p>
          </table:table-cell>
          <table:table-cell table:formula="of:=[AN421.E46]" office:value-type="string" office:string-value="2.5V" calcext:value-type="string">
            <text:p>2.5V</text:p>
          </table:table-cell>
          <table:table-cell office:value-type="string" calcext:value-type="string">
            <text:p>DATA1</text:p>
          </table:table-cell>
          <table:table-cell table:formula="of:=INDEX([.$B$4:.$B$50];MATCH([.$Q47];[.$E$4:.$E$50];0))" office:value-type="float" office:value="43" calcext:value-type="float">
            <text:p>43</text:p>
          </table:table-cell>
          <table:table-cell table:formula="of:=INDEX([$'DE4 UG'.$F$3:.$F$122];MATCH([.$R47];[$'DE4 UG'.$B$3:.$B$122];0))" office:value-type="string" office:string-value="PIN_AD26" calcext:value-type="string">
            <text:p>PIN_AD26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D5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E_N</text:p>
          </table:table-cell>
          <table:table-cell/>
          <table:table-cell table:formula="of:=[.B48]" office:value-type="float" office:value="116" calcext:value-type="float">
            <text:p>116</text:p>
          </table:table-cell>
          <table:table-cell table:formula="of:=INDEX([$'DE4 UG'.C$3:.C$122];MATCH([.$G48];[$'DE4 UG'.$B$3:.$B$122];0))" office:value-type="string" office:string-value="HSMA_RX_n10" calcext:value-type="string">
            <text:p>HSMA_RX_n10</text:p>
          </table:table-cell>
          <table:table-cell table:formula="of:=INDEX([$'DE4 UG'.D$3:.D$122];MATCH([.$G48];[$'DE4 UG'.$B$3:.$B$122];0))" office:value-type="string" office:string-value="LVDS RX bit 10n or CMOS I/O" calcext:value-type="string">
            <text:p>LVDS RX bit 10n or CMOS I/O</text:p>
          </table:table-cell>
          <table:table-cell table:formula="of:=INDEX([$'DE4 UG'.E$3:.E$122];MATCH([.$G48];[$'DE4 UG'.$B$3:.$B$122];0))" office:value-type="string" office:string-value="LVDS or 2.5-V" calcext:value-type="string">
            <text:p>LVDS or 2.5-V</text:p>
          </table:table-cell>
          <table:table-cell table:formula="of:=INDEX([$'DE4 UG'.F$3:.F$122];MATCH([.$G48];[$'DE4 UG'.$B$3:.$B$122];0))" office:value-type="string" office:string-value="PIN_AU33" calcext:value-type="string">
            <text:p>PIN_AU33</text:p>
          </table:table-cell>
          <table:table-cell/>
          <table:table-cell table:formula="of:=[AN421.B47]" office:value-type="string" office:string-value="DATA[0]" calcext:value-type="string">
            <text:p>DATA[0]</text:p>
          </table:table-cell>
          <table:table-cell table:formula="of:=[AN421.C47]" office:value-type="string" office:string-value="HSMC Connector" calcext:value-type="string">
            <text:p>HSMC Connector</text:p>
          </table:table-cell>
          <table:table-cell table:formula="of:=[AN421.D47]" office:value-type="string" office:string-value="Inout" calcext:value-type="string">
            <text:p>Inout</text:p>
          </table:table-cell>
          <table:table-cell table:formula="of:=[AN421.E47]" office:value-type="string" office:string-value="2.5V" calcext:value-type="string">
            <text:p>2.5V</text:p>
          </table:table-cell>
          <table:table-cell office:value-type="string" calcext:value-type="string">
            <text:p>DATA0</text:p>
          </table:table-cell>
          <table:table-cell table:formula="of:=INDEX([.$B$4:.$B$50];MATCH([.$Q48];[.$E$4:.$E$50];0))" office:value-type="float" office:value="41" calcext:value-type="float">
            <text:p>41</text:p>
          </table:table-cell>
          <table:table-cell table:formula="of:=INDEX([$'DE4 UG'.$F$3:.$F$122];MATCH([.$R48];[$'DE4 UG'.$B$3:.$B$122];0))" office:value-type="string" office:string-value="PIN_AC26" calcext:value-type="string">
            <text:p>PIN_AC26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D5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SET_N</text:p>
          </table:table-cell>
          <table:table-cell/>
          <table:table-cell table:formula="of:=[.B49]" office:value-type="float" office:value="119" calcext:value-type="float">
            <text:p>119</text:p>
          </table:table-cell>
          <table:table-cell table:formula="of:=INDEX([$'DE4 UG'.C$3:.C$122];MATCH([.$G49];[$'DE4 UG'.$B$3:.$B$122];0))" office:value-type="string" office:string-value="HSMA_TX_p11" calcext:value-type="string">
            <text:p>HSMA_TX_p11</text:p>
          </table:table-cell>
          <table:table-cell table:formula="of:=INDEX([$'DE4 UG'.D$3:.D$122];MATCH([.$G49];[$'DE4 UG'.$B$3:.$B$122];0))" office:value-type="string" office:string-value="LVDS TX bit 11 or CMOS I/O" calcext:value-type="string">
            <text:p>LVDS TX bit 11 or CMOS I/O</text:p>
          </table:table-cell>
          <table:table-cell table:formula="of:=INDEX([$'DE4 UG'.E$3:.E$122];MATCH([.$G49];[$'DE4 UG'.$B$3:.$B$122];0))" office:value-type="string" office:string-value="LVDS or 2.5-V" calcext:value-type="string">
            <text:p>LVDS or 2.5-V</text:p>
          </table:table-cell>
          <table:table-cell table:formula="of:=INDEX([$'DE4 UG'.F$3:.F$122];MATCH([.$G49];[$'DE4 UG'.$B$3:.$B$122];0))" office:value-type="string" office:string-value="PIN_AK32" calcext:value-type="string">
            <text:p>PIN_AK32</text:p>
          </table:table-cell>
          <table:table-cell/>
          <table:table-cell table:formula="of:=[AN421.B48]" office:value-type="string" office:string-value="SRST_N" calcext:value-type="string">
            <text:p>SRST_N</text:p>
          </table:table-cell>
          <table:table-cell table:formula="of:=[AN421.C48]" office:value-type="string" office:string-value="HSMC Connector" calcext:value-type="string">
            <text:p>HSMC Connector</text:p>
          </table:table-cell>
          <table:table-cell table:formula="of:=[AN421.D48]" office:value-type="string" office:string-value="Input" calcext:value-type="string">
            <text:p>Input</text:p>
          </table:table-cell>
          <table:table-cell table:formula="of:=[AN421.E48]" office:value-type="string" office:string-value="2.5V" calcext:value-type="string">
            <text:p>2.5V</text:p>
          </table:table-cell>
          <table:table-cell office:value-type="string" calcext:value-type="string">
            <text:p>RESET_N</text:p>
          </table:table-cell>
          <table:table-cell table:formula="of:=INDEX([.$B$4:.$B$50];MATCH([.$Q49];[.$E$4:.$E$50];0))" office:value-type="float" office:value="119" calcext:value-type="float">
            <text:p>119</text:p>
          </table:table-cell>
          <table:table-cell table:formula="of:=INDEX([$'DE4 UG'.$F$3:.$F$122];MATCH([.$R49];[$'DE4 UG'.$B$3:.$B$122];0))" office:value-type="string" office:string-value="PIN_AK32" calcext:value-type="string">
            <text:p>PIN_AK32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D5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AKE_UP_N</text:p>
          </table:table-cell>
          <table:table-cell/>
          <table:table-cell table:formula="of:=[.B50]" office:value-type="float" office:value="121" calcext:value-type="float">
            <text:p>121</text:p>
          </table:table-cell>
          <table:table-cell table:formula="of:=INDEX([$'DE4 UG'.C$3:.C$122];MATCH([.$G50];[$'DE4 UG'.$B$3:.$B$122];0))" office:value-type="string" office:string-value="HSMA_TX_n11" calcext:value-type="string">
            <text:p>HSMA_TX_n11</text:p>
          </table:table-cell>
          <table:table-cell table:formula="of:=INDEX([$'DE4 UG'.D$3:.D$122];MATCH([.$G50];[$'DE4 UG'.$B$3:.$B$122];0))" office:value-type="string" office:string-value="LVDS TX bit 11n or CMOS I/O" calcext:value-type="string">
            <text:p>LVDS TX bit 11n or CMOS I/O</text:p>
          </table:table-cell>
          <table:table-cell table:formula="of:=INDEX([$'DE4 UG'.E$3:.E$122];MATCH([.$G50];[$'DE4 UG'.$B$3:.$B$122];0))" office:value-type="string" office:string-value="LVDS or 2.5-V" calcext:value-type="string">
            <text:p>LVDS or 2.5-V</text:p>
          </table:table-cell>
          <table:table-cell table:formula="of:=INDEX([$'DE4 UG'.F$3:.F$122];MATCH([.$G50];[$'DE4 UG'.$B$3:.$B$122];0))" office:value-type="string" office:string-value="PIN_AL32" calcext:value-type="string">
            <text:p>PIN_AL32</text:p>
          </table:table-cell>
          <table:table-cell table:number-columns-repeated="2"/>
          <table:table-cell office:value-type="string" calcext:value-type="string">
            <text:p>HSMC Connector</text:p>
          </table:table-cell>
          <table:table-cell table:number-columns-repeated="2"/>
          <table:table-cell office:value-type="string" calcext:value-type="string">
            <text:p>WAKE_UP_N</text:p>
          </table:table-cell>
          <table:table-cell table:formula="of:=INDEX([.$B$4:.$B$50];MATCH([.$Q50];[.$E$4:.$E$50];0))" office:value-type="float" office:value="121" calcext:value-type="float">
            <text:p>121</text:p>
          </table:table-cell>
          <table:table-cell table:formula="of:=INDEX([$'DE4 UG'.$F$3:.$F$122];MATCH([.$R50];[$'DE4 UG'.$B$3:.$B$122];0))" office:value-type="string" office:string-value="PIN_AL32" calcext:value-type="string">
            <text:p>PIN_AL32</text:p>
          </table:table-cell>
        </table:table-row>
        <table:table-row table:style-name="ro1" table:number-rows-repeated="5">
          <table:table-cell/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ce3" table:number-columns-repeated="6"/>
          <table:table-cell table:style-name="Default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ce3" table:number-columns-repeated="6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15:58:57.948360704</meta:creation-date>
    <meta:generator>LibreOffice/5.1.4.2$Linux_X86_64 LibreOffice_project/10m0$Build-2</meta:generator>
    <dc:date>2017-06-08T17:47:09.554869305</dc:date>
    <meta:editing-duration>PT1H16M57S</meta:editing-duration>
    <meta:editing-cycles>29</meta:editing-cycles>
    <meta:document-statistic meta:table-count="5" meta:cell-count="2850" meta:object-count="0"/>
  </office:meta>
</office:document-meta>
</file>